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Andale Sans UI" svg:font-family="Andale Sans UI" style:font-family-generic="system" style:font-pitch="variable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WenQuanYi Micro Hei" svg:font-family="WenQuanYi Micro Hei" style:font-family-generic="system" style:font-pitch="variable"/>
    <style:font-face style:name="monospace" svg:font-family="monospace" style:font-family-generic="roman" style:font-pitch="variable"/>
    <style:font-face style:name="inherit" svg:font-family="inherit" style:font-family-generic="system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5833in" text:min-label-width="0.25in" text:list-level-position-and-space-mode="label-alignment">
          <style:list-level-label-alignment text:label-followed-by="listtab" fo:margin-left="0.8333in" fo:text-indent="-0.25in"/>
        </style:list-level-properties>
        <style:text-properties style:font-name="OpenSymbol"/>
      </text:list-level-style-bullet>
      <text:list-level-style-bullet text:level="2" text:style-name="WW_CharLFO18LVL2" text:bullet-char="◦">
        <style:list-level-properties text:space-before="0.8333in" text:min-label-width="0.25in" text:list-level-position-and-space-mode="label-alignment">
          <style:list-level-label-alignment text:label-followed-by="listtab" fo:margin-left="1.0833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1.0833in" text:min-label-width="0.25in" text:list-level-position-and-space-mode="label-alignment">
          <style:list-level-label-alignment text:label-followed-by="listtab" fo:margin-left="1.3333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.3333in" text:min-label-width="0.25in" text:list-level-position-and-space-mode="label-alignment">
          <style:list-level-label-alignment text:label-followed-by="listtab" fo:margin-left="1.5833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1.5833in" text:min-label-width="0.25in" text:list-level-position-and-space-mode="label-alignment">
          <style:list-level-label-alignment text:label-followed-by="listtab" fo:margin-left="1.8333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1.8333in" text:min-label-width="0.25in" text:list-level-position-and-space-mode="label-alignment">
          <style:list-level-label-alignment text:label-followed-by="listtab" fo:margin-left="2.0833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2.0833in" text:min-label-width="0.25in" text:list-level-position-and-space-mode="label-alignment">
          <style:list-level-label-alignment text:label-followed-by="listtab" fo:margin-left="2.3333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2.3333in" text:min-label-width="0.25in" text:list-level-position-and-space-mode="label-alignment">
          <style:list-level-label-alignment text:label-followed-by="listtab" fo:margin-left="2.5833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.5833in" text:min-label-width="0.25in" text:list-level-position-and-space-mode="label-alignment">
          <style:list-level-label-alignment text:label-followed-by="listtab" fo:margin-left="2.8333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5881in" text:min-label-width="0.25in" text:list-level-position-and-space-mode="label-alignment">
          <style:list-level-label-alignment text:label-followed-by="listtab" fo:margin-left="0.8381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0.8381in" text:min-label-width="0.25in" text:list-level-position-and-space-mode="label-alignment">
          <style:list-level-label-alignment text:label-followed-by="listtab" fo:margin-left="1.0881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1.0881in" text:min-label-width="0.25in" text:list-level-position-and-space-mode="label-alignment">
          <style:list-level-label-alignment text:label-followed-by="listtab" fo:margin-left="1.338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.3381in" text:min-label-width="0.25in" text:list-level-position-and-space-mode="label-alignment">
          <style:list-level-label-alignment text:label-followed-by="listtab" fo:margin-left="1.5881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5881in" text:min-label-width="0.25in" text:list-level-position-and-space-mode="label-alignment">
          <style:list-level-label-alignment text:label-followed-by="listtab" fo:margin-left="1.8381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8381in" text:min-label-width="0.25in" text:list-level-position-and-space-mode="label-alignment">
          <style:list-level-label-alignment text:label-followed-by="listtab" fo:margin-left="2.0881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2.0881in" text:min-label-width="0.25in" text:list-level-position-and-space-mode="label-alignment">
          <style:list-level-label-alignment text:label-followed-by="listtab" fo:margin-left="2.3381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.3381in" text:min-label-width="0.25in" text:list-level-position-and-space-mode="label-alignment">
          <style:list-level-label-alignment text:label-followed-by="listtab" fo:margin-left="2.5881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5881in" text:min-label-width="0.25in" text:list-level-position-and-space-mode="label-alignment">
          <style:list-level-label-alignment text:label-followed-by="listtab" fo:margin-left="2.8381in" fo:text-indent="-0.25in"/>
        </style:list-level-properties>
        <style:text-properties style:font-name="OpenSymbol"/>
      </text:list-level-style-bullet>
    </text:list-style>
    <style:style style:name="P1" style:parent-style-name="TOC1" style:master-page-name="MP0" style:family="paragraph">
      <style:paragraph-properties fo:break-before="page">
        <style:tab-stops>
          <style:tab-stop style:type="right" style:leader-style="dotted" style:leader-text="." style:position="6.918in"/>
        </style:tab-stops>
      </style:paragraph-properties>
    </style:style>
    <style:style style:name="P3" style:parent-style-name="TO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918in"/>
        </style:tab-stops>
      </style:paragraph-properties>
    </style:style>
    <style:style style:name="T4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5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6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7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8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9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10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1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12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3" style:parent-style-name="TO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918in"/>
        </style:tab-stops>
      </style:paragraph-properties>
    </style:style>
    <style:style style:name="T14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5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16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7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18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9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20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21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22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23" style:parent-style-name="TO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918in"/>
        </style:tab-stops>
      </style:paragraph-properties>
    </style:style>
    <style:style style:name="T24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25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26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27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28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29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30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31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32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33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34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35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36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37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38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39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40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41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42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43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44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45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46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47" style:parent-style-name="TO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918in"/>
        </style:tab-stops>
      </style:paragraph-properties>
    </style:style>
    <style:style style:name="T48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49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50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T51" style:parent-style-name="Hyperlink" style:family="text">
      <style:text-properties style:font-name="WenQuanYi Micro Hei" style:font-name-asian="WenQuanYi Micro Hei"/>
    </style:style>
    <style:style style:name="P52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53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54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55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56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57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58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59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60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61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62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63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64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65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66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67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68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69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70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71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72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73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74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75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76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77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78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79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80" style:parent-style-name="TOC2" style:family="paragraph">
      <style:paragraph-properties>
        <style:tab-stops>
          <style:tab-stop style:type="right" style:leader-style="dotted" style:leader-text="." style:position="0.5972in"/>
          <style:tab-stop style:type="right" style:leader-style="dotted" style:leader-text="." style:position="6.7513in"/>
        </style:tab-stops>
      </style:paragraph-properties>
    </style:style>
    <style:style style:name="T81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82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83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84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85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86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87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88" style:parent-style-name="TO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918in"/>
        </style:tab-stops>
      </style:paragraph-properties>
    </style:style>
    <style:style style:name="T89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90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91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92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93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94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95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96" style:parent-style-name="TO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918in"/>
        </style:tab-stops>
      </style:paragraph-properties>
    </style:style>
    <style:style style:name="T97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98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99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00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101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02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103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04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105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06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107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08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109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10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111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12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113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14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115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16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117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T118" style:parent-style-name="Hyperlink" style:family="text">
      <style:text-properties style:font-name="Liberation Mono" style:font-name-asian="Liberation Mono" style:font-name-complex="Liberation Mono"/>
    </style:style>
    <style:style style:name="P119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120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21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122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23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124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25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126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27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128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29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130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31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132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33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134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35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136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37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138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39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140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41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142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43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144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45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146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47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148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T149" style:parent-style-name="Hyperlink" style:family="text">
      <style:text-properties style:font-name="DengXian" style:font-name-asian="DengXian" style:language-asian="zh" style:country-asian="CN"/>
    </style:style>
    <style:style style:name="P150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151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52" style:parent-style-name="TOC2" style:family="paragraph">
      <style:paragraph-properties>
        <style:tab-stops>
          <style:tab-stop style:type="right" style:leader-style="dotted" style:leader-text="." style:position="0.5972in"/>
          <style:tab-stop style:type="right" style:leader-style="dotted" style:leader-text="." style:position="6.7513in"/>
        </style:tab-stops>
      </style:paragraph-properties>
    </style:style>
    <style:style style:name="T153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54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155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56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157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58" style:parent-style-name="TOC2" style:family="paragraph">
      <style:paragraph-properties>
        <style:tab-stops>
          <style:tab-stop style:type="right" style:leader-style="dotted" style:leader-text="." style:position="0.5972in"/>
          <style:tab-stop style:type="right" style:leader-style="dotted" style:leader-text="." style:position="6.7513in"/>
        </style:tab-stops>
      </style:paragraph-properties>
    </style:style>
    <style:style style:name="T159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60" style:parent-style-name="TO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918in"/>
        </style:tab-stops>
      </style:paragraph-properties>
    </style:style>
    <style:style style:name="T161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62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163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64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165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66" style:parent-style-name="TO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918in"/>
        </style:tab-stops>
      </style:paragraph-properties>
    </style:style>
    <style:style style:name="T167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68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169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70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171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72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173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74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175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76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177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78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179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80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181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82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183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T184" style:parent-style-name="Hyperlink" style:family="text">
      <style:text-properties style:font-name="Liberation Mono" style:font-name-asian="Liberation Mono" style:font-name-complex="Liberation Mono"/>
    </style:style>
    <style:style style:name="P185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186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T187" style:parent-style-name="Hyperlink" style:family="text">
      <style:text-properties style:font-name="Liberation Mono" style:font-name-asian="Liberation Mono" style:font-name-complex="Liberation Mono"/>
    </style:style>
    <style:style style:name="P188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189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T190" style:parent-style-name="Hyperlink" style:family="text">
      <style:text-properties style:font-name="Liberation Mono" style:font-name-asian="Liberation Mono" style:font-name-complex="Liberation Mono"/>
    </style:style>
    <style:style style:name="T191" style:parent-style-name="Hyperlink" style:family="text">
      <style:text-properties style:font-name="Liberation Mono" style:font-name-asian="Liberation Mono" style:font-name-complex="Liberation Mono"/>
    </style:style>
    <style:style style:name="P192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193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94" style:parent-style-name="TO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918in"/>
        </style:tab-stops>
      </style:paragraph-properties>
    </style:style>
    <style:style style:name="T195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96" style:parent-style-name="TOC2" style:family="paragraph">
      <style:paragraph-properties>
        <style:tab-stops>
          <style:tab-stop style:type="right" style:leader-style="dotted" style:leader-text="." style:position="0.5972in"/>
          <style:tab-stop style:type="right" style:leader-style="dotted" style:leader-text="." style:position="6.7513in"/>
        </style:tab-stops>
      </style:paragraph-properties>
    </style:style>
    <style:style style:name="T197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T198" style:parent-style-name="Hyperlink" style:family="text">
      <style:text-properties style:font-name="Liberation Mono" style:font-name-asian="Liberation Mono" style:font-name-complex="Liberation Mono"/>
    </style:style>
    <style:style style:name="P199" style:parent-style-name="TOC2" style:family="paragraph">
      <style:paragraph-properties>
        <style:tab-stops>
          <style:tab-stop style:type="right" style:leader-style="dotted" style:leader-text="." style:position="0.5972in"/>
          <style:tab-stop style:type="right" style:leader-style="dotted" style:leader-text="." style:position="6.7513in"/>
        </style:tab-stops>
      </style:paragraph-properties>
    </style:style>
    <style:style style:name="T200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201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202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203" style:parent-style-name="TOC2" style:family="paragraph">
      <style:paragraph-properties>
        <style:tab-stops>
          <style:tab-stop style:type="right" style:leader-style="dotted" style:leader-text="." style:position="0.5972in"/>
          <style:tab-stop style:type="right" style:leader-style="dotted" style:leader-text="." style:position="6.7513in"/>
        </style:tab-stops>
      </style:paragraph-properties>
    </style:style>
    <style:style style:name="T204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T205" style:parent-style-name="Hyperlink" style:family="text">
      <style:text-properties style:font-name="Liberation Mono" style:font-name-asian="Liberation Mono" style:font-name-complex="Liberation Mono"/>
    </style:style>
    <style:style style:name="T206" style:parent-style-name="Hyperlink" style:family="text">
      <style:text-properties style:font-name="Liberation Mono" style:font-name-asian="Liberation Mono" style:font-name-complex="Liberation Mono"/>
    </style:style>
    <style:style style:name="P207" style:parent-style-name="TOC2" style:family="paragraph">
      <style:paragraph-properties>
        <style:tab-stops>
          <style:tab-stop style:type="right" style:leader-style="dotted" style:leader-text="." style:position="0.5972in"/>
          <style:tab-stop style:type="right" style:leader-style="dotted" style:leader-text="." style:position="6.7513in"/>
        </style:tab-stops>
      </style:paragraph-properties>
    </style:style>
    <style:style style:name="T208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209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210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T211" style:parent-style-name="Hyperlink" style:family="text">
      <style:text-properties style:font-name="monospace" style:font-name-asian="Liberation Mono" style:font-name-complex="Liberation Mono"/>
    </style:style>
    <style:style style:name="P212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213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214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215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216" style:parent-style-name="TO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918in"/>
        </style:tab-stops>
      </style:paragraph-properties>
    </style:style>
    <style:style style:name="T217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218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219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220" style:parent-style-name="TO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918in"/>
        </style:tab-stops>
      </style:paragraph-properties>
    </style:style>
    <style:style style:name="T221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222" style:parent-style-name="TOC2" style:family="paragraph">
      <style:paragraph-properties>
        <style:tab-stops>
          <style:tab-stop style:type="right" style:leader-style="dotted" style:leader-text="." style:position="0.5972in"/>
          <style:tab-stop style:type="right" style:leader-style="dotted" style:leader-text="." style:position="6.7513in"/>
        </style:tab-stops>
      </style:paragraph-properties>
    </style:style>
    <style:style style:name="T223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T224" style:parent-style-name="Hyperlink" style:family="text">
      <style:text-properties style:font-name="Liberation Mono" style:font-name-asian="Liberation Mono" style:font-name-complex="Liberation Mono"/>
    </style:style>
    <style:style style:name="P225" style:parent-style-name="TOC2" style:family="paragraph">
      <style:paragraph-properties>
        <style:tab-stops>
          <style:tab-stop style:type="right" style:leader-style="dotted" style:leader-text="." style:position="0.5972in"/>
          <style:tab-stop style:type="right" style:leader-style="dotted" style:leader-text="." style:position="6.7513in"/>
        </style:tab-stops>
      </style:paragraph-properties>
    </style:style>
    <style:style style:name="T226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T227" style:parent-style-name="Hyperlink" style:family="text">
      <style:text-properties style:font-name="Liberation Mono" style:font-name-asian="Liberation Mono" style:font-name-complex="Liberation Mono"/>
    </style:style>
    <style:style style:name="P228" style:parent-style-name="TOC2" style:family="paragraph">
      <style:paragraph-properties>
        <style:tab-stops>
          <style:tab-stop style:type="right" style:leader-style="dotted" style:leader-text="." style:position="0.5972in"/>
          <style:tab-stop style:type="right" style:leader-style="dotted" style:leader-text="." style:position="6.7513in"/>
        </style:tab-stops>
      </style:paragraph-properties>
    </style:style>
    <style:style style:name="T229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T230" style:parent-style-name="Hyperlink" style:family="text">
      <style:text-properties style:font-name="Liberation Mono" style:font-name-asian="Liberation Mono" style:font-name-complex="Liberation Mono"/>
    </style:style>
    <style:style style:name="T231" style:parent-style-name="Hyperlink" style:family="text">
      <style:text-properties style:font-name="Liberation Mono" style:font-name-asian="Liberation Mono" style:font-name-complex="Liberation Mono"/>
    </style:style>
    <style:style style:name="P232" style:parent-style-name="Normal" style:family="paragraph">
      <style:text-properties style:font-name="Arial" style:font-name-asian="Andale Sans UI" fo:font-weight="bold" style:font-weight-asian="bold" style:font-weight-complex="bold" fo:font-size="14pt" style:font-size-asian="14pt" style:font-size-complex="14pt" fo:hyphenate="true"/>
    </style:style>
    <style:style style:name="P233" style:parent-style-name="Normal" style:family="paragraph">
      <style:paragraph-properties fo:break-before="page"/>
      <style:text-properties fo:hyphenate="true"/>
    </style:style>
    <style:style style:name="T234" style:parent-style-name="SourceText" style:family="text">
      <style:text-properties style:font-name="monospace" fo:color="#000000" fo:background-color="#FFFFFF"/>
    </style:style>
    <style:style style:name="T235" style:parent-style-name="SourceText" style:family="text">
      <style:text-properties style:font-name="monospace"/>
    </style:style>
    <style:style style:name="T236" style:parent-style-name="SourceText" style:family="text">
      <style:text-properties style:font-name="monospace"/>
    </style:style>
    <style:style style:name="P237" style:parent-style-name="PreformattedText" style:family="paragraph">
      <style:paragraph-properties fo:margin-bottom="0.1965in"/>
    </style:style>
    <style:style style:name="T238" style:parent-style-name="DefaultParagraphFont" style:family="text">
      <style:text-properties style:font-name="monospace" fo:color="#000000" fo:background-color="#FFFFFF"/>
    </style:style>
    <style:style style:name="T239" style:parent-style-name="DefaultParagraphFont" style:family="text">
      <style:text-properties style:font-name="monospace"/>
    </style:style>
    <style:style style:name="T240" style:parent-style-name="DefaultParagraphFont" style:family="text">
      <style:text-properties style:font-name="monospace"/>
    </style:style>
    <style:style style:name="T241" style:parent-style-name="DefaultParagraphFont" style:family="text">
      <style:text-properties style:font-name="monospace"/>
    </style:style>
    <style:style style:name="T242" style:parent-style-name="DefaultParagraphFont" style:family="text">
      <style:text-properties style:font-name="monospace"/>
    </style:style>
    <style:style style:name="P243" style:parent-style-name="Textbody" style:family="paragraph">
      <style:text-properties style:font-name="monospace"/>
    </style:style>
    <style:style style:name="P244" style:parent-style-name="Textbody" style:family="paragraph">
      <style:text-properties style:font-name="monospace"/>
    </style:style>
    <style:style style:name="P245" style:parent-style-name="Textbody" style:family="paragraph">
      <style:text-properties style:font-name="monospace" fo:color="#000000" fo:background-color="#FFFFFF"/>
    </style:style>
    <style:style style:name="P246" style:parent-style-name="Textbody" style:family="paragraph">
      <style:text-properties style:font-name="monospace" fo:color="#000000" fo:background-color="#FFFFFF"/>
    </style:style>
    <style:style style:name="P247" style:parent-style-name="Textbody" style:family="paragraph">
      <style:text-properties style:font-name="monospace"/>
    </style:style>
    <style:style style:name="P248" style:parent-style-name="Textbody" style:family="paragraph">
      <style:paragraph-properties fo:margin-bottom="0in" fo:line-height="135%"/>
      <style:text-properties style:font-name="Arial" fo:color="#000000" fo:font-size="11pt" style:font-size-asian="11pt"/>
    </style:style>
    <style:style style:name="P249" style:parent-style-name="Textbody" style:family="paragraph">
      <style:paragraph-properties fo:margin-bottom="0in" fo:line-height="135%"/>
      <style:text-properties style:font-name="Arial" fo:color="#000000" fo:font-size="11pt" style:font-size-asian="11pt"/>
    </style:style>
    <style:style style:name="P250" style:parent-style-name="Textbody" style:family="paragraph">
      <style:paragraph-properties fo:margin-bottom="0in" fo:line-height="135%"/>
      <style:text-properties style:font-name="Arial" fo:color="#000000" fo:font-size="11pt" style:font-size-asian="11pt"/>
    </style:style>
    <style:style style:name="P251" style:parent-style-name="Textbody" style:family="paragraph">
      <style:paragraph-properties fo:margin-bottom="0in" fo:line-height="135%"/>
      <style:text-properties style:font-name="Arial" fo:color="#000000" fo:font-size="11pt" style:font-size-asian="11pt"/>
    </style:style>
    <style:style style:name="P252" style:parent-style-name="Textbody" style:family="paragraph">
      <style:paragraph-properties fo:margin-bottom="0in" fo:line-height="135%"/>
      <style:text-properties style:font-name="Arial" fo:color="#000000" fo:font-size="11pt" style:font-size-asian="11pt"/>
    </style:style>
    <style:style style:name="P253" style:parent-style-name="Textbody" style:family="paragraph">
      <style:paragraph-properties fo:margin-bottom="0in" fo:line-height="135%"/>
      <style:text-properties style:font-name="Arial" fo:color="#000000" fo:font-size="11pt" style:font-size-asian="11pt"/>
    </style:style>
    <style:style style:name="P254" style:parent-style-name="Textbody" style:family="paragraph">
      <style:paragraph-properties fo:margin-bottom="0in" fo:line-height="135%"/>
    </style:style>
    <style:style style:name="T255" style:parent-style-name="DefaultParagraphFont" style:family="text">
      <style:text-properties style:font-name="Arial" fo:color="#1155CC" fo:font-size="11pt" style:font-size-asian="11pt" style:text-underline-type="single" style:text-underline-style="solid" style:text-underline-width="auto" style:text-underline-mode="continuous"/>
    </style:style>
    <style:style style:name="P256" style:parent-style-name="Textbody" style:family="paragraph">
      <style:text-properties style:font-name="Arial" style:font-name-complex="Arial"/>
    </style:style>
    <style:style style:name="P257" style:parent-style-name="Textbody" style:family="paragraph">
      <style:text-properties style:font-name="Arial" style:font-name-complex="Arial"/>
    </style:style>
    <style:style style:name="P258" style:parent-style-name="Textbody" style:family="paragraph">
      <style:text-properties style:font-name="Arial" style:font-name-complex="Arial"/>
    </style:style>
    <style:style style:name="P259" style:parent-style-name="Textbody" style:family="paragraph">
      <style:text-properties style:font-name="Arial" style:font-name-complex="Arial"/>
    </style:style>
    <style:style style:name="P260" style:parent-style-name="Textbody" style:family="paragraph">
      <style:text-properties style:font-name="Arial" style:font-name-complex="Arial"/>
    </style:style>
    <style:style style:name="P261" style:parent-style-name="Textbody" style:family="paragraph">
      <style:text-properties style:font-name="Arial" style:font-name-complex="Arial"/>
    </style:style>
    <style:style style:name="P262" style:parent-style-name="Textbody" style:family="paragraph">
      <style:text-properties style:font-name="Arial" style:font-name-complex="Arial"/>
    </style:style>
    <style:style style:name="P263" style:parent-style-name="Textbody" style:family="paragraph">
      <style:text-properties style:font-name="Arial" style:font-name-complex="Arial"/>
    </style:style>
    <style:style style:name="P264" style:parent-style-name="Normal" style:family="paragraph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65" style:parent-style-name="DefaultParagraphFont" style:family="text">
      <style:text-properties style:font-name="inherit" style:font-name-asian="Times New Roman" style:font-name-complex="Courier New" style:letter-kerning="false" fo:font-size="10pt" style:font-size-asian="10pt" style:font-size-complex="10pt" style:language-asian="zh" style:country-asian="CN" style:language-complex="ar" style:country-complex="SA"/>
    </style:style>
    <style:style style:name="T266" style:parent-style-name="DefaultParagraphFont" style:family="text">
      <style:text-properties style:language-asian="zh" style:country-asian="CN"/>
    </style:style>
    <style:style style:name="P267" style:parent-style-name="Textbody" style:family="paragraph">
      <style:text-properties style:language-asian="zh" style:country-asian="CN"/>
    </style:style>
    <style:style style:name="P268" style:parent-style-name="Textbody" style:family="paragraph">
      <style:text-properties style:font-name="Arial" style:font-name-complex="Arial"/>
    </style:style>
    <style:style style:name="P269" style:parent-style-name="Textbody" style:family="paragraph">
      <style:text-properties style:font-name="Arial" style:font-name-complex="Arial"/>
    </style:style>
    <style:style style:name="P270" style:parent-style-name="Textbody" style:family="paragraph"/>
    <style:style style:name="P271" style:parent-style-name="Textbody" style:family="paragraph"/>
    <style:style style:name="P272" style:parent-style-name="Textbody" style:family="paragraph">
      <style:text-properties style:font-name="monospace"/>
    </style:style>
    <style:style style:name="T273" style:parent-style-name="DefaultParagraphFont" style:family="text">
      <style:text-properties style:language-asian="zh" style:country-asian="CN"/>
    </style:style>
    <style:style style:name="P274" style:parent-style-name="Textbody" style:family="paragraph">
      <style:paragraph-properties fo:text-indent="0.1666in"/>
    </style:style>
    <style:style style:name="P275" style:parent-style-name="Textbody" style:family="paragraph">
      <style:paragraph-properties fo:text-indent="0.1666in"/>
    </style:style>
    <style:style style:name="P276" style:parent-style-name="Textbody" style:family="paragraph">
      <style:paragraph-properties fo:text-indent="0.1666in"/>
    </style:style>
    <style:style style:name="P277" style:parent-style-name="Textbody" style:family="paragraph">
      <style:paragraph-properties fo:text-indent="0.1666in"/>
    </style:style>
    <style:style style:name="P278" style:parent-style-name="Textbody" style:family="paragraph">
      <style:paragraph-properties fo:text-indent="0.1666in"/>
    </style:style>
    <style:style style:name="P279" style:parent-style-name="Textbody" style:family="paragraph">
      <style:paragraph-properties fo:text-indent="0.1666in"/>
    </style:style>
    <style:style style:name="T280" style:parent-style-name="DefaultParagraphFont" style:family="text">
      <style:text-properties style:font-name="monospace" fo:color="#000000" fo:font-size="10pt" style:font-size-asian="10pt" fo:background-color="#E8F2FE"/>
    </style:style>
    <style:style style:name="T281" style:parent-style-name="DefaultParagraphFont" style:family="text">
      <style:text-properties style:font-name="monospace" fo:color="#000000" fo:font-size="10pt" style:font-size-asian="10pt" fo:background-color="#E8F2FE"/>
    </style:style>
    <style:style style:name="T282" style:parent-style-name="DefaultParagraphFont" style:family="text">
      <style:text-properties style:font-name="monospace" fo:color="#000000" fo:font-size="10pt" style:font-size-asian="10pt" fo:background-color="#E8F2FE"/>
    </style:style>
    <style:style style:name="T283" style:parent-style-name="DefaultParagraphFont" style:family="text">
      <style:text-properties style:font-name="monospace" fo:color="#000000" fo:font-size="10pt" style:font-size-asian="10pt" fo:background-color="#E8F2FE"/>
    </style:style>
    <style:style style:name="P284" style:parent-style-name="Textbody" style:family="paragraph">
      <style:text-properties style:font-name="WenQuanYi Micro Hei" style:font-name-asian="WenQuanYi Micro Hei"/>
    </style:style>
    <style:style style:name="P285" style:parent-style-name="Standard" style:family="paragraph">
      <style:text-properties style:font-name="monospace" fo:color="#000000" fo:font-size="10pt" style:font-size-asian="10pt"/>
    </style:style>
    <style:style style:name="P286" style:parent-style-name="Standard" style:family="paragraph">
      <style:text-properties style:font-name="monospace" fo:color="#000000" fo:font-size="10pt" style:font-size-asian="10pt"/>
    </style:style>
    <style:style style:name="P287" style:parent-style-name="Standard" style:family="paragraph">
      <style:text-properties style:font-name="monospace" fo:color="#000000" fo:font-size="10pt" style:font-size-asian="10pt"/>
    </style:style>
    <style:style style:name="T288" style:parent-style-name="DefaultParagraphFont" style:family="text">
      <style:text-properties style:font-name="monospace" fo:color="#000000" fo:font-size="10pt" style:font-size-asian="10pt"/>
    </style:style>
    <style:style style:name="T289" style:parent-style-name="DefaultParagraphFont" style:family="text">
      <style:text-properties style:font-name="monospace" fo:color="#000000" fo:font-size="10pt" style:font-size-asian="10pt"/>
    </style:style>
    <style:style style:name="T290" style:parent-style-name="DefaultParagraphFont" style:family="text">
      <style:text-properties style:font-name="monospace" fo:color="#000000" fo:font-size="10pt" style:font-size-asian="10pt"/>
    </style:style>
    <style:style style:name="P291" style:parent-style-name="Standard" style:family="paragraph">
      <style:text-properties style:font-name="monospace" fo:color="#000000" fo:font-size="10pt" style:font-size-asian="10pt"/>
    </style:style>
    <style:style style:name="T292" style:parent-style-name="DefaultParagraphFont" style:family="text">
      <style:text-properties fo:font-weight="bold" style:font-weight-asian="bold"/>
    </style:style>
    <style:style style:name="T293" style:parent-style-name="DefaultParagraphFont" style:family="text">
      <style:text-properties fo:font-weight="bold" style:font-weight-asian="bold"/>
    </style:style>
    <style:style style:name="T294" style:parent-style-name="DefaultParagraphFont" style:family="text">
      <style:text-properties fo:font-weight="bold" style:font-weight-asian="bold"/>
    </style:style>
    <style:style style:name="T295" style:parent-style-name="DefaultParagraphFont" style:family="text">
      <style:text-properties fo:font-weight="bold" style:font-weight-asian="bold"/>
    </style:style>
    <style:style style:name="T296" style:parent-style-name="DefaultParagraphFont" style:family="text">
      <style:text-properties style:font-name="WenQuanYi Micro Hei" style:font-name-asian="WenQuanYi Micro Hei"/>
    </style:style>
    <style:style style:name="P297" style:parent-style-name="Textbody" style:family="paragraph">
      <style:text-properties style:font-name="WenQuanYi Micro Hei" style:font-name-asian="WenQuanYi Micro Hei"/>
    </style:style>
    <style:style style:name="P298" style:parent-style-name="Textbody" style:family="paragraph">
      <style:text-properties style:font-name="WenQuanYi Micro Hei" style:font-name-asian="WenQuanYi Micro Hei"/>
    </style:style>
    <style:style style:name="P299" style:parent-style-name="Textbody" style:family="paragraph">
      <style:text-properties style:font-name="WenQuanYi Micro Hei" style:font-name-asian="WenQuanYi Micro Hei"/>
    </style:style>
    <style:style style:name="T300" style:parent-style-name="DefaultParagraphFont" style:family="text">
      <style:text-properties style:font-name="WenQuanYi Micro Hei" style:font-name-asian="WenQuanYi Micro Hei"/>
    </style:style>
    <style:style style:name="P301" style:parent-style-name="Textbody" style:family="paragraph">
      <style:paragraph-properties fo:text-indent="0.1666in"/>
    </style:style>
    <style:style style:name="P302" style:parent-style-name="Textbody" style:family="paragraph">
      <style:paragraph-properties fo:text-indent="0.1666in"/>
    </style:style>
    <style:style style:name="P303" style:parent-style-name="Heading2" style:family="paragraph">
      <style:text-properties style:language-asian="zh" style:country-asian="CN"/>
    </style:style>
    <style:style style:name="P304" style:parent-style-name="Textbody" style:family="paragraph">
      <style:text-properties style:language-asian="zh" style:country-asian="CN"/>
    </style:style>
    <style:style style:name="T305" style:parent-style-name="Hyperlink" style:family="text">
      <style:text-properties style:language-asian="zh" style:country-asian="CN"/>
    </style:style>
    <style:style style:name="P306" style:parent-style-name="Textbody" style:family="paragraph">
      <style:text-properties style:language-asian="zh" style:country-asian="CN"/>
    </style:style>
    <style:style style:name="P307" style:parent-style-name="Textbody" style:family="paragraph"/>
    <style:style style:name="P308" style:parent-style-name="Textbody" style:family="paragraph"/>
    <style:style style:name="P309" style:parent-style-name="Textbody" style:family="paragraph"/>
    <style:style style:name="P310" style:parent-style-name="Textbody" style:family="paragraph"/>
    <style:style style:name="P311" style:parent-style-name="PreformattedText" style:family="paragraph">
      <style:paragraph-properties fo:margin-bottom="0.1965in"/>
    </style:style>
    <style:style style:name="P312" style:parent-style-name="PreformattedText" style:family="paragraph">
      <style:paragraph-properties fo:margin-bottom="0.1965in"/>
    </style:style>
    <style:style style:name="T313" style:parent-style-name="SourceText" style:family="text">
      <style:text-properties style:font-name="inherit" fo:color="#303336" fo:font-size="10.5pt" style:font-size-asian="10.5pt" fo:background-color="#EFF0F1"/>
    </style:style>
    <style:style style:name="P314" style:parent-style-name="PreformattedText" style:family="paragraph">
      <style:paragraph-properties fo:widows="2" fo:orphans="2" fo:background-color="#EFF0F1"/>
    </style:style>
    <style:style style:name="T315" style:parent-style-name="SourceText" style:family="text">
      <style:text-properties style:font-name="inherit" fo:color="#303336" fo:font-size="10.5pt" style:font-size-asian="10.5pt" fo:background-color="#EFF0F1"/>
    </style:style>
    <style:style style:name="T316" style:parent-style-name="DefaultParagraphFont" style:family="text">
      <style:text-properties style:font-name="monospace"/>
    </style:style>
    <style:style style:name="P317" style:parent-style-name="Standard" style:family="paragraph">
      <style:text-properties style:font-name="monospace"/>
    </style:style>
    <style:style style:name="T318" style:parent-style-name="DefaultParagraphFont" style:family="text">
      <style:text-properties style:language-asian="zh" style:country-asian="CN"/>
    </style:style>
    <style:style style:name="P319" style:parent-style-name="Standard" style:family="paragraph">
      <style:text-properties style:font-name="monospace" fo:color="#000000" fo:font-size="10pt" style:font-size-asian="10pt"/>
    </style:style>
    <style:style style:name="P320" style:parent-style-name="Standard" style:family="paragraph">
      <style:text-properties style:font-name="monospace" fo:color="#000000" fo:font-size="10pt" style:font-size-asian="10pt"/>
    </style:style>
    <style:style style:name="P321" style:parent-style-name="Standard" style:family="paragraph">
      <style:text-properties style:font-name="monospace" fo:color="#000000" fo:font-size="10pt" style:font-size-asian="10pt"/>
    </style:style>
    <style:style style:name="P322" style:parent-style-name="Standard" style:family="paragraph">
      <style:text-properties style:font-name="monospace" fo:color="#000000" fo:font-size="10pt" style:font-size-asian="10pt"/>
    </style:style>
    <style:style style:name="P323" style:parent-style-name="Standard" style:family="paragraph">
      <style:text-properties style:font-name="monospace" fo:color="#000000" fo:font-size="10pt" style:font-size-asian="10pt"/>
    </style:style>
    <style:style style:name="P324" style:parent-style-name="Standard" style:family="paragraph">
      <style:text-properties style:font-name="monospace" fo:color="#000000" fo:font-size="10pt" style:font-size-asian="10pt"/>
    </style:style>
    <style:style style:name="P325" style:parent-style-name="Standard" style:family="paragraph">
      <style:text-properties style:font-name="monospace" fo:color="#000000" fo:font-size="10pt" style:font-size-asian="10pt"/>
    </style:style>
    <style:style style:name="P326" style:parent-style-name="Standard" style:family="paragraph">
      <style:text-properties style:font-name="monospace" fo:color="#000000" fo:font-size="10pt" style:font-size-asian="10pt"/>
    </style:style>
    <style:style style:name="P327" style:parent-style-name="Normal" style:family="paragraph">
      <style:paragraph-properties fo:text-indent="0.1666in"/>
    </style:style>
    <style:style style:name="P328" style:parent-style-name="PreformattedText" style:family="paragraph">
      <style:paragraph-properties fo:margin-bottom="0.1965in"/>
    </style:style>
    <style:style style:name="T329" style:parent-style-name="DefaultParagraphFont" style:family="text">
      <style:text-properties fo:background-color="#FFFF00"/>
    </style:style>
    <style:style style:name="T330" style:parent-style-name="SourceText" style:family="text">
      <style:text-properties style:font-name="Times New Roman" style:font-name-complex="Times New Roman" fo:font-size="10pt" style:font-size-asian="10pt" style:font-size-complex="10pt"/>
    </style:style>
    <style:style style:name="T331" style:parent-style-name="SourceText" style:family="text">
      <style:text-properties style:font-name="Times New Roman" style:font-name-asian="DengXian" style:font-name-complex="Times New Roman" fo:font-size="10pt" style:font-size-asian="10pt" style:font-size-complex="10pt" style:language-asian="zh" style:country-asian="CN"/>
    </style:style>
    <style:style style:name="T332" style:parent-style-name="SourceText" style:family="text">
      <style:text-properties style:font-name="Times New Roman" style:font-name-asian="DengXian" style:font-name-complex="Times New Roman" fo:font-size="10pt" style:font-size-asian="10pt" style:font-size-complex="10pt" style:language-asian="zh" style:country-asian="CN"/>
    </style:style>
    <style:style style:name="T333" style:parent-style-name="SourceText" style:family="text">
      <style:text-properties fo:font-size="10pt" style:font-size-asian="10pt" style:font-size-complex="10pt"/>
    </style:style>
    <style:style style:name="T334" style:parent-style-name="SourceText" style:family="text">
      <style:text-properties fo:font-size="10pt" style:font-size-asian="10pt" style:font-size-complex="10pt"/>
    </style:style>
    <style:style style:name="P335" style:parent-style-name="Textbody" style:family="paragraph"/>
    <style:style style:name="P336" style:parent-style-name="Textbody" style:family="paragraph"/>
    <style:style style:name="T337" style:parent-style-name="SourceText" style:family="text">
      <style:text-properties fo:font-size="10pt" style:font-size-asian="10pt" style:font-size-complex="10pt"/>
    </style:style>
    <style:style style:name="T338" style:parent-style-name="SourceText" style:family="text">
      <style:text-properties fo:font-size="10pt" style:font-size-asian="10pt" style:font-size-complex="10pt"/>
    </style:style>
    <style:style style:name="T339" style:parent-style-name="SourceText" style:family="text">
      <style:text-properties fo:font-size="10pt" style:font-size-asian="10pt" style:font-size-complex="10pt"/>
    </style:style>
    <style:style style:name="T340" style:parent-style-name="DefaultParagraphFont" style:family="text">
      <style:text-properties style:font-name="DengXian" style:font-name-asian="DengXian" style:language-asian="zh" style:country-asian="CN"/>
    </style:style>
    <style:style style:name="T341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342" style:parent-style-name="DefaultParagraphFont" style:family="text">
      <style:text-properties style:font-name="monospace" fo:color="#000000" fo:font-size="10pt" style:font-size-asian="10pt"/>
    </style:style>
    <style:style style:name="T343" style:parent-style-name="DefaultParagraphFont" style:family="text">
      <style:text-properties style:font-name="monospace" fo:color="#005032" fo:font-size="10pt" style:font-size-asian="10pt"/>
    </style:style>
    <style:style style:name="T344" style:parent-style-name="DefaultParagraphFont" style:family="text">
      <style:text-properties style:font-name="monospace" fo:color="#000000" fo:font-size="10pt" style:font-size-asian="10pt"/>
    </style:style>
    <style:style style:name="T345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346" style:parent-style-name="DefaultParagraphFont" style:family="text">
      <style:text-properties style:font-name="monospace" fo:color="#000000" fo:font-size="10pt" style:font-size-asian="10pt"/>
    </style:style>
    <style:style style:name="T347" style:parent-style-name="DefaultParagraphFont" style:family="text">
      <style:text-properties style:font-name="monospace" fo:color="#000000" fo:font-size="10pt" style:font-size-asian="10pt"/>
    </style:style>
    <style:style style:name="T348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349" style:parent-style-name="DefaultParagraphFont" style:family="text">
      <style:text-properties style:font-name="monospace" fo:color="#000000" fo:font-size="10pt" style:font-size-asian="10pt"/>
    </style:style>
    <style:style style:name="T350" style:parent-style-name="DefaultParagraphFont" style:family="text">
      <style:text-properties style:font-name="monospace" fo:color="#0000C0" fo:font-size="10pt" style:font-size-asian="10pt"/>
    </style:style>
    <style:style style:name="T351" style:parent-style-name="DefaultParagraphFont" style:family="text">
      <style:text-properties style:font-name="monospace" fo:color="#000000" fo:font-size="10pt" style:font-size-asian="10pt"/>
    </style:style>
    <style:style style:name="T352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353" style:parent-style-name="DefaultParagraphFont" style:family="text">
      <style:text-properties style:font-name="monospace" fo:color="#000000" fo:font-size="10pt" style:font-size-asian="10pt"/>
    </style:style>
    <style:style style:name="T354" style:parent-style-name="DefaultParagraphFont" style:family="text">
      <style:text-properties style:font-name="monospace" fo:color="#000000" fo:font-size="10pt" style:font-size-asian="10pt"/>
    </style:style>
    <style:style style:name="T355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356" style:parent-style-name="DefaultParagraphFont" style:family="text">
      <style:text-properties style:font-name="monospace" fo:color="#000000" fo:font-size="10pt" style:font-size-asian="10pt"/>
    </style:style>
    <style:style style:name="T357" style:parent-style-name="DefaultParagraphFont" style:family="text">
      <style:text-properties style:font-name="monospace" fo:font-weight="bold" style:font-weight-asian="bold" fo:color="#000000" fo:font-size="10pt" style:font-size-asian="10pt"/>
    </style:style>
    <style:style style:name="T358" style:parent-style-name="DefaultParagraphFont" style:family="text">
      <style:text-properties style:font-name="monospace" fo:color="#000000" fo:font-size="10pt" style:font-size-asian="10pt"/>
    </style:style>
    <style:style style:name="T359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360" style:parent-style-name="DefaultParagraphFont" style:family="text">
      <style:text-properties style:font-name="monospace" fo:color="#000000" fo:font-size="10pt" style:font-size-asian="10pt"/>
    </style:style>
    <style:style style:name="T361" style:parent-style-name="DefaultParagraphFont" style:family="text">
      <style:text-properties style:font-name="monospace" fo:color="#000000" fo:font-size="10pt" style:font-size-asian="10pt"/>
    </style:style>
    <style:style style:name="T362" style:parent-style-name="DefaultParagraphFont" style:family="text">
      <style:text-properties style:font-name="monospace" fo:color="#000000" fo:font-size="10pt" style:font-size-asian="10pt"/>
    </style:style>
    <style:style style:name="T363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364" style:parent-style-name="DefaultParagraphFont" style:family="text">
      <style:text-properties style:font-name="monospace" fo:color="#000000" fo:font-size="10pt" style:font-size-asian="10pt"/>
    </style:style>
    <style:style style:name="T365" style:parent-style-name="DefaultParagraphFont" style:family="text">
      <style:text-properties style:font-name="monospace" fo:color="#0000C0" fo:font-size="10pt" style:font-size-asian="10pt"/>
    </style:style>
    <style:style style:name="T366" style:parent-style-name="DefaultParagraphFont" style:family="text">
      <style:text-properties style:font-name="monospace" fo:color="#000000" fo:font-size="10pt" style:font-size-asian="10pt"/>
    </style:style>
    <style:style style:name="P367" style:parent-style-name="Standard" style:family="paragraph">
      <style:text-properties style:font-name="monospace" fo:color="#000000" fo:font-size="10pt" style:font-size-asian="10pt"/>
    </style:style>
    <style:style style:name="T368" style:parent-style-name="DefaultParagraphFont" style:family="text">
      <style:text-properties style:font-name="monospace" fo:color="#000000" fo:font-size="10pt" style:font-size-asian="10pt"/>
    </style:style>
    <style:style style:name="T369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370" style:parent-style-name="DefaultParagraphFont" style:family="text">
      <style:text-properties style:font-name="monospace" fo:color="#000000" fo:font-size="10pt" style:font-size-asian="10pt"/>
    </style:style>
    <style:style style:name="T371" style:parent-style-name="DefaultParagraphFont" style:family="text">
      <style:text-properties style:font-name="monospace" fo:font-weight="bold" style:font-weight-asian="bold" fo:color="#000000" fo:font-size="10pt" style:font-size-asian="10pt"/>
    </style:style>
    <style:style style:name="T372" style:parent-style-name="DefaultParagraphFont" style:family="text">
      <style:text-properties style:font-name="monospace" fo:color="#000000" fo:font-size="10pt" style:font-size-asian="10pt"/>
    </style:style>
    <style:style style:name="T373" style:parent-style-name="DefaultParagraphFont" style:family="text">
      <style:text-properties style:font-name="monospace" fo:color="#000000" fo:font-size="10pt" style:font-size-asian="10pt"/>
    </style:style>
    <style:style style:name="T374" style:parent-style-name="DefaultParagraphFont" style:family="text">
      <style:text-properties style:font-name="monospace" fo:color="#000000" fo:font-size="10pt" style:font-size-asian="10pt"/>
    </style:style>
    <style:style style:name="T375" style:parent-style-name="DefaultParagraphFont" style:family="text">
      <style:text-properties style:font-name="monospace" fo:color="#0000C0" fo:font-size="10pt" style:font-size-asian="10pt"/>
    </style:style>
    <style:style style:name="T376" style:parent-style-name="DefaultParagraphFont" style:family="text">
      <style:text-properties style:font-name="monospace" fo:color="#000000" fo:font-size="10pt" style:font-size-asian="10pt"/>
    </style:style>
    <style:style style:name="T377" style:parent-style-name="DefaultParagraphFont" style:family="text">
      <style:text-properties style:font-name="monospace" fo:font-weight="bold" style:font-weight-asian="bold" fo:color="#642880" fo:font-size="10pt" style:font-size-asian="10pt"/>
    </style:style>
    <style:style style:name="T378" style:parent-style-name="DefaultParagraphFont" style:family="text">
      <style:text-properties style:font-name="monospace" fo:color="#000000" fo:font-size="10pt" style:font-size-asian="10pt"/>
    </style:style>
    <style:style style:name="P379" style:parent-style-name="Standard" style:family="paragraph">
      <style:text-properties style:font-name="monospace" fo:color="#000000" fo:font-size="10pt" style:font-size-asian="10pt"/>
    </style:style>
    <style:style style:name="P380" style:parent-style-name="Standard" style:family="paragraph">
      <style:text-properties style:font-name="monospace" fo:color="#000000" fo:font-size="10pt" style:font-size-asian="10pt"/>
    </style:style>
    <style:style style:name="T381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382" style:parent-style-name="DefaultParagraphFont" style:family="text">
      <style:text-properties style:font-name="monospace" fo:color="#000000" fo:font-size="10pt" style:font-size-asian="10pt"/>
    </style:style>
    <style:style style:name="T383" style:parent-style-name="DefaultParagraphFont" style:family="text">
      <style:text-properties style:font-name="monospace" fo:font-weight="bold" style:font-weight-asian="bold" fo:color="#000000" fo:font-size="10pt" style:font-size-asian="10pt"/>
    </style:style>
    <style:style style:name="T384" style:parent-style-name="DefaultParagraphFont" style:family="text">
      <style:text-properties style:font-name="monospace" fo:color="#000000" fo:font-size="10pt" style:font-size-asian="10pt"/>
    </style:style>
    <style:style style:name="T385" style:parent-style-name="DefaultParagraphFont" style:family="text">
      <style:text-properties style:font-name="monospace" fo:color="#000000" fo:font-size="10pt" style:font-size-asian="10pt"/>
    </style:style>
    <style:style style:name="T386" style:parent-style-name="DefaultParagraphFont" style:family="text">
      <style:text-properties style:font-name="monospace" fo:color="#005032" fo:font-size="10pt" style:font-size-asian="10pt"/>
    </style:style>
    <style:style style:name="T387" style:parent-style-name="DefaultParagraphFont" style:family="text">
      <style:text-properties style:font-name="monospace" fo:color="#000000" fo:font-size="10pt" style:font-size-asian="10pt"/>
    </style:style>
    <style:style style:name="P388" style:parent-style-name="Standard" style:family="paragraph">
      <style:text-properties style:font-name="monospace" fo:color="#000000" fo:font-size="10pt" style:font-size-asian="10pt"/>
    </style:style>
    <style:style style:name="P389" style:parent-style-name="Standard" style:family="paragraph">
      <style:text-properties style:font-name="monospace" fo:color="#000000" fo:font-size="10pt" style:font-size-asian="10pt"/>
    </style:style>
    <style:style style:name="T390" style:parent-style-name="DefaultParagraphFont" style:family="text">
      <style:text-properties style:font-name="monospace" fo:color="#000000" fo:font-size="10pt" style:font-size-asian="10pt"/>
    </style:style>
    <style:style style:name="T391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392" style:parent-style-name="DefaultParagraphFont" style:family="text">
      <style:text-properties style:font-name="monospace" fo:color="#000000" fo:font-size="10pt" style:font-size-asian="10pt"/>
    </style:style>
    <style:style style:name="P393" style:parent-style-name="Standard" style:family="paragraph">
      <style:text-properties style:font-name="monospace" fo:color="#000000" fo:font-size="10pt" style:font-size-asian="10pt"/>
    </style:style>
    <style:style style:name="T394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395" style:parent-style-name="DefaultParagraphFont" style:family="text">
      <style:text-properties style:font-name="monospace" fo:color="#000000" fo:font-size="10pt" style:font-size-asian="10pt"/>
    </style:style>
    <style:style style:name="T396" style:parent-style-name="DefaultParagraphFont" style:family="text">
      <style:text-properties style:font-name="monospace" fo:font-weight="bold" style:font-weight-asian="bold" fo:color="#000000" fo:font-size="10pt" style:font-size-asian="10pt"/>
    </style:style>
    <style:style style:name="T397" style:parent-style-name="DefaultParagraphFont" style:family="text">
      <style:text-properties style:font-name="monospace" fo:color="#000000" fo:font-size="10pt" style:font-size-asian="10pt"/>
    </style:style>
    <style:style style:name="T398" style:parent-style-name="DefaultParagraphFont" style:family="text">
      <style:text-properties style:font-name="monospace" fo:color="#005032" fo:font-size="10pt" style:font-size-asian="10pt"/>
    </style:style>
    <style:style style:name="T399" style:parent-style-name="DefaultParagraphFont" style:family="text">
      <style:text-properties style:font-name="monospace" fo:color="#000000" fo:font-size="10pt" style:font-size-asian="10pt"/>
    </style:style>
    <style:style style:name="T400" style:parent-style-name="DefaultParagraphFont" style:family="text">
      <style:text-properties style:font-name="monospace" fo:color="#000000" fo:font-size="10pt" style:font-size-asian="10pt" fo:background-color="#D4D4D4"/>
    </style:style>
    <style:style style:name="T401" style:parent-style-name="DefaultParagraphFont" style:family="text">
      <style:text-properties style:font-name="monospace" fo:color="#000000" fo:font-size="10pt" style:font-size-asian="10pt"/>
    </style:style>
    <style:style style:name="T402" style:parent-style-name="DefaultParagraphFont" style:family="text">
      <style:text-properties style:font-name="monospace" fo:color="#000000" fo:font-size="10pt" style:font-size-asian="10pt"/>
    </style:style>
    <style:style style:name="T403" style:parent-style-name="DefaultParagraphFont" style:family="text">
      <style:text-properties style:font-name="monospace" fo:color="#000000" fo:font-size="10pt" style:font-size-asian="10pt" fo:background-color="#F0D8A8"/>
    </style:style>
    <style:style style:name="T404" style:parent-style-name="DefaultParagraphFont" style:family="text">
      <style:text-properties style:font-name="monospace" fo:color="#000000" fo:font-size="10pt" style:font-size-asian="10pt"/>
    </style:style>
    <style:style style:name="P405" style:parent-style-name="Standard" style:family="paragraph">
      <style:text-properties style:font-name="monospace" fo:color="#000000" fo:font-size="10pt" style:font-size-asian="10pt"/>
    </style:style>
    <style:style style:name="T406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407" style:parent-style-name="DefaultParagraphFont" style:family="text">
      <style:text-properties style:font-name="monospace" fo:color="#000000" fo:font-size="10pt" style:font-size-asian="10pt"/>
    </style:style>
    <style:style style:name="T408" style:parent-style-name="DefaultParagraphFont" style:family="text">
      <style:text-properties style:font-name="monospace" fo:font-weight="bold" style:font-weight-asian="bold" fo:color="#000000" fo:font-size="10pt" style:font-size-asian="10pt"/>
    </style:style>
    <style:style style:name="T409" style:parent-style-name="DefaultParagraphFont" style:family="text">
      <style:text-properties style:font-name="monospace" fo:color="#000000" fo:font-size="10pt" style:font-size-asian="10pt"/>
    </style:style>
    <style:style style:name="T410" style:parent-style-name="DefaultParagraphFont" style:family="text">
      <style:text-properties style:font-name="monospace" fo:color="#005032" fo:font-size="10pt" style:font-size-asian="10pt"/>
    </style:style>
    <style:style style:name="T411" style:parent-style-name="DefaultParagraphFont" style:family="text">
      <style:text-properties style:font-name="monospace" fo:color="#000000" fo:font-size="10pt" style:font-size-asian="10pt"/>
    </style:style>
    <style:style style:name="P412" style:parent-style-name="Standard" style:family="paragraph">
      <style:text-properties style:font-name="monospace" fo:color="#000000" fo:font-size="10pt" style:font-size-asian="10pt"/>
    </style:style>
    <style:style style:name="P413" style:parent-style-name="Standard" style:family="paragraph">
      <style:text-properties style:font-name="monospace" fo:color="#000000" fo:font-size="10pt" style:font-size-asian="10pt"/>
    </style:style>
    <style:style style:name="T414" style:parent-style-name="DefaultParagraphFont" style:family="text">
      <style:text-properties style:font-name="DengXian" style:font-name-asian="DengXian" style:language-asian="zh" style:country-asian="CN"/>
    </style:style>
    <style:style style:name="T415" style:parent-style-name="DefaultParagraphFont" style:family="text">
      <style:text-properties style:font-name="Arial" fo:font-weight="bold" style:font-weight-asian="bold" fo:color="#1155CC" fo:font-size="11pt" style:font-size-asian="11pt" style:text-underline-type="single" style:text-underline-style="solid" style:text-underline-width="auto" style:text-underline-mode="continuous"/>
    </style:style>
    <style:style style:name="P416" style:parent-style-name="Textbody" style:family="paragraph">
      <style:text-properties style:font-name="Arial" fo:font-weight="bold" style:font-weight-asian="bold" fo:color="#1155CC" fo:font-size="11pt" style:font-size-asian="11pt" style:text-underline-type="single" style:text-underline-style="solid" style:text-underline-width="auto" style:text-underline-mode="continuous"/>
    </style:style>
    <style:style style:name="P417" style:parent-style-name="Textbody" style:family="paragraph"/>
    <style:style style:name="P418" style:parent-style-name="Textbody" style:family="paragraph"/>
    <style:style style:name="P419" style:parent-style-name="Textbody" style:family="paragraph"/>
    <style:style style:name="T420" style:parent-style-name="DefaultParagraphFont" style:family="text">
      <style:text-properties fo:language="nl" fo:country="NL"/>
    </style:style>
    <style:style style:name="T421" style:parent-style-name="DefaultParagraphFont" style:family="text">
      <style:text-properties fo:language="nl" fo:country="NL"/>
    </style:style>
    <style:style style:name="P422" style:parent-style-name="Textbody" style:family="paragraph"/>
    <style:style style:name="P423" style:parent-style-name="Textbody" style:family="paragraph"/>
    <style:style style:name="P424" style:parent-style-name="Textbody" style:family="paragraph"/>
    <style:style style:name="T425" style:parent-style-name="SourceText" style:family="text">
      <style:text-properties style:font-name="Arial" style:font-name-asian="Andale Sans UI" style:font-name-complex="Tahoma"/>
    </style:style>
    <style:style style:name="T426" style:parent-style-name="SourceText" style:family="text">
      <style:text-properties style:font-name="monospace" fo:color="#000000" fo:font-size="10pt" style:font-size-asian="10pt"/>
    </style:style>
    <style:style style:name="T427" style:parent-style-name="SourceText" style:family="text">
      <style:text-properties style:font-name="monospace" fo:color="#000000" fo:font-size="10pt" style:font-size-asian="10pt"/>
    </style:style>
    <style:style style:name="T428" style:parent-style-name="SourceText" style:family="text">
      <style:text-properties style:font-name="monospace" fo:color="#000000" fo:font-size="10pt" style:font-size-asian="10pt"/>
    </style:style>
    <style:style style:name="T429" style:parent-style-name="DefaultParagraphFont" style:family="text">
      <style:text-properties style:font-name="monospace" fo:color="#000000" fo:background-color="#FFFFFF"/>
    </style:style>
    <style:style style:name="T430" style:parent-style-name="DefaultParagraphFont" style:family="text">
      <style:text-properties style:font-name="monospace" fo:color="#000000" fo:background-color="#FFFFFF"/>
    </style:style>
    <style:style style:name="T431" style:parent-style-name="DefaultParagraphFont" style:family="text">
      <style:text-properties style:font-name="monospace"/>
    </style:style>
    <style:style style:name="T432" style:parent-style-name="DefaultParagraphFont" style:family="text">
      <style:text-properties style:font-name="monospace"/>
    </style:style>
    <style:style style:name="T433" style:parent-style-name="DefaultParagraphFont" style:family="text">
      <style:text-properties style:font-name="monospace"/>
    </style:style>
    <style:style style:name="T434" style:parent-style-name="SourceText" style:family="text">
      <style:text-properties fo:color="#000000"/>
    </style:style>
    <style:style style:name="T435" style:parent-style-name="SourceText" style:family="text">
      <style:text-properties style:font-name="monospace" fo:color="#000000" fo:font-size="10pt" style:font-size-asian="10pt"/>
    </style:style>
  </office:automatic-styles>
  <office:body>
    <office:text text:use-soft-page-breaks="true"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TOC4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TOC5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TOC6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TOC7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TOC8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TOC9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"><text:a xlink:href="#_Toc78401337" office:target-frame-name="_top" xlink:show="replace"><text:span text:style-name="Hyperlink">1</text:span><text:tab/>5</text:a></text:p>
          <text:p text:style-name="P3"><text:a xlink:href="#_Toc78401338" office:target-frame-name="_top" xlink:show="replace"><text:span text:style-name="Hyperlink">2</text:span><text:span text:style-name="T4"><text:tab/></text:span><text:span text:style-name="Hyperlink">Compiling methods</text:span><text:tab/>5</text:a></text:p>
          <text:p text:style-name="P5"><text:a xlink:href="#_Toc78401339" office:target-frame-name="_top" xlink:show="replace"><text:span text:style-name="Hyperlink">2.1</text:span><text:span text:style-name="T6"><text:tab/></text:span><text:span text:style-name="Hyperlink">G++</text:span><text:tab/>5</text:a></text:p>
          <text:p text:style-name="P7"><text:a xlink:href="#_Toc78401340" office:target-frame-name="_top" xlink:show="replace"><text:span text:style-name="Hyperlink">2.1.1</text:span><text:span text:style-name="T8"><text:tab/></text:span><text:span text:style-name="Hyperlink">Version, Mar. 24, 2019</text:span><text:tab/>5</text:a></text:p>
          <text:p text:style-name="P9"><text:a xlink:href="#_Toc78401341" office:target-frame-name="_top" xlink:show="replace"><text:span text:style-name="Hyperlink">2.1.2</text:span><text:span text:style-name="T10"><text:tab/></text:span><text:span text:style-name="Hyperlink">Using g++ to compile, Jan. 22, 2019</text:span><text:tab/>5</text:a></text:p>
          <text:p text:style-name="P11"><text:a xlink:href="#_Toc78401342" office:target-frame-name="_top" xlink:show="replace"><text:span text:style-name="Hyperlink">2.2</text:span><text:span text:style-name="T12"><text:tab/></text:span><text:span text:style-name="Hyperlink">automatically update the source file without changing the content, May 12, 2019</text:span><text:tab/>5</text:a></text:p>
          <text:p text:style-name="P13"><text:a xlink:href="#_Toc78401343" office:target-frame-name="_top" xlink:show="replace"><text:span text:style-name="Hyperlink">3</text:span><text:span text:style-name="T14"><text:tab/></text:span><text:span text:style-name="Hyperlink">Header file</text:span><text:tab/>6</text:a></text:p>
          <text:p text:style-name="P15"><text:a xlink:href="#_Toc78401344" office:target-frame-name="_top" xlink:show="replace"><text:span text:style-name="Hyperlink">3.1</text:span><text:span text:style-name="T16"><text:tab/></text:span><text:span text:style-name="Hyperlink">Linux header files, Mar. 24, 2019</text:span><text:tab/>6</text:a></text:p>
          <text:p text:style-name="P17"><text:a xlink:href="#_Toc78401345" office:target-frame-name="_top" xlink:show="replace"><text:span text:style-name="Hyperlink">3.1.1</text:span><text:span text:style-name="T18"><text:tab/></text:span><text:span text:style-name="Hyperlink">Location</text:span><text:tab/>6</text:a></text:p>
          <text:p text:style-name="P19"><text:a xlink:href="#_Toc78401346" office:target-frame-name="_top" xlink:show="replace"><text:span text:style-name="Hyperlink">3.2</text:span><text:span text:style-name="T20"><text:tab/></text:span><text:span text:style-name="Hyperlink">Application</text:span><text:tab/>6</text:a></text:p>
          <text:p text:style-name="P21"><text:a xlink:href="#_Toc78401347" office:target-frame-name="_top" xlink:show="replace"><text:span text:style-name="Hyperlink">3.3</text:span><text:span text:style-name="T22"><text:tab/></text:span><text:span text:style-name="Hyperlink">Include guards, Mar. 21, 2019</text:span><text:tab/>6</text:a></text:p>
          <text:p text:style-name="P23"><text:a xlink:href="#_Toc78401348" office:target-frame-name="_top" xlink:show="replace"><text:span text:style-name="Hyperlink">4</text:span><text:span text:style-name="T24"><text:tab/></text:span><text:span text:style-name="Hyperlink">Datatype</text:span><text:tab/>6</text:a></text:p>
          <text:p text:style-name="P25"><text:a xlink:href="#_Toc78401349" office:target-frame-name="_top" xlink:show="replace"><text:span text:style-name="Hyperlink">4.1</text:span><text:span text:style-name="T26"><text:tab/></text:span><text:span text:style-name="Hyperlink">Size of datatype</text:span><text:tab/>6</text:a></text:p>
          <text:p text:style-name="P27"><text:a xlink:href="#_Toc78401350" office:target-frame-name="_top" xlink:show="replace"><text:span text:style-name="Hyperlink">4.2</text:span><text:span text:style-name="T28"><text:tab/></text:span><text:span text:style-name="Hyperlink">Type category</text:span><text:tab/>7</text:a></text:p>
          <text:p text:style-name="P29"><text:a xlink:href="#_Toc78401351" office:target-frame-name="_top" xlink:show="replace"><text:span text:style-name="Hyperlink">4.2.1</text:span><text:span text:style-name="T30"><text:tab/></text:span><text:span text:style-name="Hyperlink">Double</text:span><text:tab/>7</text:a></text:p>
          <text:p text:style-name="P31"><text:a xlink:href="#_Toc78401352" office:target-frame-name="_top" xlink:show="replace"><text:span text:style-name="Hyperlink">4.2.2</text:span><text:span text:style-name="T32"><text:tab/></text:span><text:span text:style-name="Hyperlink">Bool</text:span><text:tab/>7</text:a></text:p>
          <text:p text:style-name="P33"><text:a xlink:href="#_Toc78401353" office:target-frame-name="_top" xlink:show="replace"><text:span text:style-name="Hyperlink">4.2.3</text:span><text:span text:style-name="T34"><text:tab/></text:span><text:span text:style-name="Hyperlink">std::vector</text:span><text:tab/>7</text:a></text:p>
          <text:p text:style-name="P35"><text:a xlink:href="#_Toc78401354" office:target-frame-name="_top" xlink:show="replace"><text:span text:style-name="Hyperlink">4.2.4</text:span><text:span text:style-name="T36"><text:tab/></text:span><text:span text:style-name="Hyperlink">typedef, June 6, 2019</text:span><text:tab/>7</text:a></text:p>
          <text:p text:style-name="P37"><text:a xlink:href="#_Toc78401355" office:target-frame-name="_top" xlink:show="replace"><text:span text:style-name="Hyperlink">4.3</text:span><text:span text:style-name="T38"><text:tab/></text:span><text:span text:style-name="Hyperlink">Tensor</text:span><text:tab/>7</text:a></text:p>
          <text:p text:style-name="P39"><text:a xlink:href="#_Toc78401356" office:target-frame-name="_top" xlink:show="replace"><text:span text:style-name="Hyperlink">4.4</text:span><text:span text:style-name="T40"><text:tab/></text:span><text:span text:style-name="Hyperlink">Point &lt;dim&gt;</text:span><text:tab/>7</text:a></text:p>
          <text:p text:style-name="P41"><text:a xlink:href="#_Toc78401357" office:target-frame-name="_top" xlink:show="replace"><text:span text:style-name="Hyperlink">4.5</text:span><text:span text:style-name="T42"><text:tab/></text:span><text:span text:style-name="Hyperlink">Global variable</text:span><text:tab/>8</text:a></text:p>
          <text:p text:style-name="P43"><text:a xlink:href="#_Toc78401358" office:target-frame-name="_top" xlink:show="replace"><text:span text:style-name="Hyperlink">4.6</text:span><text:span text:style-name="T44"><text:tab/></text:span><text:span text:style-name="Hyperlink">Array</text:span><text:tab/>8</text:a></text:p>
          <text:p text:style-name="P45"><text:a xlink:href="#_Toc78401359" office:target-frame-name="_top" xlink:show="replace"><text:span text:style-name="Hyperlink">4.6.1</text:span><text:span text:style-name="T46"><text:tab/></text:span><text:span text:style-name="Hyperlink">Create an array</text:span><text:tab/>8</text:a></text:p>
          <text:p text:style-name="P47"><text:a xlink:href="#_Toc78401360" office:target-frame-name="_top" xlink:show="replace"><text:span text:style-name="Hyperlink">5</text:span><text:span text:style-name="T48"><text:tab/></text:span><text:span text:style-name="Hyperlink">Terminology</text:span><text:tab/>8</text:a></text:p>
          <text:p text:style-name="P49"><text:a xlink:href="#_Toc78401361" office:target-frame-name="_top" xlink:show="replace"><text:span text:style-name="Hyperlink">5.1</text:span><text:span text:style-name="T50"><text:tab/></text:span><text:span text:style-name="Hyperlink">Address, <text:s/></text:span><text:span text:style-name="T51">Lecture 31</text:span><text:tab/>8</text:a></text:p>
          <text:p text:style-name="P52"><text:a xlink:href="#_Toc78401362" office:target-frame-name="_top" xlink:show="replace"><text:span text:style-name="Hyperlink">5.2</text:span><text:span text:style-name="T53"><text:tab/></text:span><text:span text:style-name="Hyperlink">Pointer</text:span><text:tab/>8</text:a></text:p>
          <text:p text:style-name="P54"><text:a xlink:href="#_Toc78401363" office:target-frame-name="_top" xlink:show="replace"><text:span text:style-name="Hyperlink">5.2.1</text:span><text:span text:style-name="T55"><text:tab/></text:span><text:span text:style-name="Hyperlink">The size of a pointer</text:span><text:tab/>9</text:a></text:p>
          <text:p text:style-name="P56"><text:a xlink:href="#_Toc78401364" office:target-frame-name="_top" xlink:show="replace"><text:span text:style-name="Hyperlink">5.2.2</text:span><text:span text:style-name="T57"><text:tab/></text:span><text:span text:style-name="Hyperlink">Pointers to chars</text:span><text:tab/>9</text:a></text:p>
          <text:p text:style-name="P58"><text:a xlink:href="#_Toc78401365" office:target-frame-name="_top" xlink:show="replace"><text:span text:style-name="Hyperlink">5.3</text:span><text:span text:style-name="T59"><text:tab/></text:span><text:span text:style-name="Hyperlink">Reference</text:span><text:tab/>10</text:a></text:p>
          <text:p text:style-name="P60"><text:a xlink:href="#_Toc78401366" office:target-frame-name="_top" xlink:show="replace"><text:span text:style-name="Hyperlink">5.3.1</text:span><text:span text:style-name="T61"><text:tab/></text:span><text:span text:style-name="Hyperlink">&amp; used in a declaration</text:span><text:tab/>10</text:a></text:p>
          <text:p text:style-name="P62"><text:a xlink:href="#_Toc78401367" office:target-frame-name="_top" xlink:show="replace"><text:span text:style-name="Hyperlink">5.</text:span><text:span text:style-name="Hyperlink">4</text:span><text:span text:style-name="T63"><text:tab/></text:span><text:span text:style-name="Hyperlink">loop</text:span><text:tab/>10</text:a></text:p>
          <text:p text:style-name="P64"><text:a xlink:href="#_Toc78401368" office:target-frame-name="_top" xlink:show="replace"><text:span text:style-name="Hyperlink">5.4.1</text:span><text:span text:style-name="T65"><text:tab/></text:span><text:span text:style-name="Hyperlink">Convert iterator to index, Jan. 7, 2019</text:span><text:tab/>10</text:a></text:p>
          <text:p text:style-name="P66"><text:a xlink:href="#_Toc78401369" office:target-frame-name="_top" xlink:show="replace"><text:span text:style-name="Hyperlink">5.5</text:span><text:span text:style-name="T67"><text:tab/></text:span><text:span text:style-name="Hyperlink">Method</text:span><text:tab/>11</text:a></text:p>
          <text:p text:style-name="P68"><text:a xlink:href="#_Toc78401370" office:target-frame-name="_top" xlink:show="replace"><text:span text:style-name="Hyperlink">5.6</text:span><text:span text:style-name="T69"><text:tab/></text:span><text:span text:style-name="Hyperlink">Const qualifier</text:span><text:tab/>11</text:a></text:p>
          <text:p text:style-name="P70"><text:a xlink:href="#_Toc78401371" office:target-frame-name="_top" xlink:show="replace"><text:span text:style-name="Hyperlink">5.6.1</text:span><text:span text:style-name="T71"><text:tab/></text:span><text:span text:style-name="Hyperlink">error: passing xxx as<text:s/></text:span><text:span text:style-name="Hyperlink">'this' argument of xxx discards qualifiers, 9-3-2018</text:span><text:tab/>11</text:a></text:p>
          <text:p text:style-name="P72"><text:a xlink:href="#_Toc78401372" office:target-frame-name="_top" xlink:show="replace"><text:span text:style-name="Hyperlink">5.7</text:span><text:span text:style-name="T73"><text:tab/></text:span><text:span text:style-name="Hyperlink">const function</text:span><text:tab/>11</text:a></text:p>
          <text:p text:style-name="P74"><text:a xlink:href="#_Toc78401373" office:target-frame-name="_top" xlink:show="replace"><text:span text:style-name="Hyperlink">5.8</text:span><text:span text:style-name="T75"><text:tab/></text:span><text:span text:style-name="Hyperlink">Memory</text:span><text:tab/>11</text:a></text:p>
          <text:p text:style-name="P76"><text:a xlink:href="#_Toc78401374" office:target-frame-name="_top" xlink:show="replace"><text:span text:style-name="Hyperlink">5.9</text:span><text:span text:style-name="T77"><text:tab/></text:span><text:span text:style-name="Hyperlink">Operators</text:span><text:tab/>11</text:a></text:p>
          <text:p text:style-name="P78"><text:a xlink:href="#_Toc78401375" office:target-frame-name="_top" xlink:show="replace"><text:span text:style-name="Hyperlink">5.9.1</text:span><text:span text:style-name="T79"><text:tab/></text:span><text:span text:style-name="Hyperlink">Description of op</text:span><text:span text:style-name="Hyperlink">erators</text:span><text:tab/>11</text:a></text:p>
          <text:p text:style-name="P80"><text:a xlink:href="#_Toc78401376" office:target-frame-name="_top" xlink:show="replace"><text:span text:style-name="Hyperlink">5.10</text:span><text:span text:style-name="T81"><text:tab/></text:span><text:span text:style-name="Hyperlink">pair</text:span><text:tab/>12</text:a></text:p>
          <text:p text:style-name="P82"><text:a xlink:href="#_Toc78401377" office:target-frame-name="_top" xlink:show="replace"><text:span text:style-name="Hyperlink">5.10.1</text:span><text:span text:style-name="T83"><text:tab/></text:span><text:span text:style-name="Hyperlink">Define and fill in pairs, Jan. 6, 2019</text:span><text:tab/>12</text:a></text:p>
          <text:p text:style-name="P84"><text:a xlink:href="#_Toc78401378" office:target-frame-name="_top" xlink:show="replace"><text:span text:style-name="Hyperlink">5.10.2</text:span><text:span text:style-name="T85"><text:tab/></text:span><text:span text:style-name="Hyperlink">print out pair elements, Jan. 6, 19</text:span><text:tab/>12</text:a></text:p>
          <text:p text:style-name="P86"><text:a xlink:href="#_Toc78401379" office:target-frame-name="_top" xlink:show="replace"><text:span text:style-name="Hyperlink">5.10.3</text:span><text:span text:style-name="T87"><text:tab/></text:span><text:span text:style-name="Hyperlink">reorder pair elements according to one set of numbers, Jan. 6, 19</text:span><text:tab/>13</text:a></text:p>
          <text:p text:style-name="P88"><text:a xlink:href="#_Toc78401380" office:target-frame-name="_top" xlink:show="replace"><text:span text:style-name="Hyperlink">6</text:span><text:span text:style-name="T89"><text:tab/></text:span><text:span text:style-name="Hyperlink">Function</text:span><text:tab/>13</text:a></text:p>
          <text:p text:style-name="P90"><text:a xlink:href="#_Toc78401381" office:target-frame-name="_top" xlink:show="replace"><text:span text:style-name="Hyperlink">6.1.1</text:span><text:span text:style-name="T91"><text:tab/></text:span><text:span text:style-name="Hyperlink">Function prototyping</text:span><text:tab/>13</text:a></text:p>
          <text:p text:style-name="P92"><text:a xlink:href="#_Toc78401382" office:target-frame-name="_top" xlink:show="replace"><text:span text:style-name="Hyperlink">6.2</text:span><text:span text:style-name="T93"><text:tab/></text:span><text:span text:style-name="Hyperlink">Function o</text:span><text:span text:style-name="Hyperlink">verloading, Lecture 52</text:span><text:tab/>13</text:a></text:p>
          <text:p text:style-name="P94"><text:a xlink:href="#_Toc78401383" office:target-frame-name="_top" xlink:show="replace"><text:span text:style-name="Hyperlink">6.3</text:span><text:span text:style-name="T95"><text:tab/></text:span><text:span text:style-name="Hyperlink">Implement a function dot that returns the dot product of two double arrays, 5-10-2017</text:span><text:tab/>14</text:a></text:p>
          <text:p text:style-name="P96"><text:a xlink:href="#_Toc78401384" office:target-frame-name="_top" xlink:show="replace"><text:span text:style-name="Hyperlink">7</text:span><text:span text:style-name="T97"><text:tab/></text:span><text:span text:style-name="Hyperlink">class</text:span><text:tab/>14</text:a></text:p>
          <text:p text:style-name="P98"><text:a xlink:href="#_Toc78401385" office:target-frame-name="_top" xlink:show="replace"><text:span text:style-name="Hyperlink">7.1</text:span><text:span text:style-name="T99"><text:tab/></text:span><text:span text:style-name="Hyperlink">access specifiers</text:span><text:tab/>14</text:a></text:p>
          <text:p text:style-name="P100"><text:a xlink:href="#_Toc78401386" office:target-frame-name="_top" xlink:show="replace"><text:span text:style-name="Hyperlink">7.2</text:span><text:span text:style-name="T101"><text:tab/></text:span><text:span text:style-name="Hyperlink">Data member initialization</text:span><text:tab/>14</text:a></text:p>
          <text:p text:style-name="P102"><text:a xlink:href="#_Toc78401387" office:target-frame-name="_top" xlink:show="replace"><text:span text:style-name="Hyperlink">7.2.1</text:span><text:span text:style-name="T103"><text:tab/></text:span><text:span text:style-name="Hyperlink">In the class declaration, Dec. 30, 2018</text:span><text:tab/>14</text:a></text:p>
          <text:p text:style-name="P104"><text:a xlink:href="#_Toc78401388" office:target-frame-name="_top" xlink:show="replace"><text:span text:style-name="Hyperlink">7.2.2</text:span><text:span text:style-name="T105"><text:tab/></text:span><text:span text:style-name="Hyperlink">Outside the class declaration, Dec. 30, 2018</text:span><text:tab/>15</text:a></text:p>
          <text:p text:style-name="P106"><text:a xlink:href="#_Toc78401389" office:target-frame-name="_top" xlink:show="replace"><text:span text:style-name="Hyperlink">7.2</text:span><text:span text:style-name="Hyperlink">.3</text:span><text:span text:style-name="T107"><text:tab/></text:span><text:span text:style-name="Hyperlink">Static variable, Oct. 17, 2018</text:span><text:tab/>15</text:a></text:p>
          <text:p text:style-name="P108"><text:a xlink:href="#_Toc78401390" office:target-frame-name="_top" xlink:show="replace"><text:span text:style-name="Hyperlink">7.3</text:span><text:span text:style-name="T109"><text:tab/></text:span><text:span text:style-name="Hyperlink">Constructor</text:span><text:tab/>15</text:a></text:p>
          <text:p text:style-name="P110"><text:a xlink:href="#_Toc78401391" office:target-frame-name="_top" xlink:show="replace"><text:span text:style-name="Hyperlink">7.3.1</text:span><text:span text:style-name="T111"><text:tab/></text:span><text:span text:style-name="Hyperlink">Ctor-initializer, Nov. 2018</text:span><text:tab/>15</text:a></text:p>
          <text:p text:style-name="P112"><text:a xlink:href="#_Toc78401392" office:target-frame-name="_top" xlink:show="replace"><text:span text:style-name="Hyperlink">7.3.2</text:span><text:span text:style-name="T113"><text:tab/></text:span><text:span text:style-name="Hyperlink">Usage of constructor parameters, Nov 5, 2018</text:span><text:tab/>15</text:a></text:p>
          <text:p text:style-name="P114"><text:a xlink:href="#_Toc78401393" office:target-frame-name="_top" xlink:show="replace"><text:span text:style-name="Hyperlink">7.3.3</text:span><text:span text:style-name="T115"><text:tab/></text:span><text:span text:style-name="Hyperlink">calling the default constructor, Nov. 2, 2018</text:span><text:tab/>15</text:a></text:p>
          <text:p text:style-name="P116"><text:a xlink:href="#_Toc78401394" office:target-frame-name="_top" xlink:show="replace"><text:span text:style-name="Hyperlink">7.3.4</text:span><text:span text:style-name="T117"><text:tab/></text:span><text:span text:style-name="T118">Move assignment operator</text:span><text:tab/>15</text:a></text:p>
          <text:p text:style-name="P119"><text:a xlink:href="#_Toc78401395" office:target-frame-name="_top" xlink:show="replace"><text:span text:style-name="Hyperlink">7.4</text:span><text:span text:style-name="T120"><text:tab/></text:span><text:span text:style-name="Hyperlink">Destructor, <text:s/>Lecture 61</text:span><text:tab/>16</text:a></text:p>
          <text:p text:style-name="P121"><text:a xlink:href="#_Toc78401396" office:target-frame-name="_top" xlink:show="replace"><text:span text:style-name="Hyperlink">7.4.1</text:span><text:span text:style-name="T122"><text:tab/></text:span><text:span text:style-name="Hyperlink">Method o</text:span><text:span text:style-name="Hyperlink">f calling a destructor, Feb. 14, 2019</text:span><text:tab/>16</text:a></text:p>
          <text:p text:style-name="P123"><text:a xlink:href="#_Toc78401397" office:target-frame-name="_top" xlink:show="replace"><text:span text:style-name="Hyperlink">7.5</text:span><text:span text:style-name="T124"><text:tab/></text:span><text:span text:style-name="Hyperlink">Built-in classes</text:span><text:tab/>16</text:a></text:p>
          <text:p text:style-name="P125"><text:a xlink:href="#_Toc78401398" office:target-frame-name="_top" xlink:show="replace"><text:span text:style-name="Hyperlink">7.5.1</text:span><text:span text:style-name="T126"><text:tab/></text:span><text:span text:style-name="Hyperlink">Map class, 11-3-2018</text:span><text:tab/>16</text:a></text:p>
          <text:p text:style-name="P127"><text:a xlink:href="#_Toc78401399" office:target-frame-name="_top" xlink:show="replace"><text:span text:style-name="Hyperlink">7.6</text:span><text:span text:style-name="T128"><text:tab/></text:span><text:span text:style-name="Hyperlink">Derived class</text:span><text:tab/>17</text:a></text:p>
          <text:p text:style-name="P129"><text:a xlink:href="#_Toc78401400" office:target-frame-name="_top" xlink:show="replace"><text:span text:style-name="Hyperlink">7.6.1</text:span><text:span text:style-name="T130"><text:tab/></text:span><text:span text:style-name="Hyperlink">Conversion</text:span><text:tab/>17</text:a></text:p>
          <text:p text:style-name="P131"><text:a xlink:href="#_Toc78401401" office:target-frame-name="_top" xlink:show="replace"><text:span text:style-name="Hyperlink">7.7</text:span><text:span text:style-name="T132"><text:tab/></text:span><text:span text:style-name="Hyperlink">object</text:span><text:tab/>17</text:a></text:p>
          <text:p text:style-name="P133"><text:a xlink:href="#_Toc78401402" office:target-frame-name="_top" xlink:show="replace"><text:span text:style-name="Hyperlink">7.7.1</text:span><text:span text:style-name="T134"><text:tab/></text:span><text:span text:style-name="Hyperlink">Use another class as a private member, 19-4-2018</text:span><text:tab/>17</text:a></text:p>
          <text:p text:style-name="P135"><text:a xlink:href="#_Toc78401403" office:target-frame-name="_top" xlink:show="replace"><text:span text:style-name="Hyperlink">7.8</text:span><text:span text:style-name="T136"><text:tab/></text:span><text:span text:style-name="Hyperlink">Public inheritance, <text:s/>Lecture 69</text:span><text:tab/>18</text:a></text:p>
          <text:p text:style-name="P137"><text:a xlink:href="#_Toc78401404" office:target-frame-name="_top" xlink:show="replace"><text:span text:style-name="Hyperlink">7.8.1</text:span><text:span text:style-name="T138"><text:tab/></text:span><text:span text:style-name="Hyperlink">Inherit from a base class with constructor parameters, Nov. 3, 2018</text:span><text:tab/>18</text:a></text:p>
          <text:p text:style-name="P139"><text:a xlink:href="#_Toc78401405" office:target-frame-name="_top" xlink:show="replace"><text:span text:style-name="Hyperlink">7.8.2</text:span><text:span text:style-name="T140"><text:tab/></text:span><text:span text:style-name="Hyperlink">constructor parameters shared by multiple classes, Nov. 3, 2018</text:span><text:tab/>19</text:a></text:p>
          <text:p text:style-name="P141"><text:a xlink:href="#_Toc78401406" office:target-frame-name="_top" xlink:show="replace"><text:span text:style-name="Hyperlink">7.8.3</text:span><text:span text:style-name="T142"><text:tab/></text:span><text:span text:style-name="Hyperlink">Ctor-init</text:span><text:span text:style-name="Hyperlink">ializor combined with class inheritance, Nov. 5, 2018</text:span><text:tab/>19</text:a></text:p>
          <text:p text:style-name="P143"><text:a xlink:href="#_Toc78401407" office:target-frame-name="_top" xlink:show="replace"><text:span text:style-name="Hyperlink">7.9</text:span><text:span text:style-name="T144"><text:tab/></text:span><text:span text:style-name="Hyperlink">'this' keyword,</text:span><text:tab/>20</text:a></text:p>
          <text:p text:style-name="P145"><text:a xlink:href="#_Toc78401408" office:target-frame-name="_top" xlink:show="replace"><text:span text:style-name="Hyperlink">7.9.1</text:span><text:span text:style-name="T146"><text:tab/></text:span><text:span text:style-name="Hyperlink">Base class template dependent, Mar. 22, 2019</text:span><text:tab/>20</text:a></text:p>
          <text:p text:style-name="P147"><text:a xlink:href="#_Toc78401409" office:target-frame-name="_top" xlink:show="replace"><text:span text:style-name="Hyperlink">7.9.2</text:span><text:span text:style-name="T148"><text:tab/></text:span><text:span text:style-name="T149">Ex</text:span><text:span text:style-name="Hyperlink">perience, Sep. 11, 20</text:span><text:span text:style-name="Hyperlink">20</text:span><text:tab/>20</text:a></text:p>
          <text:p text:style-name="P150"><text:a xlink:href="#_Toc78401410" office:target-frame-name="_top" xlink:show="replace"><text:span text:style-name="Hyperlink">7.9.3</text:span><text:span text:style-name="T151"><text:tab/></text:span><text:span text:style-name="Hyperlink">Lecture 78</text:span><text:tab/>20</text:a></text:p>
          <text:p text:style-name="P152"><text:a xlink:href="#_Toc78401411" office:target-frame-name="_top" xlink:show="replace"><text:span text:style-name="Hyperlink">7.10</text:span><text:span text:style-name="T153"><text:tab/></text:span><text:span text:style-name="Hyperlink">Calling Methods using base class type, Lecture 79</text:span><text:tab/>21</text:a></text:p>
          <text:p text:style-name="P154"><text:a xlink:href="#_Toc78401412" office:target-frame-name="_top" xlink:show="replace"><text:span text:style-name="Hyperlink">7.10.1</text:span><text:span text:style-name="T155"><text:tab/></text:span><text:span text:style-name="Hyperlink">To call a function, we need to fill it with values, rather that<text:s/></text:span><text:span text:style-name="Hyperlink">parameters. <text:s/>Nov. 2, 2018</text:span><text:tab/>21</text:a></text:p>
          <text:p text:style-name="P156"><text:a xlink:href="#_Toc78401413" office:target-frame-name="_top" xlink:show="replace"><text:span text:style-name="Hyperlink">7.11</text:span><text:span text:style-name="T157"><text:tab/></text:span><text:span text:style-name="Hyperlink">Polymorphism in C++ and Virtual Functions / Methods, Lecture 80</text:span><text:tab/>21</text:a></text:p>
          <text:p text:style-name="P158"><text:a xlink:href="#_Toc78401414" office:target-frame-name="_top" xlink:show="replace"><text:span text:style-name="Hyperlink">7.12</text:span><text:span text:style-name="T159"><text:tab/></text:span><text:span text:style-name="Hyperlink">Virtual Function | Inherited Attributes, Hierarchical Nature, Lecture 81</text:span><text:tab/>21</text:a></text:p>
          <text:p text:style-name="P160"><text:a xlink:href="#_Toc78401415" office:target-frame-name="_top" xlink:show="replace"><text:span text:style-name="Hyperlink">8</text:span><text:span text:style-name="T161"><text:tab/></text:span><text:span text:style-name="Hyperlink">Matrix</text:span><text:tab/>21</text:a></text:p>
          <text:p text:style-name="P162"><text:a xlink:href="#_Toc78401416" office:target-frame-name="_top" xlink:show="replace"><text:span text:style-name="Hyperlink">8.1</text:span><text:span text:style-name="T163"><text:tab/></text:span><text:span text:style-name="Hyperlink">Find the inverse matrix, 7-4-2018</text:span><text:tab/>21</text:a></text:p>
          <text:p text:style-name="P164"><text:a xlink:href="#_Toc78401417" office:target-frame-name="_top" xlink:show="replace"><text:span text:style-name="Hyperlink">8.2</text:span><text:span text:style-name="T165"><text:tab/></text:span><text:span text:style-name="Hyperlink">Segmentation fault, 15-4-2018</text:span><text:tab/>21</text:a></text:p>
          <text:p text:style-name="P166"><text:a xlink:href="#_Toc78401418" office:target-frame-name="_top" xlink:show="replace"><text:span text:style-name="Hyperlink">9</text:span><text:span text:style-name="T167"><text:tab/></text:span><text:span text:style-name="Hyperlink">Operation on files</text:span><text:tab/>22</text:a></text:p>
          <text:p text:style-name="P168"><text:a xlink:href="#_Toc78401419" office:target-frame-name="_top" xlink:show="replace"><text:span text:style-name="Hyperlink">9.1</text:span><text:span text:style-name="T169"><text:tab/></text:span><text:span text:style-name="Hyperlink">Std::ofstream out, file open for writing.</text:span><text:tab/>22</text:a></text:p>
          <text:p text:style-name="P170"><text:a xlink:href="#_Toc78401420" office:target-frame-name="_top" xlink:show="replace"><text:span text:style-name="Hyperlink">9.2</text:span><text:span text:style-name="T171"><text:tab/></text:span><text:span text:style-name="Hyperlink">read a text file into a variable</text:span><text:tab/>22</text:a></text:p>
          <text:p text:style-name="P172"><text:a xlink:href="#_Toc78401421" office:target-frame-name="_top" xlink:show="replace"><text:span text:style-name="Hyperlink">9.2.1</text:span><text:span text:style-name="T173"><text:tab/></text:span><text:span text:style-name="Hyperlink">Read matrix in a text file to an array in c++, 28-4-2018</text:span><text:tab/>22</text:a></text:p>
          <text:p text:style-name="P174"><text:a xlink:href="#_Toc78401422" office:target-frame-name="_top" xlink:show="replace"><text:span text:style-name="Hyperlink">9.2.2</text:span><text:span text:style-name="T175"><text:tab/></text:span><text:span text:style-name="Hyperlink">read a text file line by line and extract one of the elements</text:span><text:tab/>22</text:a></text:p>
          <text:p text:style-name="P176"><text:a xlink:href="#_Toc78401423" office:target-frame-name="_top" xlink:show="replace"><text:span text:style-name="Hyperlink">9.3</text:span><text:span text:style-name="T177"><text:tab/></text:span><text:span text:style-name="Hyperlink">add a variable number in the output file, 8-5-18</text:span><text:tab/>24</text:a></text:p>
          <text:p text:style-name="P178"><text:a xlink:href="#_Toc78401424" office:target-frame-name="_top" xlink:show="replace"><text:span text:style-name="Hyperlink">9.4</text:span><text:span text:style-name="T179"><text:tab/></text:span><text:span text:style-name="Hyperlink">read .vtk file to a .txt file,</text:span><text:tab/>24</text:a></text:p>
          <text:p text:style-name="P180"><text:a xlink:href="#_Toc78401425" office:target-frame-name="_top" xlink:show="replace"><text:span text:style-name="Hyperlink">9.4.1</text:span><text:span text:style-name="T181"><text:tab/></text:span><text:span text:style-name="Hyperlink">Rename .vtk file to .txt file, Jan. 22, 2019</text:span><text:tab/>24</text:a></text:p>
          <text:p text:style-name="P182"><text:a xlink:href="#_Toc78401426" office:target-frame-name="_top" xlink:show="replace"><text:span text:style-name="Hyperlink">9.5</text:span><text:span text:style-name="T183"><text:tab/></text:span><text:span text:style-name="T184">Save output into a file</text:span><text:tab/>24</text:a></text:p>
          <text:p text:style-name="P185"><text:a xlink:href="#_Toc78401427" office:target-frame-name="_top" xlink:show="replace"><text:span text:style-name="Hyperlink">9.5.1</text:span><text:span text:style-name="T186"><text:tab/></text:span><text:span text:style-name="T187">The structure</text:span><text:tab/>24</text:a></text:p>
          <text:p text:style-name="P188"><text:a xlink:href="#_Toc78401428" office:target-frame-name="_top" xlink:show="replace"><text:span text:style-name="Hyperlink">9.5.2</text:span><text:span text:style-name="T189"><text:tab/></text:span><text:span text:style-name="T190">append new data to</text:span><text:span text:style-name="T191"><text:s/>the old one</text:span><text:tab/>25</text:a></text:p>
          <text:p text:style-name="P192"><text:a xlink:href="#_Toc78401429" office:target-frame-name="_top" xlink:show="replace"><text:span text:style-name="Hyperlink">9.5.3</text:span><text:span text:style-name="T193"><text:tab/></text:span><text:span text:style-name="Hyperlink">remove a file, 5 Sep, 2108</text:span><text:tab/>25</text:a></text:p>
          <text:p text:style-name="P194"><text:a xlink:href="#_Toc78401430" office:target-frame-name="_top" xlink:show="replace"><text:span text:style-name="Hyperlink">10</text:span><text:span text:style-name="T195"><text:tab/></text:span><text:span text:style-name="Hyperlink">Tricky skills</text:span><text:tab/>25</text:a></text:p>
          <text:p text:style-name="P196"><text:a xlink:href="#_Toc78401431" office:target-frame-name="_top" xlink:show="replace"><text:span text:style-name="Hyperlink">10.1</text:span><text:span text:style-name="T197"><text:tab/></text:span><text:span text:style-name="T198">int main(int argc, char *argv[])</text:span><text:tab/>25</text:a></text:p>
          <text:p text:style-name="P199"><text:a xlink:href="#_Toc78401432" office:target-frame-name="_top" xlink:show="replace"><text:span text:style-name="Hyperlink">10.2</text:span><text:span text:style-name="T200"><text:tab/></text:span><text:span text:style-name="Hyperlink">assign the command line variable to the local variabal, 23 Aug, 2018</text:span><text:tab/>26</text:a></text:p>
          <text:p text:style-name="P201"><text:a xlink:href="#_Toc78401433" office:target-frame-name="_top" xlink:show="replace"><text:span text:style-name="Hyperlink">10.2.1</text:span><text:span text:style-name="T202"><text:tab/></text:span><text:span text:style-name="Hyperlink">float arguments, Nov, 4, 2018</text:span><text:tab/>26</text:a></text:p>
          <text:p text:style-name="P203"><text:a xlink:href="#_Toc78401434" office:target-frame-name="_top" xlink:show="replace"><text:span text:style-name="Hyperlink">10.3</text:span><text:span text:style-name="T204"><text:tab/></text:span><text:span text:style-name="T205">Create a variable shared by<text:s/></text:span><text:span text:style-name="T206">multiple classes, P7 bottom, step-7</text:span><text:tab/>26</text:a></text:p>
          <text:p text:style-name="P207"><text:a xlink:href="#_Toc78401435" office:target-frame-name="_top" xlink:show="replace"><text:span text:style-name="Hyperlink">10.4</text:span><text:span text:style-name="T208"><text:tab/></text:span><text:span text:style-name="Hyperlink">replicated name</text:span><text:tab/>26</text:a></text:p>
          <text:p text:style-name="P209"><text:a xlink:href="#_Toc78401436" office:target-frame-name="_top" xlink:show="replace"><text:span text:style-name="Hyperlink">10.4.1</text:span><text:span text:style-name="T210"><text:tab/></text:span><text:span text:style-name="T211">swap function has already existed in the namespace std.</text:span><text:tab/>26</text:a></text:p>
          <text:p text:style-name="P212"><text:a xlink:href="#_Toc78401437" office:target-frame-name="_top" xlink:show="replace"><text:span text:style-name="Hyperlink">10.4.2</text:span><text:span text:style-name="T213"><text:tab/></text:span><text:span text:style-name="Hyperlink">throw error of different ty</text:span><text:span text:style-name="Hyperlink">pes, 15-4-2018</text:span><text:tab/>26</text:a></text:p>
          <text:p text:style-name="P214"><text:a xlink:href="#_Toc78401438" office:target-frame-name="_top" xlink:show="replace"><text:span text:style-name="Hyperlink">10.4.3</text:span><text:span text:style-name="T215"><text:tab/></text:span><text:span text:style-name="Hyperlink">unnecessary brace pair, Feb. 21, 2019</text:span><text:tab/>27</text:a></text:p>
          <text:p text:style-name="P216"><text:a xlink:href="#_Toc78401439" office:target-frame-name="_top" xlink:show="replace"><text:span text:style-name="Hyperlink">11</text:span><text:span text:style-name="T217"><text:tab/></text:span><text:span text:style-name="Hyperlink">Using make to run c++</text:span><text:tab/>27</text:a></text:p>
          <text:p text:style-name="P218"><text:a xlink:href="#_Toc78401440" office:target-frame-name="_top" xlink:show="replace"><text:span text:style-name="Hyperlink">11.1</text:span><text:span text:style-name="T219"><text:tab/></text:span><text:span text:style-name="Hyperlink">Basics</text:span><text:tab/>27</text:a></text:p>
          <text:p text:style-name="P220"><text:a xlink:href="#_Toc78401441" office:target-frame-name="_top" xlink:show="replace"><text:span text:style-name="Hyperlink">12</text:span><text:span text:style-name="T221"><text:tab/></text:span><text:span text:style-name="Hyperlink">Traits</text:span><text:tab/>27</text:a></text:p>
          <text:p text:style-name="P222"><text:a xlink:href="#_Toc78401442" office:target-frame-name="_top" xlink:show="replace"><text:span text:style-name="Hyperlink">12.1</text:span><text:span text:style-name="T223"><text:tab/></text:span><text:span text:style-name="T224">judge the trait of the input, 15-12-2017</text:span><text:tab/>27</text:a></text:p>
          <text:p text:style-name="P225"><text:a xlink:href="#_Toc78401443" office:target-frame-name="_top" xlink:show="replace"><text:span text:style-name="Hyperlink">12.2</text:span><text:span text:style-name="T226"><text:tab/></text:span><text:span text:style-name="T227">Passing traits as traits parameters, 27-12-2017</text:span><text:tab/>27</text:a></text:p>
          <text:p text:style-name="P228"><text:a xlink:href="#_Toc78401444" office:target-frame-name="_top" xlink:show="replace"><text:span text:style-name="Hyperlink">12.3</text:span><text:span text:style-name="T229"><text:tab/></text:span><text:span text:style-name="T230">convert the enum class elements to int value,<text:s/></text:span><text:span text:style-name="T231">27-12-2017</text:span><text:tab/>28</text:a></text:p>
        </text:index-body>
      </text:table-of-content>
      <text:p text:style-name="Normal"/>
      <text:p text:style-name="P232"/>
      <text:p text:style-name="P233"/>
      <text:h text:style-name="Heading1" text:outline-level="1"><text:bookmark-start text:name="_Toc78401337"/><text:bookmark-end text:name="_Toc78401337"/>Notes</text:h>
      <text:p text:style-name="Textbody">Practice examples can be found at:</text:p>
      <text:p text:style-name="Textbody">C:\Users\LIUJI\Documents\0_research_community\5_tutorials\10_cpp\0_cmake</text:p>
      <text:p text:style-name="Textbody"/>
      <text:h text:style-name="Heading1" text:outline-level="1"><text:bookmark-start text:name="__RefHeading___Toc3877_1075026887"/><text:bookmark-start text:name="_Toc78396264"/><text:bookmark-start text:name="_Toc78401338"/>Compiling methods<text:bookmark-end text:name="__RefHeading___Toc3877_1075026887"/><text:bookmark-end text:name="_Toc78396264"/><text:bookmark-end text:name="_Toc78401338"/></text:h>
      <text:h text:style-name="Heading2" text:outline-level="2"><text:bookmark-start text:name="__RefHeading___Toc23442_2131971246"/><text:bookmark-start text:name="_Toc78396265"/><text:bookmark-start text:name="_Toc78401339"/>G++<text:bookmark-end text:name="__RefHeading___Toc23442_2131971246"/><text:bookmark-end text:name="_Toc78396265"/><text:bookmark-end text:name="_Toc78401339"/></text:h>
      <text:h text:style-name="Heading3" text:outline-level="3"><text:bookmark-start text:name="__RefHeading___Toc23444_2131971246"/><text:bookmark-start text:name="_Toc78396266"/><text:bookmark-start text:name="_Toc78401340"/>Version, Mar. 24, 2019<text:bookmark-end text:name="__RefHeading___Toc23444_2131971246"/><text:bookmark-end text:name="_Toc78396266"/><text:bookmark-end text:name="_Toc78401340"/></text:h>
      <text:p text:style-name="Textbody"><text:span text:style-name="SourceText">g++ --version</text:span></text:p>
      <text:p text:style-name="Textbody"><text:span text:style-name="SourceText">output:</text:span></text:p>
      <text:p text:style-name="Textbody"/>
      <text:p text:style-name="Textbody"><text:span text:style-name="T234">g++ (Debian 6.3.0-18+deb9u1) 6.3.0 20170516<text:s/></text:span><text:span text:style-name="T235"><text:line-break/></text:span><text:span text:style-name="T236">Copyright (C) 2016 Free Software Foundation, Inc.</text:span></text:p>
      <text:p text:style-name="Textbody"/>
      <text:h text:style-name="Heading3" text:outline-level="3"><text:bookmark-start text:name="__RefHeading___Toc3879_1075026887"/><text:bookmark-start text:name="_Toc78396267"/><text:bookmark-start text:name="_Toc78401341"/>Using g++ to compile, Jan. 22, 2019<text:bookmark-end text:name="__RefHeading___Toc3879_1075026887"/><text:bookmark-end text:name="_Toc78396267"/><text:bookmark-end text:name="_Toc78401341"/></text:h>
      <text:p text:style-name="PreformattedText"><text:span text:style-name="SourceText">$ g++ -c file1.cpp</text:span></text:p>
      <text:p text:style-name="PreformattedText"><text:span text:style-name="SourceText">$ g++ -c file2.cpp</text:span></text:p>
      <text:p text:style-name="P237"><text:span text:style-name="SourceText">$ g++ file1.o file2.o -o my_program</text:span></text:p>
      <text:p text:style-name="Textbody"><text:a xlink:href="https://stackoverflow.com/questions/25274312/defining-c-functions-inside-header-files/25274371" office:target-frame-name="_top" xlink:show="replace"><text:span text:style-name="Hyperlink">https://stackoverflow.com/questions/25274312/defining-c-functions-inside-header-files/25274371</text:span></text:a></text:p>
      <text:p text:style-name="Textbody"/>
      <text:p text:style-name="Textbody">checked on June 5, 2019</text:p>
      <text:p text:style-name="Textbody"><text:a xlink:href="https://rupinderjeetkaur.wordpress.com/2014/06/20/run-a-cc-program-on-terminal-using-gcc-compiler/" office:target-frame-name="_top" xlink:show="replace">https://rupinderjeetkaur.wordpress.com/2014/06/20/run-a-cc-program-on-terminal-using-gcc-compiler/</text:a></text:p>
      <text:p text:style-name="Textbody"/>
      <text:p text:style-name="Textbody">The following command line allows creating an executable file, June 29, 2019</text:p>
      <text:p text:style-name="Textbody"><text:span text:style-name="T238">g++ algorithm7.cpp -o algorithm7</text:span><text:span text:style-name="T239"><text:line-break/></text:span><text:span text:style-name="T240"><text:line-break/></text:span><text:a xlink:href="https://stackoverflow.com/questions/19287273/c-how-to-create-an-executable-out-of-my-program" office:target-frame-name="_top" xlink:show="replace"><text:span text:style-name="T241">https://stackoverflow.com/questions/19287273/c-how-to-create-an-</text:span></text:a><text:a xlink:href="https://stackoverflow.com/questions/19287273/c-how-to-create-an-executable-out-of-my-program" office:target-frame-name="_top" xlink:show="replace"><text:span text:style-name="T242">executable-out-of-my-program</text:span></text:a></text:p>
      <text:p text:style-name="P243"/>
      <text:p text:style-name="P244">compile main file containing header files</text:p>
      <text:p text:style-name="P245">g++ main.cpp functions.cpp -o main</text:p>
      <text:p text:style-name="P246">where functions.cpp is source of header file</text:p>
      <text:p text:style-name="P247">Oct. 30, 2019</text:p>
      <text:h text:style-name="Heading1" text:outline-level="1"><text:bookmark-start text:name="_Toc78886422"/><text:bookmark-start text:name="_Toc81729680"/><text:soft-page-break/>Cmake<text:s/></text:h>
      <text:h text:style-name="Heading2" text:outline-level="2">installation<text:bookmark-end text:name="_Toc78886422"/><text:bookmark-end text:name="_Toc81729680"/></text:h>
      <text:p text:style-name="P248">sudo apt-get install cmake</text:p>
      <text:p text:style-name="P249">Download cmake-3.9.6 online</text:p>
      <text:p text:style-name="P250">Extract using, roam to the file extracted</text:p>
      <text:p text:style-name="P251">./bootstrap</text:p>
      <text:p text:style-name="P252">Make</text:p>
      <text:p text:style-name="P253">Make install</text:p>
      <text:p text:style-name="P254"><text:a xlink:href="https://cmake.org/install/" office:target-frame-name="_top" xlink:show="replace"><text:span text:style-name="T255">https://cmake.org/install/</text:span></text:a></text:p>
      <text:p text:style-name="Textbody"/>
      <text:h text:style-name="Heading2" text:outline-level="2"><text:bookmark-start text:name="_Toc78886423"/><text:bookmark-start text:name="_Toc81729681"/>Content in CMakeList.txt<text:bookmark-end text:name="_Toc78886423"/><text:bookmark-end text:name="_Toc81729681"/></text:h>
      <text:h text:style-name="Heading3" text:outline-level="3"><text:bookmark-start text:name="_Toc78554370"/><text:bookmark-start text:name="_Toc78886424"/><text:bookmark-start text:name="_Toc81729682"/>Step<text:s/><text:bookmark-end text:name="_Toc78554370"/><text:bookmark-end text:name="_Toc78886424"/>1 Basic content<text:bookmark-end text:name="_Toc81729682"/></text:h>
      <text:p text:style-name="P256">cmake_minimum_required(VERSION 3.1)</text:p>
      <text:p text:style-name="P257">project (practice)</text:p>
      <text:p text:style-name="P258">set(SOURCES src/practicing_pointer_reference.cpp)</text:p>
      <text:p text:style-name="P259">add_executable(practicing_pointer_reference ${SOURCES})</text:p>
      <text:p text:style-name="Textbody"/>
      <text:p text:style-name="Textbody">On the third line, we can specify the name of the executable file by adding the name<text:s/>before the source file.</text:p>
      <text:h text:style-name="Heading3" text:outline-level="3"><text:bookmark-start text:name="_Toc78554371"/><text:bookmark-start text:name="_Toc78886425"/><text:bookmark-start text:name="_Toc81729683"/>Step 2 Practicing subdirectories<text:bookmark-end text:name="_Toc78554371"/><text:bookmark-end text:name="_Toc78886425"/><text:bookmark-end text:name="_Toc81729683"/></text:h>
      <text:p text:style-name="Textbody">In this step, we create the following subdirectories:</text:p>
      <text:p text:style-name="Textbody">include/<text:s/></text:p>
      <text:p text:style-name="Textbody">src/</text:p>
      <text:p text:style-name="Textbody">build/</text:p>
      <text:h text:style-name="Heading3" text:outline-level="3"><text:bookmark-start text:name="_Toc78554372"/><text:bookmark-start text:name="_Toc78886426"/><text:bookmark-start text:name="_Toc81729684"/>Step 3 Building a shared library<text:bookmark-end text:name="_Toc78554372"/><text:bookmark-end text:name="_Toc78886426"/><text:bookmark-end text:name="_Toc81729684"/></text:h>
      <text:p text:style-name="P260">add_library(functions SHARED ${SOURCES})</text:p>
      <text:p text:style-name="P261">install(TARGETS functions DESTINATION /usr/lib)</text:p>
      <text:p text:style-name="Textbody">Results:</text:p>
      <text:p text:style-name="Textbody">A library called libfunctions.so is installed in</text:p>
      <text:p text:style-name="Textbody">/usr/lib</text:p>
      <text:h text:style-name="Heading3" text:outline-level="3"><text:bookmark-start text:name="_Toc78886427"/><text:bookmark-start text:name="_Toc81729685"/>Step 4 Using a library<text:bookmark-end text:name="_Toc78886427"/><text:bookmark-end text:name="_Toc81729685"/></text:h>
      <text:p text:style-name="P262">set (PROJECT_LINK_LIBS libfunctions.so)</text:p>
      <text:p text:style-name="P263">link_directories(../0_basics/build)</text:p>
      <text:p text:style-name="Textbody"/>
      <text:soft-page-break/>
      <text:p text:style-name="Textbody">Using this functionality, we can only include the header file, and the library is<text:s/>invoked automatically through the above commands.</text:p>
      <text:h text:style-name="Heading3" text:outline-level="3">Outputting to a designated file folder</text:h>
      <text:p text:style-name="P264"><text:span text:style-name="T265">set(CMAKE_RUNTIME_OUTPUT_DIRECTORY ${CMAKE_BINARY_DIR}/bin)</text:span></text:p>
      <text:p text:style-name="Textbody"><text:a xlink:href="https://stackoverflow.com/questions/6594796/how-do-i-make-cmake-output-into-a-bin-dir" office:target-frame-name="_top" xlink:show="replace"><text:span text:style-name="Hyperlink">http</text:span><text:span text:style-name="Hyperlink">s://stackoverflow.com/questions/6594796/how-do-i-make-cmake-output-into-a-bin-dir</text:span></text:a></text:p>
      <text:p text:style-name="Textbody"/>
      <text:h text:style-name="Heading3" text:outline-level="3">F<text:span text:style-name="T266">uture work</text:span></text:h>
      <text:p text:style-name="Textbody">add_subdirectory(H03-reverse-engineering)</text:p>
      <text:p text:style-name="P267"/>
      <text:h text:style-name="Heading2" text:outline-level="2"><text:bookmark-start text:name="_Toc78886428"/><text:bookmark-start text:name="_Toc81729686"/>Procedure of compiling a file<text:bookmark-end text:name="_Toc78886428"/><text:bookmark-end text:name="_Toc81729686"/></text:h>
      <text:h text:style-name="Heading3" text:outline-level="3"><text:bookmark-start text:name="_Toc81729687"/><text:bookmark-start text:name="__RefHeading___Toc4324_4111360865"/><text:bookmark-start text:name="_Toc78554374"/><text:bookmark-start text:name="_Toc78886429"/>build<text:bookmark-end text:name="_Toc81729687"/></text:h>
      <text:p text:style-name="P268">mkdir build</text:p>
      <text:p text:style-name="P269">cd build</text:p>
      <text:p text:style-name="Textbody"/>
      <text:p text:style-name="Textbody">Note that, we create the build folder in parallel with the folder of the source code currently.</text:p>
      <text:h text:style-name="Heading3" text:outline-level="3"><text:bookmark-start text:name="_Toc81729688"/>cmake ..<text:bookmark-end text:name="__RefHeading___Toc4324_4111360865"/><text:bookmark-end text:name="_Toc78554374"/><text:bookmark-end text:name="_Toc78886429"/><text:bookmark-end text:name="_Toc81729688"/></text:h>
      <text:p text:style-name="Textbody">cmake ..</text:p>
      <text:p text:style-name="Textbody">This will generate all required Makefiles needed to compile the examples.</text:p>
      <text:p text:style-name="Textbody"><text:a xlink:href="https://gitlab.com/mmoelle1/tw3720tu.2017/tree/master" office:target-frame-name="_top" xlink:show="replace"><text:span text:style-name="Hyperlink">https://gitlab.com/mmoelle1/tw3720tu.2017/tree/master</text:span></text:a></text:p>
      <text:p text:style-name="Textbody"/>
      <text:p text:style-name="Textbody">The functionalities of this command:</text:p>
      <text:list text:style-name="LFO10" text:continue-numbering="true">
        <text:list-item>
          <text:p text:style-name="P270">Identifying the environment settings for the Linux device</text:p>
        </text:list-item>
        <text:list-item>
          <text:p text:style-name="P271">Automatically generating the Makefiles for the project</text:p>
        </text:list-item>
      </text:list>
      <text:p text:style-name="Textbody"><text:a xlink:href="http://derekmolloy.ie/hello-world-introductions-to-cmake/" office:target-frame-name="_top" xlink:show="replace"><text:span text:style-name="Hyperlink">http://derekmolloy.ie/hello-world-introductions-to-cmake/</text:span></text:a></text:p>
      <text:p text:style-name="Textbody"/>
      <text:p text:style-name="Textbody">All Makefiles will appear in the build filefolder.</text:p>
      <text:h text:style-name="Heading3" text:outline-level="3"><text:bookmark-start text:name="__RefHeading___Toc4326_4111360865"/><text:bookmark-start text:name="_Toc78554375"/><text:bookmark-start text:name="_Toc78886430"/><text:bookmark-start text:name="_Toc81729689"/>make<text:bookmark-end text:name="__RefHeading___Toc4326_4111360865"/><text:bookmark-end text:name="_Toc78554375"/><text:bookmark-end text:name="_Toc78886430"/><text:bookmark-end text:name="_Toc81729689"/></text:h>
      <text:p text:style-name="Textbody">Compiling the example program and generating the binary file.</text:p>
      <text:p text:style-name="Textbody">Note that, we should not change CMakeLists.txt when we’re running this command.</text:p>
      <text:p text:style-name="Textbody"/>
      <text:h text:style-name="Heading3" text:outline-level="3"><text:bookmark-start text:name="_Toc78886431"/><text:bookmark-start text:name="_Toc81729690"/>make install<text:bookmark-end text:name="_Toc78886431"/><text:bookmark-end text:name="_Toc81729690"/></text:h>
      <text:p text:style-name="Textbody">The make install command will copy the built program, and its libraries and documentation, to the correct locations.</text:p>
      <text:p text:style-name="Textbody"><text:a xlink:href="https://thoughtbot.com/blog/the-magic-behind-configure-make-make-install" office:target-frame-name="_top" xlink:show="replace"><text:span text:style-name="Hyperlink">https://thoughtbot.com/blog/the-magic-behind-configure-make-make-install</text:span></text:a></text:p>
      <text:p text:style-name="Textbody"><text:a xlink:href="https://superuser.com/questions/360178/what-does-make-install-do" office:target-frame-name="_top" xlink:show="replace"><text:span text:style-name="Hyperlink">https://superuser.com/questions/360178/what-does-make-in</text:span><text:span text:style-name="Hyperlink">stall-do</text:span></text:a></text:p>
      <text:p text:style-name="Textbody"/>
      <text:p text:style-name="Textbody">This can be checked by comparing the files in<text:s/></text:p>
      <text:p text:style-name="Textbody">/home/wsl_jie/dealii_920/lib</text:p>
      <text:p text:style-name="Textbody">to that in</text:p>
      <text:p text:style-name="Textbody">/home/wsl_jie/build/lib</text:p>
      <text:p text:style-name="Textbody"/>
      <text:p text:style-name="Textbody">The latter is located in the build folder for the installation of deal.II.</text:p>
      <text:p text:style-name="Textbody"/>
      <text:p text:style-name="Textbody">As stated above, we’ve installed a library, i.e. libfunctions.so, <text:s/>in<text:s/></text:p>
      <text:p text:style-name="Textbody">/usr/lib</text:p>
      <text:p text:style-name="P272"/>
      <text:h text:style-name="Heading1" text:outline-level="1"><text:bookmark-start text:name="__RefHeading__855_2134843222"/><text:bookmark-start text:name="_Toc78396275"/><text:bookmark-start text:name="_Toc78401348"/>Datatype<text:bookmark-end text:name="__RefHeading__855_2134843222"/><text:bookmark-end text:name="_Toc78396275"/><text:bookmark-end text:name="_Toc78401348"/></text:h>
      <text:h text:style-name="Heading2" text:outline-level="2"><text:bookmark-start text:name="__RefHeading__1546_2046050055"/><text:bookmark-start text:name="_Toc78396276"/><text:bookmark-start text:name="_Toc78401349"/>Size of datatype<text:bookmark-end text:name="__RefHeading__1546_2046050055"/><text:bookmark-end text:name="_Toc78396276"/><text:bookmark-end text:name="_Toc78401349"/></text:h>
      <text:p text:style-name="Textbody">Reference:</text:p>
      <text:p text:style-name="Textbody"><text:a xlink:href="https://msdn.microsoft.com/en-us/library/cc953fe1.aspx" office:target-frame-name="_top" xlink:show="replace">https://msdn.microsoft.com/en-us/library/cc953fe1.aspx</text:a></text:p>
      <text:p text:style-name="Textbody"/>
      <text:h text:style-name="Heading2" text:outline-level="2"><text:bookmark-start text:name="__RefHeading__1548_2046050055"/><text:bookmark-start text:name="_Toc78396277"/><text:bookmark-start text:name="_Toc78401350"/>Type category<text:bookmark-end text:name="__RefHeading__1548_2046050055"/><text:bookmark-end text:name="_Toc78396277"/><text:bookmark-end text:name="_Toc78401350"/></text:h>
      <text:h text:style-name="Heading3" text:outline-level="3"><text:bookmark-start text:name="__RefHeading__14200_2134843222"/><text:bookmark-start text:name="_Toc78396278"/><text:bookmark-start text:name="_Toc78401351"/>double<text:bookmark-end text:name="__RefHeading__14200_2134843222"/><text:bookmark-end text:name="_Toc78396278"/><text:bookmark-end text:name="_Toc78401351"/></text:h>
      <text:p text:style-name="Textbody">// <text:s text:c="2"/>long double a_long_double_number = 1.0/6.0L;</text:p>
      <text:p text:style-name="Textbody">// <text:s text:c="2"/>long double a_double_number = 1.0/6.0;</text:p>
      <text:p text:style-name="Textbody">// <text:s text:c="8"/></text:p>
      <text:p text:style-name="Textbody">// <text:s text:c="2"/>std::cout &lt;&lt; std::setprecision(19) &lt;&lt; "a_long_double_number: \n" &lt;&lt; a_long_double_number* (std::pow(1.0L, 1.0L)) &lt;&lt; "\n";</text:p>
      <text:p text:style-name="Textbody">// <text:s text:c="2"/>std::cout &lt;&lt; std::setprecision(19) &lt;&lt;<text:s/>"a_double_number: \n" &lt;&lt; a_double_number &lt;&lt; "\n";</text:p>
      <text:p text:style-name="Textbody">//</text:p>
      <text:p text:style-name="Textbody">Note that, long double also works for the class Vector&lt;Number&gt; in deal.II.</text:p>
      <text:p text:style-name="Textbody"/>
      <text:p text:style-name="Textbody">Furthermore, we can investigate the influence of the operation of adding and multiplying on the long double number. For example,</text:p>
      <text:p text:style-name="Textbody">long double a_long_double_number_2 = a_long_double_number + a_long_double_number;</text:p>
      <text:p text:style-name="Textbody">long double a_long_double_number_3 = a_long_double_number * 2.0;</text:p>
      <text:p text:style-name="Textbody"/>
      <text:p text:style-name="Textbody">Besides,<text:s/><text:span text:style-name="T273">we</text:span><text:s/>may encounter the following operations:</text:p>
      <text:p text:style-name="Textbody"><text:s text:c="16"/></text:p>
      <text:p text:style-name="Textbody"><text:s text:c="8"/>std::cout &lt;&lt; " <text:s text:c="4"/>" &lt;&lt; "1.414213562373095048801688724209698079" &lt;&lt; " <text:s text:c="2"/>--- char sqrt(2.0)" &lt;&lt; std::endl;</text:p>
      <text:p text:style-name="Textbody"><text:s text:c="8"/>std::cout &lt;&lt; <text:s/>" <text:s text:c="4"/>" &lt;&lt; "3.14159265358979323846264338327950288419716939937510582" &lt;&lt; " <text:s text:c="2"/>--- char pi" &lt;&lt; std::endl; <text:s text:c="7"/></text:p>
      <text:p text:style-name="Textbody"><text:s text:c="8"/>std::cout &lt;&lt; <text:s/>" <text:s text:c="4"/>" &lt;&lt;<text:s/>"2.71828182845904523536028747135266249775724709369995957" &lt;&lt; " <text:s text:c="2"/>--- char e_const" &lt;&lt; std::endl;</text:p>
      <text:p text:style-name="Textbody"/>
      <text:h text:style-name="Heading3" text:outline-level="3"><text:bookmark-start text:name="__RefHeading___Toc4195_533666602"/><text:bookmark-start text:name="_Toc78396281"/><text:bookmark-start text:name="_Toc78401354"/>typedef, June 6, 2019<text:bookmark-end text:name="__RefHeading___Toc4195_533666602"/><text:bookmark-end text:name="_Toc78396281"/><text:bookmark-end text:name="_Toc78401354"/></text:h>
      <text:p text:style-name="Textbody">// <text:s text:c="4"/>typedef unsigned int my_int;</text:p>
      <text:p text:style-name="Textbody">// <text:s text:c="4"/>my_int exmple_my_int = 2;</text:p>
      <text:p text:style-name="Textbody">// <text:s text:c="4"/>std::cout &lt;&lt; " <text:s text:c="3"/>exmple_my_int: " &lt;&lt; exmple_my_int &lt;&lt; std::endl; <text:s text:c="3"/></text:p>
      <text:p text:style-name="Textbody">// <text:s text:c="2"/></text:p>
      <text:p text:style-name="Textbody">// <text:s text:c="4"/>typedef unsigned int my_boundary_id;</text:p>
      <text:p text:style-name="Textbody">// <text:s text:c="4"/>my_boundary_id my_bnd = 2;</text:p>
      <text:p text:style-name="Textbody">// <text:s text:c="4"/>std::cout &lt;&lt; " <text:s text:c="3"/>my_bnd: " &lt;&lt; my_bnd &lt;&lt; std::endl;</text:p>
      <text:p text:style-name="Textbody"/>
      <text:h text:style-name="Heading3" text:outline-level="3">typename</text:h>
      <text:p text:style-name="Textbody"><text:s text:c="4"/>typename a = 2;</text:p>
      <text:p text:style-name="Textbody"><text:s text:c="4"/>cout &lt;&lt; "a: " &lt;&lt; a &lt;&lt; endl;</text:p>
      <text:p text:style-name="P274">source: practice</text:p>
      <text:h text:style-name="Heading3" text:outline-level="3">std::size_t</text:h>
      <text:p text:style-name="P275"><text:s text:c="4"/>std::size_t name_size = 0;</text:p>
      <text:p text:style-name="P276"><text:s text:c="4"/></text:p>
      <text:p text:style-name="P277"><text:s text:c="4"/>printf("%zu", name_size);</text:p>
      <text:p text:style-name="P278"><text:s text:c="4"/>cout &lt;&lt; name_size &lt;&lt; endl;</text:p>
      <text:p text:style-name="P279"><text:s text:c="4"/>source: practice</text:p>
      <text:h text:style-name="Heading2" text:outline-level="2"><text:bookmark-start text:name="__RefHeading__10934_457970875"/><text:bookmark-start text:name="_Toc78396282"/><text:bookmark-start text:name="_Toc78401355"/>Tensor<text:bookmark-end text:name="__RefHeading__10934_457970875"/><text:bookmark-end text:name="_Toc78396282"/><text:bookmark-end text:name="_Toc78401355"/></text:h>
      <text:p text:style-name="Textbody">A tensor is a generalization of scalars (rank zero tensors), vectors (rank one tensors), and matrices (rank two tensors). P9, step 7</text:p>
      <text:p text:style-name="Standard"><text:span text:style-name="T280">st</text:span><text:span text:style-name="T281">d::vector&lt;Tensor&lt;1,1&gt;&gt;&amp;</text:span><text:span text:style-name="T282"><text:tab/></text:span><text:span text:style-name="T283"><text:tab/>gradients;</text:span></text:p>
      <text:p text:style-name="Standard">The vector size is unknow, which is determined by assignment.</text:p>
      <text:p text:style-name="Textbody"/>
      <text:h text:style-name="Heading2" text:outline-level="2"><text:bookmark-start text:name="__RefHeading___Toc3829_337972946"/><text:bookmark-start text:name="_Toc78396285"/><text:bookmark-start text:name="_Toc78401358"/><text:soft-page-break/>Array<text:bookmark-end text:name="__RefHeading___Toc3829_337972946"/><text:bookmark-end text:name="_Toc78396285"/><text:bookmark-end text:name="_Toc78401358"/></text:h>
      <text:h text:style-name="Heading3" text:outline-level="3"><text:bookmark-start text:name="__RefHeading___Toc28972_2070464257"/><text:bookmark-start text:name="_Toc78396286"/><text:bookmark-start text:name="_Toc78401359"/>Creating an array<text:bookmark-end text:name="__RefHeading___Toc28972_2070464257"/><text:bookmark-end text:name="_Toc78396286"/><text:bookmark-end text:name="_Toc78401359"/></text:h>
      <text:p text:style-name="Contents1">std::array&lt;int, 3&gt; a = {1,2,3};</text:p>
      <text:p text:style-name="Normal"><text:a xlink:href="http://en.cppreference.com/w/cpp/container/array/" office:target-frame-name="_top" xlink:show="replace"><text:span text:style-name="Hyperlink">http://en.cppreference.com/w/cpp/c</text:span><text:span text:style-name="Hyperlink">ontainer/array/</text:span></text:a></text:p>
      <text:p text:style-name="Normal"><text:a xlink:href="http://www.cplusplus.com/doc/tutorial/arrays/" office:target-frame-name="_top" xlink:show="replace"><text:span text:style-name="Hyperlink">http://www.cplusplus.com/doc/tutorial/arrays/</text:span></text:a></text:p>
      <text:p text:style-name="P284"/>
      <text:h text:style-name="Heading1" text:outline-level="1"><text:bookmark-start text:name="__RefHeading__851_2134843222"/><text:bookmark-start text:name="_Toc78396287"/><text:bookmark-start text:name="_Toc78401360"/>Terminology<text:bookmark-end text:name="__RefHeading__851_2134843222"/><text:bookmark-end text:name="_Toc78396287"/><text:bookmark-end text:name="_Toc78401360"/></text:h>
      <text:h text:style-name="Heading2" text:outline-level="2"><text:bookmark-start text:name="__RefHeading__1542_2046050055"/><text:bookmark-start text:name="_Toc78396289"/><text:bookmark-start text:name="_Toc78401362"/>Pointer<text:bookmark-end text:name="__RefHeading__1542_2046050055"/><text:bookmark-end text:name="_Toc78396289"/><text:bookmark-end text:name="_Toc78401362"/></text:h>
      <text:p text:style-name="Textbody">A pointer is a variable which contains the address of memory.</text:p>
      <text:p text:style-name="Textbody">If the variable is an integer, the pointer should also be of type integer.</text:p>
      <text:p text:style-name="Textbody">For example, if we set</text:p>
      <text:p text:style-name="Textbody">int age;</text:p>
      <text:p text:style-name="Textbody">then when creating a pointer of age, we need to set</text:p>
      <text:p text:style-name="Textbody">int *ageptr; //here a star operator is required.</text:p>
      <text:p text:style-name="Textbody">Then we need to give the address of age (&amp;age) to this pointer.</text:p>
      <text:p text:style-name="P285"/>
      <text:p text:style-name="P286"/>
      <text:h text:style-name="Heading3" text:outline-level="3"><text:bookmark-start text:name="__RefHeading__1544_2046050055"/><text:bookmark-start text:name="_Toc78396290"/><text:bookmark-start text:name="_Toc78401363"/>The size of a pointer<text:bookmark-end text:name="__RefHeading__1544_2046050055"/><text:bookmark-end text:name="_Toc78396290"/><text:bookmark-end text:name="_Toc78401363"/></text:h>
      <text:p text:style-name="P287">The<text:s/>pointer size of type 'int', 'double', 'float', 'char', 'class' are all 8.</text:p>
      <text:p text:style-name="Standard"><text:span text:style-name="T288">source:<text:s/></text:span><text:a xlink:href="https://stackoverflow.com/questions/6751749/what-is-the-size-of-a-pointer" office:target-frame-name="_top" xlink:show="replace"><text:span text:style-name="T289">e</text:span></text:a><text:span text:style-name="T290">clipse test</text:span></text:p>
      <text:p text:style-name="P291"/>
      <text:h text:style-name="Heading3" text:outline-level="3"><text:bookmark-start text:name="_Toc78401364"/>Pointers to chars<text:bookmark-end text:name="_Toc78401364"/></text:h>
      <text:p text:style-name="Textbody">See the practice.</text:p>
      <text:p text:style-name="Textbody"/>
      <text:p text:style-name="Textbody">To do:</text:p>
      <text:p text:style-name="Textbody">// <text:s text:c="4"/>const char * filename = obj_string_file_name_for_updating_data_vector.c_str();</text:p>
      <text:p text:style-name="Textbody">in which filename can be used as an argument of<text:s/>the function<text:s/>open()<text:s/>when opening a file.</text:p>
      <text:h text:style-name="Heading3" text:outline-level="3">Pointer to a string</text:h>
      <text:p text:style-name="Normal">See the practice.</text:p>
      <text:h text:style-name="Heading2" text:outline-level="2"><text:bookmark-start text:name="_Toc78396291"/><text:bookmark-start text:name="_Toc78401365"/><text:bookmark-start text:name="__RefHeading___Toc17002_548043565"/>Reference<text:bookmark-end text:name="_Toc78396291"/><text:bookmark-end text:name="_Toc78401365"/></text:h>
      <text:p text:style-name="Normal">Passing arguments by reference.</text:p>
      <text:p text:style-name="Textbody"><text:a xlink:href="https://www.learncpp.com/cpp-tutorial/passing-arguments-by-reference/" office:target-frame-name="_top" xlink:show="replace"><text:span text:style-name="Hyperlink">https://www.learncpp.com/cpp-tutorial/passing-arguments-by-reference/</text:span></text:a></text:p>
      <text:p text:style-name="Textbody"/>
      <text:h text:style-name="Heading2" text:outline-level="2"><text:bookmark-start text:name="_Toc78396293"/><text:bookmark-start text:name="_Toc78401367"/><text:soft-page-break/>loop<text:bookmark-end text:name="__RefHeading___Toc17002_548043565"/><text:bookmark-end text:name="_Toc78396293"/><text:bookmark-end text:name="_Toc78401367"/></text:h>
      <text:h text:style-name="Heading3" text:outline-level="3"><text:bookmark-start text:name="__RefHeading___Toc17004_548043565"/><text:bookmark-start text:name="_Toc78396294"/><text:bookmark-start text:name="_Toc78401368"/>Convert iterator to index, Jan. 7, 2019<text:bookmark-end text:name="__RefHeading___Toc17004_548043565"/><text:bookmark-end text:name="_Toc78396294"/><text:bookmark-end text:name="_Toc78401368"/></text:h>
      <text:p text:style-name="Textbody"><text:s text:c="4"/>unsigned int j=0;</text:p>
      <text:p text:style-name="Textbody"><text:s text:c="4"/>for (auto i = inte_xi_real_double_vector.begin(); i != inte_xi_real_double_vector.end(); ++i)</text:p>
      <text:p text:style-name="Textbody"><text:s text:c="4"/>{</text:p>
      <text:p text:style-name="Textbody"><text:s text:c="8"/>j=std::distance(inte_xi_real_double_vector.begin(),i);</text:p>
      <text:p text:style-name="Textbody"><text:s text:c="4"/>}</text:p>
      <text:p text:style-name="Textbody"><text:a xlink:href="https://stackoverflow.com/questions/26995725/how-to-convert-vector-iterator-to-int-in-c" office:target-frame-name="_top" xlink:show="replace">https://stackoverflow.com/questions/26995725/how-to-convert-vector-iterator-to-int-in-c</text:a></text:p>
      <text:h text:style-name="Heading2" text:outline-level="2"><text:bookmark-start text:name="__RefHeading__10418_457970875"/><text:bookmark-start text:name="_Toc78396295"/><text:bookmark-start text:name="_Toc78401369"/>Method<text:bookmark-end text:name="__RefHeading__10418_457970875"/><text:bookmark-end text:name="_Toc78396295"/><text:bookmark-end text:name="_Toc78401369"/></text:h>
      <text:p text:style-name="Textbody">A<text:s/><text:span text:style-name="T292">method</text:span><text:s/>is a member function of a class, but in<text:s/><text:span text:style-name="T293">C++</text:span><text:s/>they are more commonly called member functions than<text:s/><text:span text:style-name="T294">methods</text:span><text:s/>(some programmers coming from other languages like Java call them<text:s/><text:span text:style-name="T295">methods</text:span>). A function is usually meant to mean a free-function, which is not the member of a class.</text:p>
      <text:h text:style-name="Heading2" text:outline-level="2"><text:bookmark-start text:name="__RefHeading___Toc10620_406370743"/><text:bookmark-start text:name="_Toc78396296"/><text:bookmark-start text:name="_Toc78401370"/>Const qualifier<text:bookmark-end text:name="__RefHeading___Toc10620_406370743"/><text:bookmark-end text:name="_Toc78396296"/><text:bookmark-end text:name="_Toc78401370"/></text:h>
      <text:h text:style-name="Heading3" text:outline-level="3"><text:bookmark-start text:name="__RefHeading___Toc3823_337972946"/><text:a xlink:href="https://stackoverflow.com/questions/5973427/error-passing-xxx-as-this-argument-of-xxx-discards-qualifiers" office:target-frame-name="_top" xlink:show="replace"><text:bookmark-start text:name="_Toc78396297"/><text:bookmark-start text:name="_Toc78401371"/>error: passing xxx as 'this' argument of xxx discards qualifiers</text:a>, 9-3-2018<text:bookmark-end text:name="__RefHeading___Toc3823_337972946"/><text:bookmark-end text:name="_Toc78396297"/><text:bookmark-end text:name="_Toc78401371"/></text:h>
      <text:p text:style-name="Textbody">Assignment H11-heat-equation.cc</text:p>
      <text:p text:style-name="Textbody"><text:a xlink:href="https://stackoverflow.com/questions/5973427/error-passing-xxx-as-this-argument-of-xxx-discards-qualifiers" office:target-frame-name="_top" xlink:show="replace"><text:span text:style-name="T296">https://stackoverflow.com/questions/5973427/error-passing-xxx-as-this-argument-of-xxx-discards-qualifiers</text:span></text:a></text:p>
      <text:h text:style-name="Heading2" text:outline-level="2"><text:bookmark-start text:name="__RefHeading___Toc17006_548043565"/><text:bookmark-start text:name="_Toc78396302"/><text:bookmark-start text:name="_Toc78401376"/>Pair<text:bookmark-end text:name="__RefHeading___Toc17006_548043565"/><text:bookmark-end text:name="_Toc78396302"/><text:bookmark-end text:name="_Toc78401376"/></text:h>
      <text:h text:style-name="Heading3" text:outline-level="3"><text:bookmark-start text:name="__RefHeading___Toc17008_548043565"/><text:bookmark-start text:name="_Toc78396303"/><text:bookmark-start text:name="_Toc78401377"/>Defining and filling in pairs, Jan. 6, 2019<text:bookmark-end text:name="__RefHeading___Toc17008_548043565"/><text:bookmark-end text:name="_Toc78396303"/><text:bookmark-end text:name="_Toc78401377"/></text:h>
      <text:p text:style-name="Textbody"><text:s text:c="4"/>std::vector&lt;std::pair &lt;double,double&gt; &gt; vector_pair;</text:p>
      <text:p text:style-name="Textbody"><text:s text:c="4"/>for(unsigned int i=0;<text:s/>i&lt;21; ++i)</text:p>
      <text:p text:style-name="Textbody"><text:s text:c="4"/>{</text:p>
      <text:p text:style-name="Textbody"><text:s text:c="6"/>vector_pair.push_back(std::make_pair(raw_H_double_vector[i],T1r_cellwise[i]));</text:p>
      <text:p text:style-name="Textbody"><text:s text:c="4"/>}</text:p>
      <text:p text:style-name="Textbody"><text:a xlink:href="https://stackoverflow.com/questions/13406790/filling-a-vector-of-pairs" office:target-frame-name="_top" xlink:show="replace">https://stackoverflow.com/questions/13406790/filling-a-vector-of-pairs</text:a></text:p>
      <text:p text:style-name="P297"/>
      <text:h text:style-name="Heading3" text:outline-level="3"><text:bookmark-start text:name="__RefHeading___Toc17010_548043565"/><text:bookmark-start text:name="_Toc78396304"/><text:bookmark-start text:name="_Toc78401378"/>Printing out pair elements, Jan. 6, 19<text:bookmark-end text:name="__RefHeading___Toc17010_548043565"/><text:bookmark-end text:name="_Toc78396304"/><text:bookmark-end text:name="_Toc78401378"/></text:h>
      <text:p text:style-name="Textbody"><text:s text:c="4"/>for (unsigned int i = 0; i&lt; vector_pair.size(); ++i)</text:p>
      <text:p text:style-name="Textbody"><text:s text:c="4"/>{</text:p>
      <text:p text:style-name="P298"><text:tab/>std::cout &lt;&lt; " <text:s text:c="3"/>" &lt;&lt; vector_pair[i].first &lt;&lt; " " &lt;&lt; vector_pair[i].second &lt;&lt; std::endl;</text:p>
      <text:p text:style-name="P299"><text:s text:c="3"/>}</text:p>
      <text:p text:style-name="Textbody"><text:a xlink:href="https://stackoverflow.com/questions/19228994/how-to-print-a-type-vectorpairchar-int-to-screen-c" office:target-frame-name="_top" xlink:show="replace"><text:span text:style-name="T300">https://stackoverflow.com/questions/19228994/how-to-print-a-type-vectorpairchar-int-to-screen-c</text:span></text:a></text:p>
      <text:h text:style-name="Heading3" text:outline-level="3"><text:bookmark-start text:name="__RefHeading___Toc17012_548043565"/><text:bookmark-start text:name="_Toc78396305"/><text:bookmark-start text:name="_Toc78401379"/><text:soft-page-break/>Reordering pair elements according to one set of numbers, Jan. 6, 19<text:bookmark-end text:name="__RefHeading___Toc17012_548043565"/><text:bookmark-end text:name="_Toc78396305"/><text:bookmark-end text:name="_Toc78401379"/></text:h>
      <text:p text:style-name="Textbody"><text:s text:c="4"/>for(unsigned int k =<text:s/>0; k&lt;21; ++k)</text:p>
      <text:p text:style-name="Textbody"><text:s text:c="4"/>{</text:p>
      <text:p text:style-name="Textbody"><text:s text:c="6"/>for(unsigned int i=0; i&lt;21; ++i)</text:p>
      <text:p text:style-name="Textbody"><text:s text:c="6"/>{</text:p>
      <text:p text:style-name="Textbody"><text:s text:c="8"/>if(vector_pair[i].first==raw_H_double_vector[20-k])</text:p>
      <text:p text:style-name="Textbody"><text:s text:c="8"/>{</text:p>
      <text:p text:style-name="Textbody"><text:s text:c="12"/>vector_pair_reorder.push_back(vector_pair[i]);</text:p>
      <text:p text:style-name="Textbody"><text:s text:c="12"/>break;</text:p>
      <text:p text:style-name="Textbody"><text:s text:c="8"/>}</text:p>
      <text:p text:style-name="Textbody"><text:s text:c="6"/>}</text:p>
      <text:p text:style-name="P301">}</text:p>
      <text:h text:style-name="Heading2" text:outline-level="2"><text:bookmark-start text:name="__RefHeading___Toc10627_406370743"/><text:bookmark-start text:name="_Toc78396299"/><text:bookmark-start text:name="_Toc78401373"/>Memory<text:bookmark-end text:name="__RefHeading___Toc10627_406370743"/><text:bookmark-end text:name="_Toc78396299"/><text:bookmark-end text:name="_Toc78401373"/></text:h>
      <text:p text:style-name="Textbody">The<text:s/>memory of data members of a class is continuous.</text:p>
      <text:p text:style-name="Textbody">Source: P266, c++ course.</text:p>
      <text:p text:style-name="Textbody"/>
      <text:p text:style-name="Textbody">The memory of array elements is continuous.</text:p>
      <text:p text:style-name="Textbody">Source: eclipse test or</text:p>
      <text:p text:style-name="Textbody"><text:a xlink:href="https://stackoverflow.com/questions/6632915/is-the-memory-in-stdarray-contiguous" office:target-frame-name="_top" xlink:show="replace">https://stackoverflow.com/questions/6632915/is-the-memory-in-stdarray-contiguous</text:a></text:p>
      <text:p text:style-name="P302"/>
      <text:h text:style-name="Heading1" text:outline-level="1"><text:bookmark-start text:name="__RefHeading__12967_2134843222"/><text:bookmark-start text:name="_Toc78396306"/><text:bookmark-start text:name="_Toc78401380"/>Function<text:bookmark-end text:name="__RefHeading__12967_2134843222"/><text:bookmark-end text:name="_Toc78396306"/><text:bookmark-end text:name="_Toc78401380"/></text:h>
      <text:h text:style-name="Heading2" text:outline-level="2"><text:bookmark-start text:name="__RefHeading__13092_2134843222"/><text:bookmark-start text:name="_Toc78396308"/><text:bookmark-start text:name="_Toc78401382"/>Function overloading, Lecture 52<text:bookmark-end text:name="__RefHeading__13092_2134843222"/><text:bookmark-end text:name="_Toc78396308"/><text:bookmark-end text:name="_Toc78401382"/></text:h>
      <text:p text:style-name="Textbody">Writing two or more functions with the same name, but with different set of parameters is called function overloading.</text:p>
      <text:p text:style-name="Textbody">Functions must differ in the type or the number of arguments they take, not by the different return types.</text:p>
      <text:p text:style-name="Textbody">See the practice for the example.</text:p>
      <text:h text:style-name="P303" text:outline-level="2">Inline functions</text:h>
      <text:p text:style-name="P304">An introduction can be found at</text:p>
      <text:p text:style-name="Textbody"><text:a xlink:href="https://www.geeksforgeeks.org/inline-functions-cpp/" office:target-frame-name="_top" xlink:show="replace"><text:span text:style-name="T305">https://www.geeksforgeeks.org/inline-functions-cpp/</text:span></text:a></text:p>
      <text:p text:style-name="P306">which is not useful for me.</text:p>
      <text:h text:style-name="Heading1" text:outline-level="1"><text:bookmark-start text:name="__RefHeading__13234_2134843222"/><text:bookmark-start text:name="_Toc78396310"/><text:bookmark-start text:name="_Toc78401384"/><text:soft-page-break/>class<text:bookmark-end text:name="__RefHeading__13234_2134843222"/><text:bookmark-end text:name="_Toc78396310"/><text:bookmark-end text:name="_Toc78401384"/></text:h>
      <text:h text:style-name="Heading2" text:outline-level="2"><text:bookmark-start text:name="__RefHeading___Toc25192_1918475198"/><text:bookmark-start text:name="_Toc78396316"/><text:bookmark-start text:name="_Toc78401390"/><text:bookmark-start text:name="__RefHeading__13236_2134843222"/><text:bookmark-start text:name="_Toc78396311"/><text:bookmark-start text:name="_Toc78401385"/>Constructor<text:bookmark-end text:name="__RefHeading___Toc25192_1918475198"/><text:bookmark-end text:name="_Toc78396316"/><text:bookmark-end text:name="_Toc78401390"/></text:h>
      <text:h text:style-name="Heading3" text:outline-level="3"><text:bookmark-start text:name="__RefHeading___Toc8175_1293439819"/><text:bookmark-start text:name="_Toc78396319"/><text:bookmark-start text:name="_Toc78401393"/>calling the default constructor, Nov. 2, 2018<text:bookmark-end text:name="__RefHeading___Toc8175_1293439819"/><text:bookmark-end text:name="_Toc78396319"/><text:bookmark-end text:name="_Toc78401393"/></text:h>
      <text:p text:style-name="PreformattedText"><text:span text:style-name="SourceText">base a;</text:span></text:p>
      <text:p text:style-name="PreformattedText"><text:span text:style-name="SourceText">base a();</text:span></text:p>
      <text:p text:style-name="Textbody">The second one is declaring<text:s/>a function a() that returns a base object. :-)</text:p>
      <text:p text:style-name="Textbody"><text:a xlink:href="https://stackoverflow.com/questions/5300124/calling-the-default-constructor" office:target-frame-name="_top" xlink:show="replace">https://stackoverflow.com/questions/5300124/calling-the-default-constructor</text:a></text:p>
      <text:p text:style-name="Textbody"/>
      <text:p text:style-name="Textbody">checked on May 20, 2019</text:p>
      <text:p text:style-name="Textbody"><text:a xlink:href="https://stackoverflow.com/questions/180172/default-constructor-with-empty-brackets" office:target-frame-name="_top" xlink:show="replace">https://stackoverflow.com/questions/180172/default-constructor-with-empty-brackets</text:a></text:p>
      <text:h text:style-name="Heading3" text:outline-level="3"><text:bookmark-start text:name="__RefHeading___Toc25194_1918475198"/><text:bookmark-start text:name="_Toc78396320"/><text:bookmark-start text:name="_Toc78401394"/><text:span text:style-name="SourceText">Move assignment operator</text:span><text:bookmark-end text:name="__RefHeading___Toc25194_1918475198"/><text:bookmark-end text:name="_Toc78396320"/><text:bookmark-end text:name="_Toc78401394"/></text:h>
      <text:p text:style-name="Textbody"><text:a xlink:href="https://stackoverflow.com/questions/3413470/what-is-stdmove-and-when-should-it-be-used?utm_medium=organic&amp;utm_source=google_rich_qa&amp;utm_campaign=google_rich_qa" office:target-frame-name="_top" xlink:show="replace">https://stackoverflow.com/questions/3413470/what-is-stdmove-and-when-should-it-be-used?utm_medium=organic&amp;utm_source=google_rich_qa&amp;utm_campaign=google_rich_qa</text:a></text:p>
      <text:h text:style-name="Heading2" text:outline-level="2"><text:bookmark-start text:name="__RefHeading__7145_61507977"/><text:bookmark-start text:name="_Toc78396321"/><text:bookmark-start text:name="_Toc78401395"/>Destructor, <text:s/>Lecture 61<text:bookmark-end text:name="__RefHeading__7145_61507977"/><text:bookmark-end text:name="_Toc78396321"/><text:bookmark-end text:name="_Toc78401395"/></text:h>
      <text:p text:style-name="Textbody">A destructor is also a special member function of a class that is executed whenever an object of its class goes out of scope or whenever the deleted expression is applied to a pointer to the object of that class.</text:p>
      <text:p text:style-name="Textbody">However, when deleting a pointer to the object of the class,</text:p>
      <text:list text:style-name="LFO11" text:continue-numbering="true">
        <text:list-item>
          <text:p text:style-name="P307">the compiler would not care whether another objects go out of scope, i.e., call the destructor.</text:p>
        </text:list-item>
        <text:list-item>
          <text:p text:style-name="P308">Any commands after the deletion would not be executed.</text:p>
        </text:list-item>
      </text:list>
      <text:p text:style-name="Textbody"/>
      <text:h text:style-name="Heading2" text:outline-level="2">access specifiers<text:bookmark-end text:name="__RefHeading__13236_2134843222"/><text:bookmark-end text:name="_Toc78396311"/><text:bookmark-end text:name="_Toc78401385"/></text:h>
      <text:p text:style-name="Textbody"><text:s/>An access specifier tells where whatever the functions and data we have declared in this class will be available. For example, outside the class or only inside the class.</text:p>
      <text:list text:style-name="LFO12" text:continue-numbering="true">
        <text:list-item>
          <text:p text:style-name="P309">'public :' tells the c++ that whatever we are going to write after it can be accessed from this class and also from outside this class;</text:p>
        </text:list-item>
        <text:list-item>
          <text:p text:style-name="P310">Protected variables (which are non-private) of a class can be accessed through the subclass of the class and are not accessible directly.</text:p>
        </text:list-item>
      </text:list>
      <text:h text:style-name="Heading2" text:outline-level="2"><text:bookmark-start text:name="__RefHeading___Toc25184_1918475198"/><text:bookmark-start text:name="_Toc78396312"/><text:bookmark-start text:name="_Toc78401386"/>Data member initialization<text:bookmark-end text:name="__RefHeading___Toc25184_1918475198"/><text:bookmark-end text:name="_Toc78396312"/><text:bookmark-end text:name="_Toc78401386"/></text:h>
      <text:h text:style-name="Heading3" text:outline-level="3"><text:bookmark-start text:name="__RefHeading___Toc25186_1918475198"/><text:bookmark-start text:name="_Toc78396313"/><text:bookmark-start text:name="_Toc78401387"/>In the class declaration, Dec. 30, 2018<text:bookmark-end text:name="__RefHeading___Toc25186_1918475198"/><text:bookmark-end text:name="_Toc78396313"/><text:bookmark-end text:name="_Toc78401387"/></text:h>
      <text:p text:style-name="Textbody">In C++11, non-<text:span text:style-name="SourceText">static</text:span><text:s/>data members,<text:s/><text:span text:style-name="SourceText">static constexpr</text:span><text:s/>data members, and<text:s/><text:span text:style-name="SourceText">static const</text:span><text:s/>data members of integral or enumeration type may be initialized in the class declaration. e.g.</text:p>
      <text:p text:style-name="PreformattedText"><text:span text:style-name="SourceText">struct X {</text:span></text:p>
      <text:p text:style-name="PreformattedText"><text:span text:style-name="SourceText"><text:s text:c="4"/>int i=5;</text:span></text:p>
      <text:p text:style-name="PreformattedText"><text:span text:style-name="SourceText"><text:s text:c="4"/>const float f=</text:span><text:span text:style-name="SourceText">3.12f;</text:span></text:p>
      <text:p text:style-name="PreformattedText"><text:span text:style-name="SourceText"><text:s text:c="4"/>static const int j=42;</text:span></text:p>
      <text:p text:style-name="PreformattedText"><text:span text:style-name="SourceText"><text:s text:c="4"/>static constexpr float g=9.5f;</text:span></text:p>
      <text:soft-page-break/>
      <text:p text:style-name="P311"><text:span text:style-name="SourceText">};</text:span></text:p>
      <text:p text:style-name="Textbody"><text:a xlink:href="https://stackoverflow.com/questions/9141950/initializing-const-member-within-class-declaration-in-c" office:target-frame-name="_top" xlink:show="replace">https://stackoverflow.com/questions/9141950/initializing-const-member-within-class-declaration-in-c</text:a></text:p>
      <text:p text:style-name="Textbody"/>
      <text:h text:style-name="Heading3" text:outline-level="3"><text:bookmark-start text:name="__RefHeading___Toc25188_1918475198"/><text:bookmark-start text:name="_Toc78396314"/><text:bookmark-start text:name="_Toc78401388"/>Outside the class declaration, Dec. 30, 2018<text:bookmark-end text:name="__RefHeading___Toc25188_1918475198"/><text:bookmark-end text:name="_Toc78396314"/><text:bookmark-end text:name="_Toc78401388"/></text:h>
      <text:p text:style-name="PreformattedText"><text:span text:style-name="SourceText">class A</text:span></text:p>
      <text:p text:style-name="PreformattedText"><text:span text:style-name="SourceText">{</text:span></text:p>
      <text:p text:style-name="PreformattedText"><text:span text:style-name="SourceText"><text:s text:c="2"/>static const int a; //declaration</text:span></text:p>
      <text:p text:style-name="PreformattedText"><text:span text:style-name="SourceText">};</text:span></text:p>
      <text:p text:style-name="PreformattedText"/>
      <text:p text:style-name="P312"><text:span text:style-name="SourceText">const int A::a = 10; //defining the static member outside the class</text:span></text:p>
      <text:p text:style-name="Textbody"><text:a xlink:href="https://stackoverflow.com/questions/14495536/how-to-initialize-const-member-variable-in-a-class" office:target-frame-name="_top" xlink:show="replace">https://stackoverflow.com/questions/14495536/how-to-initialize-const-member-variable-in-a-class</text:a></text:p>
      <text:p text:style-name="Textbody"/>
      <text:h text:style-name="Heading3" text:outline-level="3"><text:bookmark-start text:name="__RefHeading___Toc25190_1918475198"/><text:bookmark-start text:name="_Toc78396315"/><text:bookmark-start text:name="_Toc78401389"/>Static variable, Oct. 17, 2018<text:bookmark-end text:name="__RefHeading___Toc25190_1918475198"/><text:bookmark-end text:name="_Toc78396315"/><text:bookmark-end text:name="_Toc78401389"/></text:h>
      <text:p text:style-name="Textbody">Static variable is shared by all the objects.</text:p>
      <text:p text:style-name="Textbody"><text:a xlink:href="https://www.tutorialspoint.com/cplusplus/cpp_static_members.htm" office:target-frame-name="_top" xlink:show="replace">https://www.tutorialspoint.com/cplusplus/cpp_static_members.htm</text:a></text:p>
      <text:p text:style-name="Textbody"/>
      <text:h text:style-name="Heading3" text:outline-level="3"><text:bookmark-start text:name="__RefHeading___Toc14708_269518961"/><text:bookmark-start text:name="_Toc78396322"/><text:bookmark-start text:name="_Toc78401396"/>Method of calling a destructor, Feb. 14, 2019<text:bookmark-end text:name="__RefHeading___Toc14708_269518961"/><text:bookmark-end text:name="_Toc78396322"/><text:bookmark-end text:name="_Toc78401396"/></text:h>
      <text:p text:style-name="PreformattedText"><text:span text:style-name="T313">INT i;</text:span></text:p>
      <text:p text:style-name="P314"><text:span text:style-name="T315">i.~INT();</text:span></text:p>
      <text:p text:style-name="Textbody"/>
      <text:p text:style-name="Standard"><text:a xlink:href="https://stackoverflow.com/questions/16950828/actively-calling-a-destructor" office:target-frame-name="_top" xlink:show="replace"><text:span text:style-name="T316">https://stackoverflow.com/questions/16950828/actively-calling-a-destructor</text:span></text:a></text:p>
      <text:p text:style-name="P317"/>
      <text:h text:style-name="Heading2" text:outline-level="2"><text:bookmark-start text:name="__RefHeading___Toc3825_337972946"/><text:bookmark-start text:name="_Toc78396323"/><text:bookmark-start text:name="_Toc78401397"/>Built-in classes<text:bookmark-end text:name="__RefHeading___Toc3825_337972946"/><text:bookmark-end text:name="_Toc78396323"/><text:bookmark-end text:name="_Toc78401397"/></text:h>
      <text:h text:style-name="Heading3" text:outline-level="3"><text:bookmark-start text:name="__RefHeading___Toc3827_337972946"/><text:bookmark-start text:name="_Toc78396324"/><text:bookmark-start text:name="_Toc78401398"/>Map class, 11-3-2018<text:bookmark-end text:name="__RefHeading___Toc3827_337972946"/><text:bookmark-end text:name="_Toc78396324"/><text:bookmark-end text:name="_Toc78401398"/></text:h>
      <text:p text:style-name="Textbody">S<text:span text:style-name="T318">ee the practice.</text:span></text:p>
      <text:p text:style-name="Textbody"/>
      <text:h text:style-name="Heading2" text:outline-level="2"><text:bookmark-start text:name="__RefHeading__1550_2046050055"/><text:bookmark-start text:name="_Toc78396325"/><text:bookmark-start text:name="_Toc78401399"/>Derived class<text:bookmark-end text:name="__RefHeading__1550_2046050055"/><text:bookmark-end text:name="_Toc78396325"/><text:bookmark-end text:name="_Toc78401399"/></text:h>
      <text:h text:style-name="Heading3" text:outline-level="3"><text:bookmark-start text:name="__RefHeading__1552_2046050055"/><text:bookmark-start text:name="_Toc78396326"/><text:bookmark-start text:name="_Toc78401400"/>Conversion<text:bookmark-end text:name="__RefHeading__1552_2046050055"/><text:bookmark-end text:name="_Toc78396326"/><text:bookmark-end text:name="_Toc78401400"/></text:h>
      <text:p text:style-name="P319">The type with which a reference/pointer is declared is said to be the static type of the reference/pointer.</text:p>
      <text:p text:style-name="P320"/>
      <text:p text:style-name="P321">The actual type of the object is said to be the dynamic type of that reference/pointer.</text:p>
      <text:p text:style-name="P322"/>
      <text:p text:style-name="P323">Source: c++ course</text:p>
      <text:p text:style-name="P324"/>
      <text:p text:style-name="P325">IMHO: Virtual member functions only work when there<text:s/>exist a conversion.</text:p>
      <text:p text:style-name="P326"/>
      <text:h text:style-name="Heading2" text:outline-level="2"><text:bookmark-start text:name="__RefHeading__13238_2134843222"/><text:bookmark-start text:name="_Toc78396327"/><text:bookmark-start text:name="_Toc78401401"/><text:soft-page-break/>object<text:bookmark-end text:name="__RefHeading__13238_2134843222"/><text:bookmark-end text:name="_Toc78396327"/><text:bookmark-end text:name="_Toc78401401"/></text:h>
      <text:p text:style-name="Normal"><text:bookmark-start text:name="__RefHeading___Toc10551_406370743"/><text:bookmark-start text:name="_Toc78396328"/><text:bookmark-start text:name="_Toc78401402"/>We can create a pointer to a class or an object to a class. For example,</text:p>
      <text:p text:style-name="Normal"><text:s text:c="4"/>example_class&lt;int&gt; object_class;</text:p>
      <text:p text:style-name="P327">example_class&lt;int&gt; *pointer_object_class;</text:p>
      <text:p text:style-name="Normal">where example_class is a class.</text:p>
      <text:h text:style-name="Heading3" text:outline-level="3">Use another class as a private member, 19-4-2018<text:bookmark-end text:name="__RefHeading___Toc10551_406370743"/><text:bookmark-end text:name="_Toc78396328"/><text:bookmark-end text:name="_Toc78401402"/></text:h>
      <text:p text:style-name="PreformattedText"><text:span text:style-name="SourceText">class Splash{</text:span></text:p>
      <text:p text:style-name="PreformattedText"><text:span text:style-name="SourceText"><text:s text:c="3"/>private:</text:span></text:p>
      <text:p text:style-name="PreformattedText"><text:span text:style-name="SourceText"><text:s text:c="5"/>Emitter* ps;</text:span></text:p>
      <text:p text:style-name="PreformattedText"><text:span text:style-name="SourceText"><text:s text:c="3"/>public:</text:span></text:p>
      <text:p text:style-name="PreformattedText"><text:span text:style-name="SourceText"><text:s text:c="5"/>Splash() { ps = new Emitter(100,200,400); }</text:span></text:p>
      <text:p text:style-name="PreformattedText"><text:span text:style-name="SourceText">...</text:span></text:p>
      <text:p text:style-name="PreformattedText"/>
      <text:p text:style-name="P328"><text:span text:style-name="SourceText">};</text:span></text:p>
      <text:p text:style-name="Textbody"><text:a xlink:href="https://stackoverflow.com/questions/11852645/how-to-create-an-object-inside-another-class-with-a-constructor/11852806#11852806?newreg=ce975f9237ca450baf585ed8d17257fa" office:target-frame-name="_top" xlink:show="replace">https://stackoverflow.com/questions/11852645/how-to-create-an-object-inside-another-class-with-a-constructor/11852806#11852806?newreg=ce975f9237ca450baf585ed8d17257fa</text:a></text:p>
      <text:p text:style-name="Textbody"/>
      <text:h text:style-name="Heading2" text:outline-level="2"><text:bookmark-start text:name="__RefHeading__8376_1246271850"/><text:bookmark-start text:name="_Toc78396329"/><text:bookmark-start text:name="_Toc78401403"/>Public inheritance, <text:s/>Lecture 69<text:bookmark-end text:name="__RefHeading__8376_1246271850"/><text:bookmark-end text:name="_Toc78396329"/><text:bookmark-end text:name="_Toc78401403"/></text:h>
      <text:p text:style-name="Textbody">To inherit from the base class, we need to define the base class beforehand. <text:s text:c="2"/>Nov. 1, 2018</text:p>
      <text:p text:style-name="Textbody"/>
      <text:h text:style-name="Heading3" text:outline-level="3"><text:bookmark-start text:name="__RefHeading___Toc8177_1293439819"/><text:bookmark-start text:name="_Toc78396330"/><text:bookmark-start text:name="_Toc78401404"/>Inherit from a base class with constructor parameters, Nov. 3, 2018<text:bookmark-end text:name="__RefHeading___Toc8177_1293439819"/><text:bookmark-end text:name="_Toc78396330"/><text:bookmark-end text:name="_Toc78401404"/></text:h>
      <text:p text:style-name="Textbody">Base class constructors are automatically called for you if they have no argument. If you want to call a superclass constructor with an argument,<text:s/><text:span text:style-name="T329">you must use the subclass's constructor initialization list</text:span>.</text:p>
      <text:p text:style-name="Normal"><text:span text:style-name="T330">T</text:span><text:span text:style-name="T331">he example can be</text:span><text:span text:style-name="T332"><text:s/>found at:</text:span></text:p>
      <text:p text:style-name="Normal"><text:span text:style-name="T333">C:\Users\LIUJI\Dropbox\2_deal.ii_code\step-4\include\1_real_valued\</text:span><text:s/><text:span text:style-name="T334">mainclass_step_4_real.h</text:span></text:p>
      <text:p text:style-name="Textbody"/>
      <text:h text:style-name="Heading3" text:outline-level="3"><text:bookmark-start text:name="__RefHeading___Toc8179_1293439819"/><text:bookmark-start text:name="_Toc78396331"/><text:bookmark-start text:name="_Toc78401405"/>constructor parameters shared by multiple classes, Nov. 3, 2018<text:bookmark-end text:name="__RefHeading___Toc8179_1293439819"/><text:bookmark-end text:name="_Toc78396331"/><text:bookmark-end text:name="_Toc78401405"/></text:h>
      <text:list text:style-name="LFO13" text:continue-numbering="true">
        <text:list-item>
          <text:p text:style-name="P335">Point a main class, which receives arguments when running.</text:p>
        </text:list-item>
        <text:list-item>
          <text:p text:style-name="P336">Assign<text:s/>constructors for other classes which can receive arguments when defining objects in the main class</text:p>
        </text:list-item>
      </text:list>
      <text:p text:style-name="Textbody">An example can be found in step-4/Poisson/u=exp</text:p>
      <text:h text:style-name="Heading3" text:outline-level="3"><text:bookmark-start text:name="__RefHeading___Toc8181_1293439819"/><text:bookmark-start text:name="_Toc78396332"/><text:bookmark-start text:name="_Toc78401406"/>Ctor-initializor combined with class inheritance, Nov. 5, 2018<text:bookmark-end text:name="__RefHeading___Toc8181_1293439819"/><text:bookmark-end text:name="_Toc78396332"/><text:bookmark-end text:name="_Toc78401406"/></text:h>
      <text:p text:style-name="Textbody">An example can be found at:</text:p>
      <text:p text:style-name="Normal"><text:span text:style-name="T337">C:\Users\LIUJI\Dro</text:span><text:span text:style-name="T338">pbox\2_deal.ii_code\step-4\include\1_real_valued\</text:span><text:s/><text:span text:style-name="T339">exact_solution_step_4_real.h</text:span></text:p>
      <text:p text:style-name="Textbody"/>
      <text:h text:style-name="Heading2" text:outline-level="2"><text:bookmark-start text:name="__RefHeading__10234_457970875"/><text:bookmark-start text:name="_Toc78396333"/><text:bookmark-start text:name="_Toc78401407"/><text:soft-page-break/>'this' keyword,<text:bookmark-end text:name="__RefHeading__10234_457970875"/><text:bookmark-end text:name="_Toc78396333"/><text:bookmark-end text:name="_Toc78401407"/></text:h>
      <text:h text:style-name="Heading3" text:outline-level="3"><text:bookmark-start text:name="__RefHeading___Toc23436_2131971246"/><text:bookmark-start text:name="_Toc78396334"/><text:bookmark-start text:name="_Toc78401408"/>Base class template dependent, Mar. 22, 2019<text:bookmark-end text:name="__RefHeading___Toc23436_2131971246"/><text:bookmark-end text:name="_Toc78396334"/><text:bookmark-end text:name="_Toc78401408"/></text:h>
      <text:p text:style-name="Textbody">Using “this” when accessing elements of a base class that is template dependent.</text:p>
      <text:p text:style-name="Textbody"><text:a xlink:href="https://www.dealii.org/9.0.0/doxygen/deal.II/step_7.html" office:target-frame-name="_top" xlink:show="replace">https://www.dealii.org/9.0.0/doxygen/deal.II/step_7.html</text:a></text:p>
      <text:p text:style-name="Textbody"/>
      <text:h text:style-name="Heading3" text:outline-level="3"><text:bookmark-start text:name="_Toc78396335"/><text:bookmark-start text:name="_Toc78401409"/><text:span text:style-name="T340">Ex</text:span>perience, Sep. 11, 2020<text:bookmark-end text:name="_Toc78396335"/><text:bookmark-end text:name="_Toc78401409"/></text:h>
      <text:p text:style-name="Textbody">When a variable is belong to the base class, we should use this-&gt; before it;</text:p>
      <text:p text:style-name="Textbody">when a variable appears both in the base class and the<text:s/>current class, the variable denotes the value in the current class whether using or not using this-&gt; before it.<text:bookmark-start text:name="__RefHeading___Toc23438_2131971246"/></text:p>
      <text:h text:style-name="Heading3" text:outline-level="3"><text:bookmark-start text:name="_Toc78396336"/><text:bookmark-start text:name="_Toc78401410"/>Lecture 78<text:bookmark-end text:name="__RefHeading___Toc23438_2131971246"/><text:bookmark-end text:name="_Toc78396336"/><text:bookmark-end text:name="_Toc78401410"/></text:h>
      <text:p text:style-name="Textbody">When we use the same name for the parameter and the private variable, we can use this-&gt;variable name to represent the latter.</text:p>
      <text:p text:style-name="Standard"><text:span text:style-name="T341">class</text:span><text:span text:style-name="T342"><text:s/></text:span><text:span text:style-name="T343">Person</text:span><text:span text:style-name="T344">{</text:span></text:p>
      <text:p text:style-name="Standard"><text:span text:style-name="T345">private</text:span><text:span text:style-name="T346">:</text:span></text:p>
      <text:p text:style-name="Standard"><text:span text:style-name="T347"><text:tab/></text:span><text:span text:style-name="T348">int</text:span><text:span text:style-name="T349"><text:s/></text:span><text:span text:style-name="T350">age</text:span><text:span text:style-name="T351">;</text:span></text:p>
      <text:p text:style-name="Standard"><text:span text:style-name="T352">public</text:span><text:span text:style-name="T353">:</text:span></text:p>
      <text:p text:style-name="Standard"><text:span text:style-name="T354"><text:tab/></text:span><text:span text:style-name="T355">void</text:span><text:span text:style-name="T356"><text:s/></text:span><text:span text:style-name="T357">setAge</text:span><text:span text:style-name="T358">(</text:span><text:span text:style-name="T359">int</text:span><text:span text:style-name="T360"><text:s/>age){</text:span></text:p>
      <text:p text:style-name="Standard"><text:span text:style-name="T361"><text:tab/></text:span><text:span text:style-name="T362"><text:tab/></text:span><text:span text:style-name="T363">this</text:span><text:span text:style-name="T364">-&gt;</text:span><text:span text:style-name="T365">age</text:span><text:span text:style-name="T366"><text:s/>= age;</text:span></text:p>
      <text:p text:style-name="P367"><text:tab/>}</text:p>
      <text:p text:style-name="Standard"><text:span text:style-name="T368"><text:tab/></text:span><text:span text:style-name="T369">void</text:span><text:span text:style-name="T370"><text:s/></text:span><text:span text:style-name="T371">showAge</text:span><text:span text:style-name="T372">(){</text:span></text:p>
      <text:p text:style-name="Standard"><text:span text:style-name="T373"><text:tab/></text:span><text:span text:style-name="T374"><text:tab/>cout &lt;&lt;<text:s/></text:span><text:span text:style-name="T375">age</text:span><text:span text:style-name="T376"><text:s/>&lt;&lt;<text:s/></text:span><text:span text:style-name="T377">endl</text:span><text:span text:style-name="T378">;</text:span></text:p>
      <text:p text:style-name="P379"><text:tab/>}</text:p>
      <text:p text:style-name="P380">};</text:p>
      <text:p text:style-name="Standard"><text:span text:style-name="T381">int</text:span><text:span text:style-name="T382"><text:s/></text:span><text:span text:style-name="T383">main</text:span><text:span text:style-name="T384">() {</text:span></text:p>
      <text:p text:style-name="Standard"><text:span text:style-name="T385"><text:tab/></text:span><text:span text:style-name="T386">Person</text:span><text:span text:style-name="T387"><text:s/>bao;</text:span></text:p>
      <text:p text:style-name="P388"><text:tab/>bao.setAge(24);</text:p>
      <text:p text:style-name="P389"><text:tab/>bao.showAge();</text:p>
      <text:p text:style-name="Standard"><text:span text:style-name="T390"><text:tab/></text:span><text:span text:style-name="T391">return</text:span><text:span text:style-name="T392"><text:s/>0;</text:span></text:p>
      <text:p text:style-name="P393">}</text:p>
      <text:p text:style-name="Textbody"/>
      <text:h text:style-name="Heading2" text:outline-level="2"><text:bookmark-start text:name="__RefHeading__10420_457970875"/><text:bookmark-start text:name="_Toc78396339"/><text:bookmark-start text:name="_Toc78401413"/>Polymorphism in C++ and Virtual Functions /<text:s/>Methods, Lecture 80<text:bookmark-end text:name="__RefHeading__10420_457970875"/><text:bookmark-end text:name="_Toc78396339"/><text:bookmark-end text:name="_Toc78401413"/></text:h>
      <text:p text:style-name="Textbody">Polymorphism means that a call to a member function will cause a different function to be executed depending on the type of object that invokes the function.</text:p>
      <text:p text:style-name="Textbody">Aim: We want to execute the function in each derived class rather than the same function in the base class. Then I add 'virtual' before the function head in the base class.</text:p>
      <text:p text:style-name="Textbody">It is tricky that in the invoking function the parameter should be in 'Person &amp;p' form or 'Person *p' form(see below), except for 'Person p' form.</text:p>
      <text:p text:style-name="Standard"><text:span text:style-name="T394">void</text:span><text:span text:style-name="T395"><text:s/></text:span><text:span text:style-name="T396">whosThis</text:span><text:span text:style-name="T397">(</text:span><text:span text:style-name="T398">Person</text:span><text:span text:style-name="T399"><text:s/>&amp;</text:span><text:span text:style-name="T400">p</text:span><text:span text:style-name="T401">){</text:span></text:p>
      <text:p text:style-name="Standard"><text:span text:style-name="T402"><text:tab/></text:span><text:span text:style-name="T403">p</text:span><text:span text:style-name="T404">.introduce();</text:span></text:p>
      <text:p text:style-name="P405">}</text:p>
      <text:p text:style-name="Standard"><text:span text:style-name="T406">void</text:span><text:span text:style-name="T407"><text:s/></text:span><text:span text:style-name="T408">whosThis</text:span><text:span text:style-name="T409">(</text:span><text:span text:style-name="T410">Person</text:span><text:span text:style-name="T411"><text:s/>*p){</text:span></text:p>
      <text:p text:style-name="P412"><text:tab/>p-&gt;introduce();</text:p>
      <text:soft-page-break/>
      <text:p text:style-name="P413">}</text:p>
      <text:p text:style-name="Textbody">reference:<text:s/><text:a xlink:href="https://stackoverflow.com/questions/28771701/please-tell-me-why-virtual-function-is-not-working-in-the-following-code" office:target-frame-name="_top" xlink:show="replace">https://stackoverflow.com/questions/28771701/please-tell-me-why-virtual-function-is-not-working-in-the-following-code</text:a></text:p>
      <text:h text:style-name="Heading2" text:outline-level="2"><text:bookmark-start text:name="__RefHeading__10422_457970875"/><text:bookmark-start text:name="_Toc78396340"/><text:bookmark-start text:name="_Toc78401414"/>Virtual Function | Inherited Attributes, Hierarchical Nature, Lecture 81<text:bookmark-end text:name="__RefHeading__10422_457970875"/><text:bookmark-end text:name="_Toc78396340"/><text:bookmark-end text:name="_Toc78401414"/></text:h>
      <text:p text:style-name="Textbody">Virtual function is inherited from the first derived class till to the last derived class.</text:p>
      <text:p text:style-name="Textbody">The override specifier may be used to indicate that a virtual function is to be overridden.</text:p>
      <text:h text:style-name="Heading1" text:outline-level="1"><text:bookmark-start text:name="__RefHeading__68838_457970875"/><text:bookmark-start text:name="_Toc78396269"/><text:bookmark-start text:name="_Toc78401343"/><text:bookmark-start text:name="__RefHeading___Toc28981_2070464257"/><text:bookmark-start text:name="_Toc78396341"/><text:bookmark-start text:name="_Toc78401415"/><text:span text:style-name="T414">Name</text:span>space</text:h>
      <text:p text:style-name="Textbody">See</text:p>
      <text:p text:style-name="Textbody"><text:a xlink:href="https://www.geeksforgeeks.org/namespace-in-c/" office:target-frame-name="_top" xlink:show="replace"><text:span text:style-name="Hyperlink">https://www.geeksforgeeks.org/namespace-in-c/</text:span></text:a></text:p>
      <text:p text:style-name="Textbody">for an introduction.</text:p>
      <text:h text:style-name="Heading1" text:outline-level="1">Header file<text:bookmark-end text:name="__RefHeading__68838_457970875"/><text:bookmark-end text:name="_Toc78396269"/><text:bookmark-end text:name="_Toc78401343"/></text:h>
      <text:h text:style-name="Heading2" text:outline-level="2"><text:bookmark-start text:name="__RefHeading___Toc4230_4111360865"/><text:bookmark-start text:name="_Toc78396270"/><text:bookmark-start text:name="_Toc78401344"/>Linux<text:s/>header files, Mar. 24, 2019<text:bookmark-end text:name="__RefHeading___Toc4230_4111360865"/><text:bookmark-end text:name="_Toc78396270"/><text:bookmark-end text:name="_Toc78401344"/></text:h>
      <text:h text:style-name="Heading3" text:outline-level="3"><text:bookmark-start text:name="__RefHeading___Toc4232_4111360865"/><text:bookmark-start text:name="_Toc78396271"/><text:bookmark-start text:name="_Toc78401345"/>Location<text:bookmark-end text:name="__RefHeading___Toc4232_4111360865"/><text:bookmark-end text:name="_Toc78396271"/><text:bookmark-end text:name="_Toc78401345"/></text:h>
      <text:p text:style-name="Textbody">/usr/include/</text:p>
      <text:p text:style-name="Textbody">we cannot paste files into this file folder or change files in this folder. <text:s text:c="4"/>Oct. 30, 2019</text:p>
      <text:h text:style-name="Heading2" text:outline-level="2"><text:bookmark-start text:name="__RefHeading___Toc8655_1483463174"/><text:bookmark-start text:name="_Toc78396274"/><text:bookmark-start text:name="_Toc78401346"/>Application<text:bookmark-end text:name="__RefHeading___Toc8655_1483463174"/><text:bookmark-end text:name="_Toc78396274"/><text:bookmark-end text:name="_Toc78401346"/></text:h>
      <text:p text:style-name="Textbody">Deal with the complex number</text:p>
      <text:p text:style-name="Textbody">#include &lt;complex&gt;</text:p>
      <text:p text:style-name="Textbody">absolute, exp(), multiplication:</text:p>
      <text:p text:style-name="Textbody"><text:a xlink:href="http://en.cppreference.com/w/cpp/numeric/complex" office:target-frame-name="_top" xlink:show="replace">http://en.cppreference.com/w/cpp/numeric/complex</text:a></text:p>
      <text:h text:style-name="Heading2" text:outline-level="2"><text:bookmark-start text:name="__RefHeading___Toc23440_2131971246"/><text:bookmark-start text:name="_Toc78396357"/><text:bookmark-start text:name="_Toc78401347"/>Include guards, Mar. 21, 2019<text:bookmark-end text:name="__RefHeading___Toc23440_2131971246"/><text:bookmark-end text:name="_Toc78396357"/><text:bookmark-end text:name="_Toc78401347"/></text:h>
      <text:p text:style-name="Textbody">The guards's names of two header files cannot be the same.</text:p>
      <text:p text:style-name="Textbody">Otherwise, the content of one of the header files would be invalid.</text:p>
      <text:p text:style-name="Textbody"><text:a xlink:href="https://docs.microsoft.com/en-us/cpp/cpp/header-files-cpp?view=vs-2017" office:target-frame-name="_top" xlink:show="replace">https://docs.microsoft.com/en-us/cpp/cpp/header-files-cpp?view=vs-2017</text:a></text:p>
      <text:h text:style-name="Heading1" text:outline-level="1">Matrix<text:bookmark-end text:name="__RefHeading___Toc28981_2070464257"/><text:bookmark-end text:name="_Toc78396341"/><text:bookmark-end text:name="_Toc78401415"/></text:h>
      <text:h text:style-name="Heading2" text:outline-level="2"><text:bookmark-start text:name="__RefHeading___Toc28983_2070464257"/><text:bookmark-start text:name="_Toc78396342"/><text:bookmark-start text:name="_Toc78401416"/>Find the inverse matrix, 7-4-2018<text:bookmark-end text:name="__RefHeading___Toc28983_2070464257"/><text:bookmark-end text:name="_Toc78396342"/><text:bookmark-end text:name="_Toc78401416"/></text:h>
      <text:p text:style-name="Textbody"><text:a xlink:href="https://www.quora.com/How-do-I-make-a-C++-program-to-get-the-inverse-of-a-matrix-100-X-100" office:target-frame-name="_top" xlink:show="replace">https://www.quora.com/How-do-I-make-a-C++-program-to-get-the-inverse-of-a-matrix-100-X-100</text:a></text:p>
      <text:h text:style-name="Heading2" text:outline-level="2"><text:bookmark-start text:name="__RefHeading___Toc30276_2070464257"/><text:bookmark-start text:name="_Toc78396343"/><text:bookmark-start text:name="_Toc78401417"/>Segmentation fault, 15-4-2018<text:bookmark-end text:name="__RefHeading___Toc30276_2070464257"/><text:bookmark-end text:name="_Toc78396343"/><text:bookmark-end text:name="_Toc78401417"/></text:h>
      <text:p text:style-name="Textbody"><text:a xlink:href="https://stackoverflow.com/questions/1403150/how-do-you-dynamically-allocate-a-matrix?utm_medium=organic&amp;utm_source=google_rich_qa&amp;utm_campaign=google_rich_qa" office:target-frame-name="_top" xlink:show="replace">https://stackoverflow.com/questions/1403150/how-do-you-dynamically-allocate-a-matrix?utm_medium=organic&amp;utm_source=google_rich_qa&amp;utm_campaign=google_rich_qa</text:a></text:p>
      <text:p text:style-name="Textbody"/>
      <text:h text:style-name="Heading1" text:outline-level="1"><text:bookmark-start text:name="__RefHeading__7118_1901355308"/><text:bookmark-start text:name="_Toc78396344"/><text:bookmark-start text:name="_Toc78401418"/>Operation on files<text:bookmark-end text:name="__RefHeading__7118_1901355308"/><text:bookmark-end text:name="_Toc78396344"/><text:bookmark-end text:name="_Toc78401418"/></text:h>
      <text:h text:style-name="Heading2" text:outline-level="2"><text:bookmark-start text:name="__RefHeading___Toc25265_1918475198"/><text:bookmark-start text:name="_Toc78396346"/><text:bookmark-start text:name="_Toc78401420"/>Reading a text file into a variable<text:bookmark-end text:name="__RefHeading___Toc25265_1918475198"/><text:bookmark-end text:name="_Toc78396346"/><text:bookmark-end text:name="_Toc78401420"/></text:h>
      <text:h text:style-name="Heading3" text:outline-level="3"><text:bookmark-start text:name="docs-internal-guid-0536cbd7-11d9-bf46-fe"/><text:bookmark-start text:name="__RefHeading___Toc11115_1081874842"/><text:bookmark-start text:name="_Toc78396347"/><text:bookmark-start text:name="_Toc78401421"/><text:bookmark-end text:name="docs-internal-guid-0536cbd7-11d9-bf46-fe"/>Read matrix in a text file to an array in c++, 28-4-2018<text:bookmark-end text:name="__RefHeading___Toc11115_1081874842"/><text:bookmark-end text:name="_Toc78396347"/><text:bookmark-end text:name="_Toc78401421"/></text:h>
      <text:p text:style-name="Textbody"><text:s text:c="8"/>std::ifstream ifs_matrix;</text:p>
      <text:p text:style-name="Textbody"><text:s text:c="8"/>ifs_matrix.open ("matrixC_mat_5.txt");</text:p>
      <text:p text:style-name="Textbody"><text:s text:c="8"/></text:p>
      <text:p text:style-name="Textbody"><text:s text:c="8"/>for (int i = 0; i &lt; ts; i++)</text:p>
      <text:p text:style-name="Textbody"><text:s text:c="8"/>{</text:p>
      <text:p text:style-name="Textbody"><text:s text:c="12"/>for (int j = 0; j &lt; ts; j++)</text:p>
      <text:p text:style-name="Textbody"><text:s text:c="12"/>{</text:p>
      <text:p text:style-name="Textbody"><text:s text:c="16"/>ifs_matrix &gt;&gt; A[i][j];</text:p>
      <text:p text:style-name="Textbody"><text:s text:c="12"/>}</text:p>
      <text:p text:style-name="Textbody"><text:s text:c="8"/>}</text:p>
      <text:p text:style-name="Textbody"><text:s text:c="8"/>ifs_matrix.close();</text:p>
      <text:p text:style-name="Textbody"><text:bookmark-start text:name="docs-internal-guid-0536cbd7-11d9-e96a-a1"/><text:bookmark-end text:name="docs-internal-guid-0536cbd7-11d9-e96a-a1"/><text:a xlink:href="https://stackoverflow.com/questions/14516915/read-numeric-data-from-a-text-file-in-c" office:target-frame-name="_top" xlink:show="replace"><text:span text:style-name="T415">https://stackoverflow.com/questions/14516915/read-numeric-data-from-a-text-file-in-c</text:span></text:a></text:p>
      <text:p text:style-name="P416"/>
      <text:p text:style-name="Textbody">The implementation is located at</text:p>
      <text:p text:style-name="Textbody">Step-20 1D Diffusion_MM_DBC_axp1_psin_nocons</text:p>
      <text:p text:style-name="Textbody"/>
      <text:p text:style-name="Textbody">Note:</text:p>
      <text:p text:style-name="Textbody">while (my_T1_file &gt;&gt; var_double) allows looping over all the elements in a file.</text:p>
      <text:p text:style-name="Textbody"/>
      <text:h text:style-name="Heading3" text:outline-level="3"><text:bookmark-start text:name="__RefHeading___Toc25267_1918475198"/><text:bookmark-start text:name="_Toc78396348"/><text:bookmark-start text:name="_Toc78401422"/>Reading a text file line by line and extracting one of the elements<text:bookmark-end text:name="__RefHeading___Toc25267_1918475198"/><text:bookmark-end text:name="_Toc78396348"/><text:bookmark-end text:name="_Toc78401422"/></text:h>
      <text:list text:style-name="LFO14" text:continue-numbering="true">
        <text:list-item>
          <text:p text:style-name="P417">Define a double vector:</text:p>
        </text:list-item>
      </text:list>
      <text:p text:style-name="Textbody"><text:tab/>std::vector&lt;double&gt; var_double_vector(2,12);</text:p>
      <text:p text:style-name="Textbody"><text:s text:c="3"/><text:a xlink:href="http://www.cplusplus.com/reference/vector/vector/vector/" office:target-frame-name="_top" xlink:show="replace">http://www.cplusplus.com/reference/vector/vector/vector/</text:a></text:p>
      <text:list text:style-name="LFO15" text:continue-numbering="true">
        <text:list-item>
          <text:p text:style-name="P418">print a double vector:</text:p>
        </text:list-item>
      </text:list>
      <text:p text:style-name="Textbody"><text:s text:c="4"/>std::cout &lt;&lt; " <text:s/>The double vector is" &lt;&lt; " "; <text:s text:c="3"/></text:p>
      <text:p text:style-name="Textbody"><text:s text:c="4"/>for (auto i = var_double_vector.begin(); i != var_double_vector.end(); ++i)</text:p>
      <text:p text:style-name="Textbody"><text:s text:c="4"/>{</text:p>
      <text:p text:style-name="Textbody"><text:s text:c="8"/>std::cout &lt;&lt; *i &lt;&lt; " ";</text:p>
      <text:soft-page-break/>
      <text:p text:style-name="Textbody"><text:s text:c="4"/>}</text:p>
      <text:p text:style-name="Textbody"><text:s text:c="4"/>std::cout &lt;&lt; "\n";</text:p>
      <text:p text:style-name="Textbody"><text:a xlink:href="https://stackoverflow.com/questions/10750057/how-to-print-out-the-contents-of-a-vector" office:target-frame-name="_top" xlink:show="replace">https://stackoverflow.com/questions/10750057/how-to-print-out-the-contents-of-a-vector</text:a></text:p>
      <text:p text:style-name="Textbody"/>
      <text:list text:style-name="LFO16" text:continue-numbering="true">
        <text:list-item>
          <text:p text:style-name="P419">Define a string and a string vector:</text:p>
        </text:list-item>
      </text:list>
      <text:p text:style-name="Textbody"><text:s text:c="4"/><text:span text:style-name="T420">std::vector&lt;std::string&gt; var_string_vector;</text:span></text:p>
      <text:p text:style-name="Textbody"><text:span text:style-name="T421"><text:s text:c="4"/></text:span>std::string var_str = "I'm a string.";</text:p>
      <text:p text:style-name="Textbody"><text:s text:c="4"/></text:p>
      <text:p text:style-name="Textbody"><text:s text:c="4"/>std::fstream my_T1_file;</text:p>
      <text:p text:style-name="Textbody"><text:s text:c="4"/>my_T1_file.open ("integral_xi.txt",<text:s/>std::ofstream::in); <text:s text:c="3"/></text:p>
      <text:p text:style-name="Textbody"><text:s text:c="4"/>while(std::getline(my_T1_file, var_str))<text:tab/><text:tab/>// this allows looping over all lines</text:p>
      <text:p text:style-name="Textbody"><text:a xlink:href="https://stackoverflow.com/questions/3482064/counting-the-number-of-lines-in-a-text-file" office:target-frame-name="_top" xlink:show="replace">https://stackoverflow.com/questions/3482064/counting-the-number-of-lines-in-a-text-file</text:a></text:p>
      <text:p text:style-name="Textbody"><text:s text:c="4"/>{</text:p>
      <text:p text:style-name="Textbody"><text:s text:c="8"/>std::getline(my_T1_file, var_str);</text:p>
      <text:p text:style-name="Textbody">// <text:s text:c="8"/>std::cout &lt;&lt; ", var_str reads: "&lt;&lt; var_str &lt;&lt; std::endl; <text:s/></text:p>
      <text:list text:style-name="LFO17" text:continue-numbering="true">
        <text:list-item>
          <text:p text:style-name="P422">store a string to a string vector</text:p>
        </text:list-item>
      </text:list>
      <text:p text:style-name="Textbody"><text:s text:c="8"/>std::istringstream iss(var_str);</text:p>
      <text:p text:style-name="Textbody"><text:s text:c="8"/>std::vector&lt;std::string&gt; var_string_vector((std::istream_iterator&lt;std::string&gt;(iss)),</text:p>
      <text:p text:style-name="Textbody"><text:s text:c="40"/>std::istream_iterator&lt;std::string&gt;());</text:p>
      <text:p text:style-name="Textbody"><text:a xlink:href="https://www.fluentcpp.com/2017/04/21/how-to-split-a-string-in-c/" office:target-frame-name="_top" xlink:show="replace">https://www.fluentcpp.com/2017/04/21/how-to-split-a-string-in-c/</text:a></text:p>
      <text:list text:style-name="LFO18" text:continue-numbering="true">
        <text:list-item>
          <text:p text:style-name="P423">another way of printing a vector</text:p>
        </text:list-item>
      </text:list>
      <text:p text:style-name="Textbody"><text:s text:c="8"/>std::cout &lt;&lt; " <text:s/>At line " &lt;&lt; i &lt;&lt; ", <text:s/>the string vector is ";</text:p>
      <text:p text:style-name="Textbody"><text:s text:c="8"/>for (unsigned int i = 0; i &lt; var_string_vector.size(); i++) <text:s text:c="7"/>//</text:p>
      <text:p text:style-name="Textbody"><text:s text:c="8"/>{</text:p>
      <text:p text:style-name="Textbody"><text:s text:c="12"/>std::cout &lt;&lt; var_string_vector[i] &lt;&lt; " ";</text:p>
      <text:p text:style-name="Textbody"><text:s text:c="8"/>}</text:p>
      <text:p text:style-name="Textbody"><text:s text:c="8"/>std::cout &lt;&lt; "\n";</text:p>
      <text:list text:style-name="LFO19" text:continue-numbering="true">
        <text:list-item>
          <text:p text:style-name="P424">transferring a string to a double number</text:p>
        </text:list-item>
      </text:list>
      <text:p text:style-name="Textbody"><text:s text:c="8"/>var_double_vector[i] = std::stod(var_string_vector[3]);</text:p>
      <text:p text:style-name="Textbody"><text:s text:c="8"/><text:a xlink:href="http://www.cplusplus.com/reference/string/stod/" office:target-frame-name="_top" xlink:show="replace">http://www.cplusplus.com/reference/string/stod/</text:a></text:p>
      <text:p text:style-name="Textbody"><text:s text:c="8"/>i++;</text:p>
      <text:p text:style-name="Textbody"><text:s text:c="4"/>}</text:p>
      <text:p text:style-name="Textbody"><text:a xlink:href="http://www.cplusplus.com/forum/beginner/8388/" office:target-frame-name="_top" xlink:show="replace">http://www.cplusplus.com/forum/beginner/8388/</text:a></text:p>
      <text:p text:style-name="Textbody"/>
      <text:h text:style-name="Heading2" text:outline-level="2"><text:bookmark-start text:name="__RefHeading___Toc14263_1081874842"/><text:bookmark-start text:name="_Toc78396350"/><text:bookmark-start text:name="_Toc78401424"/>read .vtk file to a .txt file,<text:bookmark-end text:name="__RefHeading___Toc14263_1081874842"/><text:bookmark-end text:name="_Toc78396350"/><text:bookmark-end text:name="_Toc78401424"/></text:h>
      <text:h text:style-name="Heading3" text:outline-level="3"><text:bookmark-start text:name="__RefHeading___Toc17021_548043565"/><text:bookmark-start text:name="_Toc78396351"/><text:bookmark-start text:name="_Toc78401425"/>Rename .vtk file to .txt file,<text:s/>Jan. 22, 2019<text:bookmark-end text:name="__RefHeading___Toc17021_548043565"/><text:bookmark-end text:name="_Toc78396351"/><text:bookmark-end text:name="_Toc78401425"/></text:h>
      <text:p text:style-name="Textbody">// <text:s text:c="2"/>rename("solution-1d.vtk", "newname.txt"); <text:s text:c="3"/></text:p>
      <text:p text:style-name="Standard"/>
      <text:h text:style-name="Heading1" text:outline-level="1"><text:bookmark-start text:name="__RefHeading__7138_1901355308"/><text:bookmark-start text:name="_Toc78396359"/><text:bookmark-start text:name="_Toc78401430"/>Tricky skills<text:bookmark-end text:name="__RefHeading__7138_1901355308"/><text:bookmark-end text:name="_Toc78396359"/><text:bookmark-end text:name="_Toc78401430"/></text:h>
      <text:h text:style-name="Heading2" text:outline-level="2"><text:bookmark-start text:name="__RefHeading__10940_457970875"/><text:bookmark-start text:name="_Toc78396360"/><text:bookmark-start text:name="_Toc78401431"/><text:span text:style-name="SourceText">int main(int argc, char *argv[])</text:span><text:bookmark-end text:name="__RefHeading__10940_457970875"/><text:bookmark-end text:name="_Toc78396360"/><text:bookmark-end text:name="_Toc78401431"/></text:h>
      <text:p text:style-name="Textbody">argc denotes the number of arguments we need to input.</text:p>
      <text:p text:style-name="Textbody">vector argv[] stores all the arguments we input.</text:p>
      <text:p text:style-name="Textbody"><text:a xlink:href="https://stackoverflow.com/questions/3024197/what-does-int-argc-char-argv-mean" office:target-frame-name="_top" xlink:show="replace"><text:span text:style-name="SourceText">https://stackoverflow.com/questions/3024197/what-does-int-argc-char-</text:span></text:a><text:a xlink:href="https://stackoverflow.com/questions/3024197/what-does-int-argc-char-argv-mean" office:target-frame-name="_top" xlink:show="replace"><text:span text:style-name="SourceText">argv-mean</text:span></text:a></text:p>
      <text:p text:style-name="Textbody"/>
      <text:h text:style-name="Heading2" text:outline-level="2"><text:bookmark-start text:name="__RefHeading__68833_457970875"/><text:bookmark-start text:name="_Toc78396363"/><text:bookmark-start text:name="_Toc78401434"/><text:span text:style-name="SourceText">Creating a variable shared</text:span><text:span text:style-name="SourceText"><text:s/>by multiple classes,<text:s/></text:span></text:h>
      <text:p text:style-name="Normal"><text:span text:style-name="SourceText">P7 bottom, step-7</text:span><text:bookmark-end text:name="__RefHeading__68833_457970875"/><text:bookmark-end text:name="_Toc78396363"/><text:bookmark-end text:name="_Toc78401434"/><text:span text:style-name="SourceText">, deal.II.</text:span></text:p>
      <text:p text:style-name="Textbody"/>
      <text:h text:style-name="Heading2" text:outline-level="2"><text:bookmark-start text:name="__RefHeading__12190_58343666"/><text:bookmark-start text:name="_Toc78396364"/><text:bookmark-start text:name="_Toc78401435"/>replicated name<text:bookmark-end text:name="__RefHeading__12190_58343666"/><text:bookmark-end text:name="_Toc78396364"/><text:bookmark-end text:name="_Toc78401435"/></text:h>
      <text:h text:style-name="Heading3" text:outline-level="3"><text:bookmark-start text:name="__RefHeading__12192_58343666"/><text:bookmark-start text:name="_Toc78396365"/><text:bookmark-start text:name="_Toc78401436"/><text:span text:style-name="T425">swap function has already existed in the namespace std.</text:span><text:bookmark-end text:name="__RefHeading__12192_58343666"/><text:bookmark-end text:name="_Toc78396365"/><text:bookmark-end text:name="_Toc78401436"/></text:h>
      <text:p text:style-name="Standard"><text:a xlink:href="https://stackoverflow.com/questions/19789414/call-of-overloaded-swapfloat-float-" office:target-frame-name="_top" xlink:show="replace"><text:span text:style-name="T426">https://stackoverflow.com/question</text:span><text:span text:style-name="T427">s/19789414/call-of-overloaded-swapfloat-float-</text:span></text:a></text:p>
      <text:p text:style-name="Standard"><text:a xlink:href="https://stackoverflow.com/questions/19789414/call-of-overloaded-swapfloat-float-is-ambiguous" office:target-frame-name="_top" xlink:show="replace"><text:span text:style-name="T428">is-ambiguous</text:span></text:a></text:p>
      <text:h text:style-name="Heading2" text:outline-level="2"><text:bookmark-start text:name="__RefHeading___Toc15676_138230345"/><text:bookmark-start text:name="_Toc78396268"/><text:bookmark-start text:name="_Toc78401342"/>automatically update the source file without changing the content, May 12, 2019<text:bookmark-end text:name="__RefHeading___Toc15676_138230345"/><text:bookmark-end text:name="_Toc78396268"/><text:bookmark-end text:name="_Toc78401342"/></text:h>
      <text:p text:style-name="Textbody"><text:span text:style-name="T429">touch<text:s/></text:span><text:span text:style-name="T430">-m -t 09082000 step-20.cc; make; ./step-20 1 1 2 1</text:span><text:span text:style-name="T431"><text:line-break/></text:span></text:p>
      <text:p text:style-name="Textbody"><text:a xlink:href="https://stackoverflow.com/questions/8095415/update-file-but-not-alter-file-modify-date-can-it-be-done" office:target-frame-name="_top" xlink:show="replace"><text:span text:style-name="T432">https://stackoverflow.com/questions/8095415/update-file-but-not-</text:span></text:a><text:a xlink:href="https://stackoverflow.com/questions/8095415/update-file-but-not-alter-file-modify-date-can-it-be-done" office:target-frame-name="_top" xlink:show="replace"><text:span text:style-name="T433">alter-file-modify-date-can-it-be-done</text:span></text:a><text:bookmark-start text:name="__RefHeading__7140_1901355308"/><text:bookmark-end text:name="__RefHeading__7140_1901355308"/></text:p>
      <text:h text:style-name="Heading1" text:outline-level="1"><text:bookmark-start text:name="__RefHeading__7142_1901355308"/><text:s/><text:bookmark-start text:name="_Toc78396370"/><text:bookmark-start text:name="_Toc78401441"/>Traits<text:bookmark-end text:name="__RefHeading__7142_1901355308"/><text:bookmark-end text:name="_Toc78396370"/><text:bookmark-end text:name="_Toc78401441"/></text:h>
      <text:h text:style-name="Heading2" text:outline-level="2"><text:bookmark-start text:name="__RefHeading___Toc8657_1483463174"/><text:bookmark-start text:name="_Toc78396371"/><text:bookmark-start text:name="_Toc78401442"/><text:span text:style-name="T434">judge the trait of the input, 15-12-2017</text:span><text:bookmark-end text:name="__RefHeading___Toc8657_1483463174"/><text:bookmark-end text:name="_Toc78396371"/><text:bookmark-end text:name="_Toc78401442"/></text:h>
      <text:p text:style-name="Standard"><text:span text:style-name="T435">is_integral&lt;T&gt;::value;</text:span></text:p>
      <text:p text:style-name="Standard"><text:a xlink:href="http://www.cplusplus.com/reference/type_traits/is_integral/" office:target-frame-name="_top" xlink:show="replace"><text:span text:style-name="SourceText">http://www.cplusplus.com/</text:span><text:span text:style-name="SourceText">reference/type_traits/is_integral/</text:span></text:a></text:p>
      <text:p text:style-name="Standard"/>
      <text:h text:style-name="Heading2" text:outline-level="2"><text:bookmark-start text:name="__RefHeading___Toc8659_1483463174"/><text:bookmark-start text:name="_Toc78396372"/><text:bookmark-start text:name="_Toc78401443"/><text:span text:style-name="SourceText">Passing traits as traits parameters, 27-12-2017</text:span><text:bookmark-end text:name="__RefHeading___Toc8659_1483463174"/><text:bookmark-end text:name="_Toc78396372"/><text:bookmark-end text:name="_Toc78401443"/></text:h>
      <text:p text:style-name="Standard">Take 'unit-converter' as an example:</text:p>
      <text:p text:style-name="Standard"/>
      <text:p text:style-name="Standard"><text:span text:style-name="SourceText">template&lt;int v, Unit u&gt;</text:span></text:p>
      <text:soft-page-break/>
      <text:p text:style-name="Standard"><text:span text:style-name="SourceText">struct Measure</text:span></text:p>
      <text:p text:style-name="Standard"><text:span text:style-name="SourceText">{</text:span></text:p>
      <text:p text:style-name="Standard"><text:span text:style-name="SourceText"><text:tab/>static const int value = v;</text:span></text:p>
      <text:p text:style-name="Standard"><text:span text:style-name="SourceText"><text:tab/>static const Unit unit = u;</text:span></text:p>
      <text:p text:style-name="Standard"><text:span text:style-name="SourceText">};</text:span></text:p>
      <text:p text:style-name="Standard"/>
      <text:p text:style-name="Standard"><text:span text:style-name="SourceText">template&lt;typename T1, typename T2&gt;</text:span></text:p>
      <text:p text:style-name="Standard"><text:span text:style-name="SourceText">struct Measure_add</text:span></text:p>
      <text:p text:style-name="Standard"><text:span text:style-name="SourceText">{</text:span></text:p>
      <text:p text:style-name="Standard"><text:span text:style-name="SourceText"><text:tab/>const static int value = T1::value + T2::value;</text:span></text:p>
      <text:p text:style-name="Standard"><text:span text:style-name="SourceText"><text:tab/>const static Unit unit = T1::unit;</text:span></text:p>
      <text:p text:style-name="Standard"><text:span text:style-name="SourceText">};</text:span></text:p>
      <text:p text:style-name="Standard"/>
      <text:p text:style-name="Standard"><text:span text:style-name="SourceText">int main()</text:span></text:p>
      <text:p text:style-name="Standard"><text:span text:style-name="SourceText">{</text:span></text:p>
      <text:p text:style-name="Standard"><text:span text:style-name="SourceText"><text:tab/>std::cout &lt;&lt; Measure_add&lt; Measure&lt;10,Unit::m&gt;, Measure&lt;20,Unit::m&gt; &gt; &lt;&lt; std::endl;</text:span></text:p>
      <text:p text:style-name="Standard"><text:span text:style-name="SourceText"><text:tab/>return 0;</text:span></text:p>
      <text:p text:style-name="Standard"><text:span text:style-name="SourceText">}</text:span></text:p>
      <text:p text:style-name="Standard"/>
      <text:p text:style-name="Standard">This is done in Linux. However, we need to add typename before T1 in Windows.</text:p>
      <text:p text:style-name="Standard"><text:a xlink:href="https://stackoverflow.com/questions/36746410/traits-class-as-a-template-template-parameter" office:target-frame-name="_top" xlink:show="replace"><text:span text:style-name="SourceText">https://stackoverflow.com/questions/36746410/traits-class-as-a-templat</text:span><text:span text:style-name="SourceText">e-template-parameter</text:span></text:a></text:p>
      <text:p text:style-name="Standard"/>
      <text:p text:style-name="Standard"/>
      <text:h text:style-name="Heading2" text:outline-level="2"><text:bookmark-start text:name="__RefHeading___Toc8661_1483463174"/><text:bookmark-start text:name="_Toc78396373"/><text:bookmark-start text:name="_Toc78401444"/><text:span text:style-name="SourceText">convert the enum class elements to int value, 27-12-2017</text:span><text:bookmark-end text:name="__RefHeading___Toc8661_1483463174"/><text:bookmark-end text:name="_Toc78396373"/><text:bookmark-end text:name="_Toc78401444"/></text:h>
      <text:p text:style-name="PreformattedText">static_cast&lt;type&gt; (object);</text:p>
      <text:p text:style-name="PreformattedText"/>
      <text:p text:style-name="Standard"><text:span text:style-name="SourceText">static_cast&lt;int&gt;(Measure&lt;10,Unit::m&gt;::unit);</text:span></text:p>
      <text:p text:style-name="Standard"/>
      <text:p text:style-name="Standard"><text:span text:style-name="SourceText">In this way, we can get a corresponding int number of Unit::m;</text:span></text:p>
      <text:p text:style-name="Standard"><text:a xlink:href="https://en.wikipedia.org/wiki/Static_cast" office:target-frame-name="_top" xlink:show="replace"><text:span text:style-name="SourceText">https://en.wikipedia.org/wiki/Static_cast</text:span></text:a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Andale Sans UI" svg:font-family="Andale Sans UI" style:font-family-generic="system" style:font-pitch="variable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WenQuanYi Micro Hei" svg:font-family="WenQuanYi Micro Hei" style:font-family-generic="system" style:font-pitch="variable"/>
    <style:font-face style:name="monospace" svg:font-family="monospace" style:font-family-generic="roman" style:font-pitch="variable"/>
    <style:font-face style:name="inherit" svg:font-family="inherit" style:font-family-generic="system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00000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_7" style:display-name="WW_OutlineListStyle_7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1in" text:min-label-width="0.4in" text:list-level-position-and-space-mode="label-alignment">
          <style:list-level-label-alignment text:label-followed-by="listtab" fo:margin-left="1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ndale Sans U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925in"/>
        </style:tab-stops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7284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5319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fo:hyphenate="false"/>
    </style:style>
    <style:style style:name="TOC4" style:display-name="TOC 4" style:family="paragraph" style:parent-style-name="Normal" style:next-style-name="Normal" style:auto-update="true">
      <style:paragraph-properties fo:widows="2" fo:orphans="2" style:vertical-align="auto" fo:margin-bottom="0.0694in" fo:line-height="101%" fo:margin-left="0.4583in">
        <style:tab-stops/>
      </style:paragraph-properties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 fo:hyphenate="true"/>
    </style:style>
    <style:style style:name="TOC5" style:display-name="TOC 5" style:family="paragraph" style:parent-style-name="Normal" style:next-style-name="Normal" style:auto-update="true">
      <style:paragraph-properties fo:widows="2" fo:orphans="2" style:vertical-align="auto" fo:margin-bottom="0.0694in" fo:line-height="101%" fo:margin-left="0.6111in">
        <style:tab-stops/>
      </style:paragraph-properties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 fo:hyphenate="true"/>
    </style:style>
    <style:style style:name="TOC6" style:display-name="TOC 6" style:family="paragraph" style:parent-style-name="Normal" style:next-style-name="Normal" style:auto-update="true">
      <style:paragraph-properties fo:widows="2" fo:orphans="2" style:vertical-align="auto" fo:margin-bottom="0.0694in" fo:line-height="101%" fo:margin-left="0.7638in">
        <style:tab-stops/>
      </style:paragraph-properties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 fo:hyphenate="true"/>
    </style:style>
    <style:style style:name="TOC7" style:display-name="TOC 7" style:family="paragraph" style:parent-style-name="Normal" style:next-style-name="Normal" style:auto-update="true">
      <style:paragraph-properties fo:widows="2" fo:orphans="2" style:vertical-align="auto" fo:margin-bottom="0.0694in" fo:line-height="101%" fo:margin-left="0.9166in">
        <style:tab-stops/>
      </style:paragraph-properties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 fo:hyphenate="true"/>
    </style:style>
    <style:style style:name="TOC8" style:display-name="TOC 8" style:family="paragraph" style:parent-style-name="Normal" style:next-style-name="Normal" style:auto-update="true">
      <style:paragraph-properties fo:widows="2" fo:orphans="2" style:vertical-align="auto" fo:margin-bottom="0.0694in" fo:line-height="101%" fo:margin-left="1.0694in">
        <style:tab-stops/>
      </style:paragraph-properties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 fo:hyphenate="true"/>
    </style:style>
    <style:style style:name="TOC9" style:display-name="TOC 9" style:family="paragraph" style:parent-style-name="Normal" style:next-style-name="Normal" style:auto-update="true">
      <style:paragraph-properties fo:widows="2" fo:orphans="2" style:vertical-align="auto" fo:margin-bottom="0.0694in" fo:line-height="101%" fo:margin-left="1.2222in">
        <style:tab-stops/>
      </style:paragraph-properties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 fo:hyphenate="true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list-style style:name="WW_OutlineListStyle_6" style:display-name="WW_OutlineListStyle_6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1in" text:min-label-width="0.4in" text:list-level-position-and-space-mode="label-alignment">
          <style:list-level-label-alignment text:label-followed-by="listtab" fo:margin-left="1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5" style:display-name="WW_OutlineListStyle_5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4" style:display-name="WW_OutlineListStyle_4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" style:display-name="WW_OutlineListStyle_3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prefix=" 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prefix=" 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prefix=" " style:num-suffix=" 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prefix=" " style:num-suffix=" 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prefix=" " style:num-suffix=" 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8">
      <text:outline-level-style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prefix=" " style:num-suffix=" " style:num-format="1" text:display-levels="2">
        <style:list-level-properties text:space-before="1in" text:min-label-width="0.4in" text:list-level-position-and-space-mode="label-alignment">
          <style:list-level-label-alignment text:label-followed-by="listtab" fo:margin-left="1.4in" fo:text-indent="-0.4in"/>
        </style:list-level-properties>
      </text:outline-level-style>
      <text:outline-level-style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</text:outline-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7LVL1" style:family="text">
      <style:text-properties style:font-name="OpenSymbol" style:font-name-asian="OpenSymbol" style:font-name-complex="OpenSymbol"/>
    </style:style>
    <style:style style:name="WW_CharLFO17LVL2" style:family="text">
      <style:text-properties style:font-name="OpenSymbol" style:font-name-asian="OpenSymbol" style:font-name-complex="OpenSymbol"/>
    </style:style>
    <style:style style:name="WW_CharLFO17LVL3" style:family="text">
      <style:text-properties style:font-name="OpenSymbol" style:font-name-asian="OpenSymbol" style:font-name-complex="OpenSymbol"/>
    </style:style>
    <style:style style:name="WW_CharLFO17LVL4" style:family="text">
      <style:text-properties style:font-name="OpenSymbol" style:font-name-asian="OpenSymbol" style:font-name-complex="OpenSymbol"/>
    </style:style>
    <style:style style:name="WW_CharLFO17LVL5" style:family="text">
      <style:text-properties style:font-name="OpenSymbol" style:font-name-asian="OpenSymbol" style:font-name-complex="OpenSymbol"/>
    </style:style>
    <style:style style:name="WW_CharLFO17LVL6" style:family="text">
      <style:text-properties style:font-name="OpenSymbol" style:font-name-asian="OpenSymbol" style:font-name-complex="OpenSymbol"/>
    </style:style>
    <style:style style:name="WW_CharLFO17LVL7" style:family="text">
      <style:text-properties style:font-name="OpenSymbol" style:font-name-asian="OpenSymbol" style:font-name-complex="OpenSymbol"/>
    </style:style>
    <style:style style:name="WW_CharLFO17LVL8" style:family="text">
      <style:text-properties style:font-name="OpenSymbol" style:font-name-asian="OpenSymbol" style:font-name-complex="OpenSymbol"/>
    </style:style>
    <style:style style:name="WW_CharLFO17LVL9" style:family="text">
      <style:text-properties style:font-name="OpenSymbol" style:font-name-asian="OpenSymbol" style:font-name-complex="OpenSymbol"/>
    </style:style>
    <style:style style:name="WW_CharLFO18LVL1" style:family="text">
      <style:text-properties style:font-name="OpenSymbol" style:font-name-asian="OpenSymbol" style:font-name-complex="OpenSymbol"/>
    </style:style>
    <style:style style:name="WW_CharLFO18LVL2" style:family="text">
      <style:text-properties style:font-name="OpenSymbol" style:font-name-asian="OpenSymbol" style:font-name-complex="OpenSymbol"/>
    </style:style>
    <style:style style:name="WW_CharLFO18LVL3" style:family="text">
      <style:text-properties style:font-name="OpenSymbol" style:font-name-asian="OpenSymbol" style:font-name-complex="OpenSymbol"/>
    </style:style>
    <style:style style:name="WW_CharLFO18LVL4" style:family="text">
      <style:text-properties style:font-name="OpenSymbol" style:font-name-asian="OpenSymbol" style:font-name-complex="OpenSymbol"/>
    </style:style>
    <style:style style:name="WW_CharLFO18LVL5" style:family="text">
      <style:text-properties style:font-name="OpenSymbol" style:font-name-asian="OpenSymbol" style:font-name-complex="OpenSymbol"/>
    </style:style>
    <style:style style:name="WW_CharLFO18LVL6" style:family="text">
      <style:text-properties style:font-name="OpenSymbol" style:font-name-asian="OpenSymbol" style:font-name-complex="OpenSymbol"/>
    </style:style>
    <style:style style:name="WW_CharLFO18LVL7" style:family="text">
      <style:text-properties style:font-name="OpenSymbol" style:font-name-asian="OpenSymbol" style:font-name-complex="OpenSymbol"/>
    </style:style>
    <style:style style:name="WW_CharLFO18LVL8" style:family="text">
      <style:text-properties style:font-name="OpenSymbol" style:font-name-asian="OpenSymbol" style:font-name-complex="OpenSymbol"/>
    </style:style>
    <style:style style:name="WW_CharLFO18LVL9" style:family="text">
      <style:text-properties style:font-name="OpenSymbol" style:font-name-asian="OpenSymbol" style:font-name-complex="OpenSymbol"/>
    </style:style>
    <style:style style:name="WW_CharLFO19LVL1" style:family="text">
      <style:text-properties style:font-name="OpenSymbol" style:font-name-asian="OpenSymbol" style:font-name-complex="OpenSymbol"/>
    </style:style>
    <style:style style:name="WW_CharLFO19LVL2" style:family="text">
      <style:text-properties style:font-name="OpenSymbol" style:font-name-asian="OpenSymbol" style:font-name-complex="OpenSymbol"/>
    </style:style>
    <style:style style:name="WW_CharLFO19LVL3" style:family="text">
      <style:text-properties style:font-name="OpenSymbol" style:font-name-asian="OpenSymbol" style:font-name-complex="OpenSymbol"/>
    </style:style>
    <style:style style:name="WW_CharLFO19LVL4" style:family="text">
      <style:text-properties style:font-name="OpenSymbol" style:font-name-asian="OpenSymbol" style:font-name-complex="OpenSymbol"/>
    </style:style>
    <style:style style:name="WW_CharLFO19LVL5" style:family="text">
      <style:text-properties style:font-name="OpenSymbol" style:font-name-asian="OpenSymbol" style:font-name-complex="OpenSymbol"/>
    </style:style>
    <style:style style:name="WW_CharLFO19LVL6" style:family="text">
      <style:text-properties style:font-name="OpenSymbol" style:font-name-asian="OpenSymbol" style:font-name-complex="OpenSymbol"/>
    </style:style>
    <style:style style:name="WW_CharLFO19LVL7" style:family="text">
      <style:text-properties style:font-name="OpenSymbol" style:font-name-asian="OpenSymbol" style:font-name-complex="OpenSymbol"/>
    </style:style>
    <style:style style:name="WW_CharLFO19LVL8" style:family="text">
      <style:text-properties style:font-name="OpenSymbol" style:font-name-asian="OpenSymbol" style:font-name-complex="OpenSymbol"/>
    </style:style>
    <style:style style:name="WW_CharLFO19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5833in" text:min-label-width="0.25in" text:list-level-position-and-space-mode="label-alignment">
          <style:list-level-label-alignment text:label-followed-by="listtab" fo:margin-left="0.8333in" fo:text-indent="-0.25in"/>
        </style:list-level-properties>
        <style:text-properties style:font-name="OpenSymbol"/>
      </text:list-level-style-bullet>
      <text:list-level-style-bullet text:level="2" text:style-name="WW_CharLFO18LVL2" text:bullet-char="◦">
        <style:list-level-properties text:space-before="0.8333in" text:min-label-width="0.25in" text:list-level-position-and-space-mode="label-alignment">
          <style:list-level-label-alignment text:label-followed-by="listtab" fo:margin-left="1.0833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1.0833in" text:min-label-width="0.25in" text:list-level-position-and-space-mode="label-alignment">
          <style:list-level-label-alignment text:label-followed-by="listtab" fo:margin-left="1.3333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.3333in" text:min-label-width="0.25in" text:list-level-position-and-space-mode="label-alignment">
          <style:list-level-label-alignment text:label-followed-by="listtab" fo:margin-left="1.5833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1.5833in" text:min-label-width="0.25in" text:list-level-position-and-space-mode="label-alignment">
          <style:list-level-label-alignment text:label-followed-by="listtab" fo:margin-left="1.8333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1.8333in" text:min-label-width="0.25in" text:list-level-position-and-space-mode="label-alignment">
          <style:list-level-label-alignment text:label-followed-by="listtab" fo:margin-left="2.0833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2.0833in" text:min-label-width="0.25in" text:list-level-position-and-space-mode="label-alignment">
          <style:list-level-label-alignment text:label-followed-by="listtab" fo:margin-left="2.3333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2.3333in" text:min-label-width="0.25in" text:list-level-position-and-space-mode="label-alignment">
          <style:list-level-label-alignment text:label-followed-by="listtab" fo:margin-left="2.5833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.5833in" text:min-label-width="0.25in" text:list-level-position-and-space-mode="label-alignment">
          <style:list-level-label-alignment text:label-followed-by="listtab" fo:margin-left="2.8333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5881in" text:min-label-width="0.25in" text:list-level-position-and-space-mode="label-alignment">
          <style:list-level-label-alignment text:label-followed-by="listtab" fo:margin-left="0.8381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0.8381in" text:min-label-width="0.25in" text:list-level-position-and-space-mode="label-alignment">
          <style:list-level-label-alignment text:label-followed-by="listtab" fo:margin-left="1.0881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1.0881in" text:min-label-width="0.25in" text:list-level-position-and-space-mode="label-alignment">
          <style:list-level-label-alignment text:label-followed-by="listtab" fo:margin-left="1.338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.3381in" text:min-label-width="0.25in" text:list-level-position-and-space-mode="label-alignment">
          <style:list-level-label-alignment text:label-followed-by="listtab" fo:margin-left="1.5881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5881in" text:min-label-width="0.25in" text:list-level-position-and-space-mode="label-alignment">
          <style:list-level-label-alignment text:label-followed-by="listtab" fo:margin-left="1.8381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8381in" text:min-label-width="0.25in" text:list-level-position-and-space-mode="label-alignment">
          <style:list-level-label-alignment text:label-followed-by="listtab" fo:margin-left="2.0881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2.0881in" text:min-label-width="0.25in" text:list-level-position-and-space-mode="label-alignment">
          <style:list-level-label-alignment text:label-followed-by="listtab" fo:margin-left="2.3381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.3381in" text:min-label-width="0.25in" text:list-level-position-and-space-mode="label-alignment">
          <style:list-level-label-alignment text:label-followed-by="listtab" fo:margin-left="2.5881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5881in" text:min-label-width="0.25in" text:list-level-position-and-space-mode="label-alignment">
          <style:list-level-label-alignment text:label-followed-by="listtab" fo:margin-left="2.8381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Footer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ie Liu</dc:creator>
    <meta:creation-date>2017-11-25T12:28:00Z</meta:creation-date>
    <dc:date>2021-11-01T11:21:00Z</dc:date>
    <meta:template xlink:href="Normal.dotm" xlink:type="simple"/>
    <meta:editing-cycles>327</meta:editing-cycles>
    <meta:editing-duration>PT5791080S</meta:editing-duration>
    <meta:user-defined meta:name="Info 1"/>
    <meta:user-defined meta:name="Info 2"/>
    <meta:user-defined meta:name="Info 3"/>
    <meta:user-defined meta:name="Info 4"/>
    <meta:document-statistic meta:page-count="21" meta:paragraph-count="65" meta:word-count="4902" meta:character-count="32784" meta:row-count="232" meta:non-whitespace-character-count="27947"/>
  </office:meta>
</office:document-meta>
</file>